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left"/>
    </style:style>
    <style:style style:name="Tabla2.A" style:family="table-column">
      <style:table-column-properties style:column-width="9.119cm"/>
    </style:style>
    <style:style style:name="Tabla2.B" style:family="table-column">
      <style:table-column-properties style:column-width="4.648cm"/>
    </style:style>
    <style:style style:name="Tabla2.C" style:family="table-column">
      <style:table-column-properties style:column-width="3.233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A2" style:family="table-cell">
      <style:table-cell-properties style:vertical-align="middle" fo:padding-left="0.265cm" fo:padding-right="0.265cm" fo:padding-top="0.159cm" fo:padding-bottom="0.159cm" fo:border="0.05pt solid #dddddd"/>
    </style:style>
    <style:style style:name="Tabla2.B2" style:family="table-cell">
      <style:table-cell-properties style:vertical-align="middle" fo:padding-left="0.265cm" fo:padding-right="0.265cm" fo:padding-top="0.159cm" fo:padding-bottom="0.159cm" fo:border="0.05pt solid #dddddd"/>
    </style:style>
    <style:style style:name="Tabla2.C2" style:family="table-cell">
      <style:table-cell-properties style:vertical-align="middle" fo:padding-left="0.265cm" fo:padding-right="0.265cm" fo:padding-top="0.159cm" fo:padding-bottom="0.159cm" fo:border="0.05pt solid #dddddd"/>
    </style:style>
    <style:style style:name="Tabla2.A3" style:family="table-cell">
      <style:table-cell-properties style:vertical-align="middle" fo:padding-left="0.265cm" fo:padding-right="0.265cm" fo:padding-top="0.159cm" fo:padding-bottom="0.159cm" fo:border="0.05pt solid #dddddd"/>
    </style:style>
    <style:style style:name="Tabla2.B3" style:family="table-cell">
      <style:table-cell-properties style:vertical-align="middle" fo:padding-left="0.265cm" fo:padding-right="0.265cm" fo:padding-top="0.159cm" fo:padding-bottom="0.159cm" fo:border="0.05pt solid #dddddd"/>
    </style:style>
    <style:style style:name="Tabla2.C3" style:family="table-cell">
      <style:table-cell-properties style:vertical-align="middle" fo:padding-left="0.265cm" fo:padding-right="0.265cm" fo:padding-top="0.159cm" fo:padding-bottom="0.159cm" fo:border="0.05pt solid #dddddd"/>
    </style:style>
    <style:style style:name="Tabla2.A4" style:family="table-cell">
      <style:table-cell-properties style:vertical-align="middle" fo:padding-left="0.265cm" fo:padding-right="0.265cm" fo:padding-top="0.159cm" fo:padding-bottom="0.159cm" fo:border="0.05pt solid #dddddd"/>
    </style:style>
    <style:style style:name="Tabla2.B4" style:family="table-cell">
      <style:table-cell-properties style:vertical-align="middle" fo:padding-left="0.265cm" fo:padding-right="0.265cm" fo:padding-top="0.159cm" fo:padding-bottom="0.159cm" fo:border="0.05pt solid #dddddd"/>
    </style:style>
    <style:style style:name="Tabla2.C4" style:family="table-cell">
      <style:table-cell-properties style:vertical-align="middle" fo:padding-left="0.265cm" fo:padding-right="0.265cm" fo:padding-top="0.159cm" fo:padding-bottom="0.159cm" fo:border="0.05pt solid #dddddd"/>
    </style:style>
    <style:style style:name="Tabla2.A5" style:family="table-cell">
      <style:table-cell-properties style:vertical-align="middle" fo:padding-left="0.265cm" fo:padding-right="0.265cm" fo:padding-top="0.159cm" fo:padding-bottom="0.159cm" fo:border="0.05pt solid #dddddd"/>
    </style:style>
    <style:style style:name="Tabla2.B5" style:family="table-cell">
      <style:table-cell-properties style:vertical-align="middle" fo:padding-left="0.265cm" fo:padding-right="0.265cm" fo:padding-top="0.159cm" fo:padding-bottom="0.159cm" fo:border="0.05pt solid #dddddd"/>
    </style:style>
    <style:style style:name="Tabla2.C5" style:family="table-cell">
      <style:table-cell-properties style:vertical-align="middle" fo:padding-left="0.265cm" fo:padding-right="0.265cm" fo:padding-top="0.159cm" fo:padding-bottom="0.159cm" fo:border="0.05pt solid #dddddd"/>
    </style:style>
    <style:style style:name="Tabla2.A6" style:family="table-cell">
      <style:table-cell-properties style:vertical-align="middle" fo:padding-left="0.265cm" fo:padding-right="0.265cm" fo:padding-top="0.159cm" fo:padding-bottom="0.159cm" fo:border="0.05pt solid #dddddd"/>
    </style:style>
    <style:style style:name="Tabla2.B6" style:family="table-cell">
      <style:table-cell-properties style:vertical-align="middle" fo:padding-left="0.265cm" fo:padding-right="0.265cm" fo:padding-top="0.159cm" fo:padding-bottom="0.159cm" fo:border="0.05pt solid #dddddd"/>
    </style:style>
    <style:style style:name="Tabla2.C6" style:family="table-cell">
      <style:table-cell-properties style:vertical-align="middle" fo:padding-left="0.265cm" fo:padding-right="0.265cm" fo:padding-top="0.159cm" fo:padding-bottom="0.159cm" fo:border="0.05pt solid #dddddd"/>
    </style:style>
    <style:style style:name="Tabla2.A7" style:family="table-cell">
      <style:table-cell-properties style:vertical-align="middle" fo:padding-left="0.265cm" fo:padding-right="0.265cm" fo:padding-top="0.159cm" fo:padding-bottom="0.159cm" fo:border="0.05pt solid #dddddd"/>
    </style:style>
    <style:style style:name="Tabla2.B7" style:family="table-cell">
      <style:table-cell-properties style:vertical-align="middle" fo:padding-left="0.265cm" fo:padding-right="0.265cm" fo:padding-top="0.159cm" fo:padding-bottom="0.159cm" fo:border="0.05pt solid #dddddd"/>
    </style:style>
    <style:style style:name="Tabla2.C7" style:family="table-cell">
      <style:table-cell-properties style:vertical-align="middle" fo:padding-left="0.265cm" fo:padding-right="0.265cm" fo:padding-top="0.159cm" fo:padding-bottom="0.159cm" fo:border="0.05pt solid #dddddd"/>
    </style:style>
    <style:style style:name="Tabla2.A8" style:family="table-cell">
      <style:table-cell-properties style:vertical-align="middle" fo:padding-left="0.265cm" fo:padding-right="0.265cm" fo:padding-top="0.159cm" fo:padding-bottom="0.159cm" fo:border="0.05pt solid #dddddd"/>
    </style:style>
    <style:style style:name="Tabla2.B8" style:family="table-cell">
      <style:table-cell-properties style:vertical-align="middle" fo:padding-left="0.265cm" fo:padding-right="0.265cm" fo:padding-top="0.159cm" fo:padding-bottom="0.159cm" fo:border="0.05pt solid #dddddd"/>
    </style:style>
    <style:style style:name="Tabla2.C8" style:family="table-cell">
      <style:table-cell-properties style:vertical-align="middle" fo:padding-left="0.265cm" fo:padding-right="0.265cm" fo:padding-top="0.159cm" fo:padding-bottom="0.159cm" fo:border="0.05pt solid #dddddd"/>
    </style:style>
    <style:style style:name="Tabla2.A9" style:family="table-cell">
      <style:table-cell-properties style:vertical-align="middle" fo:padding-left="0.265cm" fo:padding-right="0.265cm" fo:padding-top="0.159cm" fo:padding-bottom="0.159cm" fo:border="0.05pt solid #dddddd"/>
    </style:style>
    <style:style style:name="Tabla2.B9" style:family="table-cell">
      <style:table-cell-properties style:vertical-align="middle" fo:padding-left="0.265cm" fo:padding-right="0.265cm" fo:padding-top="0.159cm" fo:padding-bottom="0.159cm" fo:border="0.05pt solid #dddddd"/>
    </style:style>
    <style:style style:name="Tabla2.C9" style:family="table-cell">
      <style:table-cell-properties style:vertical-align="middle" fo:padding-left="0.265cm" fo:padding-right="0.265cm" fo:padding-top="0.159cm" fo:padding-bottom="0.159cm" fo:border="0.05pt solid #dddddd"/>
    </style:style>
    <style:style style:name="Tabla2.A10" style:family="table-cell">
      <style:table-cell-properties style:vertical-align="middle" fo:padding-left="0.265cm" fo:padding-right="0.265cm" fo:padding-top="0.159cm" fo:padding-bottom="0.159cm" fo:border="0.05pt solid #dddddd"/>
    </style:style>
    <style:style style:name="Tabla2.C10" style:family="table-cell">
      <style:table-cell-properties style:vertical-align="middle" fo:padding-left="0.265cm" fo:padding-right="0.265cm" fo:padding-top="0.159cm" fo:padding-bottom="0.159cm" fo:border="0.05pt solid #dddddd"/>
    </style:style>
    <style:style style:name="Tabla3" style:family="table">
      <style:table-properties style:width="7.549cm" table:align="left"/>
    </style:style>
    <style:style style:name="Tabla3.A" style:family="table-column">
      <style:table-column-properties style:column-width="2.342cm"/>
    </style:style>
    <style:style style:name="Tabla3.B" style:family="table-column">
      <style:table-column-properties style:column-width="5.207cm"/>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A2" style:family="table-cell">
      <style:table-cell-properties style:vertical-align="middle" fo:padding-left="0.265cm" fo:padding-right="0.265cm" fo:padding-top="0.159cm" fo:padding-bottom="0.159cm" fo:border="0.05pt solid #dddddd"/>
    </style:style>
    <style:style style:name="Tabla3.B2" style:family="table-cell">
      <style:table-cell-properties style:vertical-align="middle" fo:padding-left="0.265cm" fo:padding-right="0.265cm" fo:padding-top="0.159cm" fo:padding-bottom="0.159cm" fo:border="0.05pt solid #dddddd"/>
    </style:style>
    <style:style style:name="Tabla3.A3" style:family="table-cell">
      <style:table-cell-properties style:vertical-align="middle" fo:padding-left="0.265cm" fo:padding-right="0.265cm" fo:padding-top="0.159cm" fo:padding-bottom="0.159cm" fo:border="0.05pt solid #dddddd"/>
    </style:style>
    <style:style style:name="Tabla3.B3" style:family="table-cell">
      <style:table-cell-properties style:vertical-align="middle" fo:padding-left="0.265cm" fo:padding-right="0.265cm" fo:padding-top="0.159cm" fo:padding-bottom="0.159cm" fo:border="0.05pt solid #dddddd"/>
    </style:style>
    <style:style style:name="Tabla4" style:family="table">
      <style:table-properties style:width="17cm" table:align="left"/>
    </style:style>
    <style:style style:name="Tabla4.A" style:family="table-column">
      <style:table-column-properties style:column-width="5.897cm"/>
    </style:style>
    <style:style style:name="Tabla4.B" style:family="table-column">
      <style:table-column-properties style:column-width="11.104cm"/>
    </style:style>
    <style:style style:name="Tabla4.1" style:family="table-row">
      <style:table-row-properties fo:background-color="transparent">
        <style:background-image/>
      </style:table-row-properties>
    </style:style>
    <style:style style:name="Tabla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A2" style:family="table-cell">
      <style:table-cell-properties style:vertical-align="middle" fo:padding-left="0.265cm" fo:padding-right="0.265cm" fo:padding-top="0.159cm" fo:padding-bottom="0.159cm" fo:border="0.05pt solid #dddddd"/>
    </style:style>
    <style:style style:name="Tabla4.B2" style:family="table-cell">
      <style:table-cell-properties style:vertical-align="middle" fo:padding-left="0.265cm" fo:padding-right="0.265cm" fo:padding-top="0.159cm" fo:padding-bottom="0.159cm" fo:border="0.05pt solid #dddddd"/>
    </style:style>
    <style:style style:name="Tabla4.A3" style:family="table-cell">
      <style:table-cell-properties style:vertical-align="middle" fo:padding-left="0.265cm" fo:padding-right="0.265cm" fo:padding-top="0.159cm" fo:padding-bottom="0.159cm" fo:border="0.05pt solid #dddddd"/>
    </style:style>
    <style:style style:name="Tabla4.B3" style:family="table-cell">
      <style:table-cell-properties style:vertical-align="middle" fo:padding-left="0.265cm" fo:padding-right="0.265cm" fo:padding-top="0.159cm" fo:padding-bottom="0.159cm" fo:border="0.05pt solid #dddddd"/>
    </style:style>
    <style:style style:name="Tabla4.A4" style:family="table-cell">
      <style:table-cell-properties style:vertical-align="middle" fo:padding-left="0.265cm" fo:padding-right="0.265cm" fo:padding-top="0.159cm" fo:padding-bottom="0.159cm" fo:border="0.05pt solid #dddddd"/>
    </style:style>
    <style:style style:name="Tabla4.B4" style:family="table-cell">
      <style:table-cell-properties style:vertical-align="middle" fo:padding-left="0.265cm" fo:padding-right="0.265cm" fo:padding-top="0.159cm" fo:padding-bottom="0.159cm" fo:border="0.05pt solid #dddddd"/>
    </style:style>
    <style:style style:name="Tabla4.A5" style:family="table-cell">
      <style:table-cell-properties style:vertical-align="middle" fo:padding-left="0.265cm" fo:padding-right="0.265cm" fo:padding-top="0.159cm" fo:padding-bottom="0.159cm" fo:border="0.05pt solid #dddddd"/>
    </style:style>
    <style:style style:name="Tabla4.B5" style:family="table-cell">
      <style:table-cell-properties style:vertical-align="middle" fo:padding-left="0.265cm" fo:padding-right="0.265cm" fo:padding-top="0.159cm" fo:padding-bottom="0.159cm" fo:border="0.05pt solid #dddddd"/>
    </style:style>
    <style:style style:name="Tabla4.A6" style:family="table-cell">
      <style:table-cell-properties style:vertical-align="middle" fo:padding-left="0.265cm" fo:padding-right="0.265cm" fo:padding-top="0.159cm" fo:padding-bottom="0.159cm" fo:border="0.05pt solid #dddddd"/>
    </style:style>
    <style:style style:name="Tabla4.B6" style:family="table-cell">
      <style:table-cell-properties style:vertical-align="middle" fo:padding-left="0.265cm" fo:padding-right="0.265cm" fo:padding-top="0.159cm" fo:padding-bottom="0.159cm" fo:border="0.05pt solid #dddddd"/>
    </style:style>
    <style:style style:name="Tabla5" style:family="table">
      <style:table-properties style:width="11.446cm" table:align="left"/>
    </style:style>
    <style:style style:name="Tabla5.A" style:family="table-column">
      <style:table-column-properties style:column-width="6.897cm"/>
    </style:style>
    <style:style style:name="Tabla5.B" style:family="table-column">
      <style:table-column-properties style:column-width="4.549cm"/>
    </style:style>
    <style:style style:name="Tabla5.1" style:family="table-row">
      <style:table-row-properties fo:background-color="transparent">
        <style:background-image/>
      </style:table-row-properties>
    </style:style>
    <style:style style:name="Tabla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5.A2" style:family="table-cell">
      <style:table-cell-properties style:vertical-align="middle" fo:padding-left="0.265cm" fo:padding-right="0.265cm" fo:padding-top="0.159cm" fo:padding-bottom="0.159cm" fo:border="0.05pt solid #dddddd"/>
    </style:style>
    <style:style style:name="Tabla5.B2" style:family="table-cell">
      <style:table-cell-properties style:vertical-align="middle" fo:padding-left="0.265cm" fo:padding-right="0.265cm" fo:padding-top="0.159cm" fo:padding-bottom="0.159cm" fo:border="0.05pt solid #dddddd"/>
    </style:style>
    <style:style style:name="Tabla5.A3" style:family="table-cell">
      <style:table-cell-properties style:vertical-align="middle" fo:padding-left="0.265cm" fo:padding-right="0.265cm" fo:padding-top="0.159cm" fo:padding-bottom="0.159cm" fo:border="0.05pt solid #dddddd"/>
    </style:style>
    <style:style style:name="Tabla5.B3" style:family="table-cell">
      <style:table-cell-properties style:vertical-align="middle" fo:padding-left="0.265cm" fo:padding-right="0.265cm" fo:padding-top="0.159cm" fo:padding-bottom="0.159cm" fo:border="0.05pt solid #dddddd"/>
    </style:style>
    <style:style style:name="Tabla5.A4" style:family="table-cell">
      <style:table-cell-properties style:vertical-align="middle" fo:padding-left="0.265cm" fo:padding-right="0.265cm" fo:padding-top="0.159cm" fo:padding-bottom="0.159cm" fo:border="0.05pt solid #dddddd"/>
    </style:style>
    <style:style style:name="Tabla5.B4" style:family="table-cell">
      <style:table-cell-properties style:vertical-align="middle" fo:padding-left="0.265cm" fo:padding-right="0.265cm" fo:padding-top="0.159cm" fo:padding-bottom="0.159cm" fo:border="0.05pt solid #dddddd"/>
    </style:style>
    <style:style style:name="Tabla6" style:family="table">
      <style:table-properties style:width="16.863cm" table:align="left"/>
    </style:style>
    <style:style style:name="Tabla6.A" style:family="table-column">
      <style:table-column-properties style:column-width="3.724cm"/>
    </style:style>
    <style:style style:name="Tabla6.B" style:family="table-column">
      <style:table-column-properties style:column-width="13.139cm"/>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6.A2" style:family="table-cell">
      <style:table-cell-properties style:vertical-align="middle" fo:padding-left="0.265cm" fo:padding-right="0.265cm" fo:padding-top="0.159cm" fo:padding-bottom="0.159cm" fo:border="0.05pt solid #dddddd"/>
    </style:style>
    <style:style style:name="Tabla6.B2" style:family="table-cell">
      <style:table-cell-properties style:vertical-align="middle" fo:padding-left="0.265cm" fo:padding-right="0.265cm" fo:padding-top="0.159cm" fo:padding-bottom="0.159cm" fo:border="0.05pt solid #dddddd"/>
    </style:style>
    <style:style style:name="Tabla6.A3" style:family="table-cell">
      <style:table-cell-properties style:vertical-align="middle" fo:padding-left="0.265cm" fo:padding-right="0.265cm" fo:padding-top="0.159cm" fo:padding-bottom="0.159cm" fo:border="0.05pt solid #dddddd"/>
    </style:style>
    <style:style style:name="Tabla6.B3" style:family="table-cell">
      <style:table-cell-properties style:vertical-align="middle" fo:padding-left="0.265cm" fo:padding-right="0.265cm" fo:padding-top="0.159cm" fo:padding-bottom="0.159cm" fo:border="0.05pt solid #dddddd"/>
    </style:style>
    <style:style style:name="Tabla6.A4" style:family="table-cell">
      <style:table-cell-properties style:vertical-align="middle" fo:padding-left="0.265cm" fo:padding-right="0.265cm" fo:padding-top="0.159cm" fo:padding-bottom="0.159cm" fo:border="0.05pt solid #dddddd"/>
    </style:style>
    <style:style style:name="Tabla6.B4" style:family="table-cell">
      <style:table-cell-properties style:vertical-align="middle" fo:padding-left="0.265cm" fo:padding-right="0.265cm" fo:padding-top="0.159cm" fo:padding-bottom="0.159cm" fo:border="0.05pt solid #dddddd"/>
    </style:style>
    <style:style style:name="Tabla6.A5" style:family="table-cell">
      <style:table-cell-properties style:vertical-align="middle" fo:padding-left="0.265cm" fo:padding-right="0.265cm" fo:padding-top="0.159cm" fo:padding-bottom="0.159cm" fo:border="0.05pt solid #dddddd"/>
    </style:style>
    <style:style style:name="Tabla6.B5" style:family="table-cell">
      <style:table-cell-properties style:vertical-align="middle" fo:padding-left="0.265cm" fo:padding-right="0.265cm" fo:padding-top="0.159cm" fo:padding-bottom="0.159cm" fo:border="0.05pt solid #dddddd"/>
    </style:style>
    <style:style style:name="Tabla6.A6" style:family="table-cell">
      <style:table-cell-properties style:vertical-align="middle" fo:padding-left="0.265cm" fo:padding-right="0.265cm" fo:padding-top="0.159cm" fo:padding-bottom="0.159cm" fo:border="0.05pt solid #dddddd"/>
    </style:style>
    <style:style style:name="Tabla6.B6" style:family="table-cell">
      <style:table-cell-properties style:vertical-align="middle" fo:padding-left="0.265cm" fo:padding-right="0.265cm" fo:padding-top="0.159cm" fo:padding-bottom="0.159cm" fo:border="0.05pt solid #dddddd"/>
    </style:style>
    <style:style style:name="Tabla7" style:family="table">
      <style:table-properties style:width="12.749cm" style:rel-width="75%" table:align="left"/>
    </style:style>
    <style:style style:name="Tabla7.A" style:family="table-column">
      <style:table-column-properties style:column-width="3.824cm" style:rel-column-width="14741*"/>
    </style:style>
    <style:style style:name="Tabla7.B" style:family="table-column">
      <style:table-column-properties style:column-width="4.463cm" style:rel-column-width="17202*"/>
    </style:style>
    <style:style style:name="Tabla7.1" style:family="table-row">
      <style:table-row-properties fo:background-color="transparent">
        <style:background-image/>
      </style:table-row-properties>
    </style:style>
    <style:style style:name="Tabla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7.A2" style:family="table-cell">
      <style:table-cell-properties style:vertical-align="middle" fo:padding-left="0.265cm" fo:padding-right="0.265cm" fo:padding-top="0.159cm" fo:padding-bottom="0.159cm" fo:border="0.05pt solid #dddddd"/>
    </style:style>
    <style:style style:name="Tabla7.B2" style:family="table-cell">
      <style:table-cell-properties style:vertical-align="middle" fo:padding-left="0.265cm" fo:padding-right="0.265cm" fo:padding-top="0.159cm" fo:padding-bottom="0.159cm" fo:border="0.05pt solid #dddddd"/>
    </style:style>
    <style:style style:name="Tabla7.C2" style:family="table-cell">
      <style:table-cell-properties style:vertical-align="middle" fo:padding-left="0.265cm" fo:padding-right="0.265cm" fo:padding-top="0.159cm" fo:padding-bottom="0.159cm" fo:border="0.05pt solid #dddddd"/>
    </style:style>
    <style:style style:name="Tabla8" style:family="table">
      <style:table-properties style:width="12.749cm" style:rel-width="75%" table:align="left"/>
    </style:style>
    <style:style style:name="Tabla8.A" style:family="table-column">
      <style:table-column-properties style:column-width="3.824cm" style:rel-column-width="14741*"/>
    </style:style>
    <style:style style:name="Tabla8.B" style:family="table-column">
      <style:table-column-properties style:column-width="4.463cm" style:rel-column-width="17202*"/>
    </style:style>
    <style:style style:name="Tabla8.1" style:family="table-row">
      <style:table-row-properties fo:background-color="transparent">
        <style:background-image/>
      </style:table-row-properties>
    </style:style>
    <style:style style:name="Tabla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8.A2" style:family="table-cell">
      <style:table-cell-properties style:vertical-align="middle" fo:padding-left="0.265cm" fo:padding-right="0.265cm" fo:padding-top="0.159cm" fo:padding-bottom="0.159cm" fo:border="0.05pt solid #dddddd"/>
    </style:style>
    <style:style style:name="Tabla8.B2" style:family="table-cell">
      <style:table-cell-properties style:vertical-align="middle" fo:padding-left="0.265cm" fo:padding-right="0.265cm" fo:padding-top="0.159cm" fo:padding-bottom="0.159cm" fo:border="0.05pt solid #dddddd"/>
    </style:style>
    <style:style style:name="Tabla8.C2" style:family="table-cell">
      <style:table-cell-properties style:vertical-align="middle" fo:padding-left="0.265cm" fo:padding-right="0.265cm" fo:padding-top="0.159cm" fo:padding-bottom="0.159cm" fo:border="0.05pt solid #dddddd"/>
    </style:style>
    <style:style style:name="Tabla9" style:family="table">
      <style:table-properties style:width="12.749cm" style:rel-width="75%" table:align="left"/>
    </style:style>
    <style:style style:name="Tabla9.A" style:family="table-column">
      <style:table-column-properties style:column-width="3.903cm" style:rel-column-width="15047*"/>
    </style:style>
    <style:style style:name="Tabla9.B" style:family="table-column">
      <style:table-column-properties style:column-width="2.212cm" style:rel-column-width="8524*"/>
    </style:style>
    <style:style style:name="Tabla9.1" style:family="table-row">
      <style:table-row-properties fo:background-color="transparent">
        <style:background-image/>
      </style:table-row-properties>
    </style:style>
    <style:style style:name="Tabla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9.A3" style:family="table-cell">
      <style:table-cell-properties style:vertical-align="middle" fo:padding-left="0.265cm" fo:padding-right="0.265cm" fo:padding-top="0.159cm" fo:padding-bottom="0.159cm" fo:border="0.05pt solid #dddddd"/>
    </style:style>
    <style:style style:name="Tabla9.B3" style:family="table-cell">
      <style:table-cell-properties style:vertical-align="middle" fo:padding-left="0.265cm" fo:padding-right="0.265cm" fo:padding-top="0.159cm" fo:padding-bottom="0.159cm" fo:border="0.05pt solid #dddddd"/>
    </style:style>
    <style:style style:name="Tabla9.C3" style:family="table-cell">
      <style:table-cell-properties style:vertical-align="middle" fo:padding-left="0.265cm" fo:padding-right="0.265cm" fo:padding-top="0.159cm" fo:padding-bottom="0.159cm" fo:border="0.05pt solid #dddddd"/>
    </style:style>
    <style:style style:name="Tabla9.D3" style:family="table-cell">
      <style:table-cell-properties style:vertical-align="middle" fo:padding-left="0.265cm" fo:padding-right="0.265cm" fo:padding-top="0.159cm" fo:padding-bottom="0.159cm" fo:border="0.05pt solid #dddddd"/>
    </style:style>
    <style:style style:name="Tabla9.E3" style:family="table-cell">
      <style:table-cell-properties style:vertical-align="middle" fo:padding-left="0.265cm" fo:padding-right="0.265cm" fo:padding-top="0.159cm" fo:padding-bottom="0.159cm" fo:border="0.05pt solid #dddddd"/>
    </style:style>
    <style:style style:name="Tabla9.A4" style:family="table-cell">
      <style:table-cell-properties style:vertical-align="middle" fo:padding-left="0.265cm" fo:padding-right="0.265cm" fo:padding-top="0.159cm" fo:padding-bottom="0.159cm" fo:border="0.05pt solid #dddddd"/>
    </style:style>
    <style:style style:name="Tabla9.B4" style:family="table-cell">
      <style:table-cell-properties style:vertical-align="middle" fo:padding-left="0.265cm" fo:padding-right="0.265cm" fo:padding-top="0.159cm" fo:padding-bottom="0.159cm" fo:border="0.05pt solid #dddddd"/>
    </style:style>
    <style:style style:name="Tabla9.C4" style:family="table-cell">
      <style:table-cell-properties style:vertical-align="middle" fo:padding-left="0.265cm" fo:padding-right="0.265cm" fo:padding-top="0.159cm" fo:padding-bottom="0.159cm" fo:border="0.05pt solid #dddddd"/>
    </style:style>
    <style:style style:name="Tabla9.D4" style:family="table-cell">
      <style:table-cell-properties style:vertical-align="middle" fo:padding-left="0.265cm" fo:padding-right="0.265cm" fo:padding-top="0.159cm" fo:padding-bottom="0.159cm" fo:border="0.05pt solid #dddddd"/>
    </style:style>
    <style:style style:name="Tabla9.E4" style:family="table-cell">
      <style:table-cell-properties style:vertical-align="middle" fo:padding-left="0.265cm" fo:padding-right="0.265cm" fo:padding-top="0.159cm" fo:padding-bottom="0.159cm" fo:border="0.05pt solid #dddddd"/>
    </style:style>
    <style:style style:name="Tabla9.A5" style:family="table-cell">
      <style:table-cell-properties style:vertical-align="middle" fo:padding-left="0.265cm" fo:padding-right="0.265cm" fo:padding-top="0.159cm" fo:padding-bottom="0.159cm" fo:border="0.05pt solid #dddddd"/>
    </style:style>
    <style:style style:name="Tabla9.B5" style:family="table-cell">
      <style:table-cell-properties style:vertical-align="middle" fo:padding-left="0.265cm" fo:padding-right="0.265cm" fo:padding-top="0.159cm" fo:padding-bottom="0.159cm" fo:border="0.05pt solid #dddddd"/>
    </style:style>
    <style:style style:name="Tabla9.C5" style:family="table-cell">
      <style:table-cell-properties style:vertical-align="middle" fo:padding-left="0.265cm" fo:padding-right="0.265cm" fo:padding-top="0.159cm" fo:padding-bottom="0.159cm" fo:border="0.05pt solid #dddddd"/>
    </style:style>
    <style:style style:name="Tabla9.D5" style:family="table-cell">
      <style:table-cell-properties style:vertical-align="middle" fo:padding-left="0.265cm" fo:padding-right="0.265cm" fo:padding-top="0.159cm" fo:padding-bottom="0.159cm" fo:border="0.05pt solid #dddddd"/>
    </style:style>
    <style:style style:name="Tabla9.E5" style:family="table-cell">
      <style:table-cell-properties style:vertical-align="middle" fo:padding-left="0.265cm" fo:padding-right="0.265cm" fo:padding-top="0.159cm" fo:padding-bottom="0.159cm" fo:border="0.05pt solid #dddddd"/>
    </style:style>
    <style:style style:name="Tabla9.A6" style:family="table-cell">
      <style:table-cell-properties style:vertical-align="middle" fo:padding-left="0.265cm" fo:padding-right="0.265cm" fo:padding-top="0.159cm" fo:padding-bottom="0.159cm" fo:border="0.05pt solid #dddddd"/>
    </style:style>
    <style:style style:name="Tabla9.B6" style:family="table-cell">
      <style:table-cell-properties style:vertical-align="middle" fo:padding-left="0.265cm" fo:padding-right="0.265cm" fo:padding-top="0.159cm" fo:padding-bottom="0.159cm" fo:border="0.05pt solid #dddddd"/>
    </style:style>
    <style:style style:name="Tabla9.C6" style:family="table-cell">
      <style:table-cell-properties style:vertical-align="middle" fo:padding-left="0.265cm" fo:padding-right="0.265cm" fo:padding-top="0.159cm" fo:padding-bottom="0.159cm" fo:border="0.05pt solid #dddddd"/>
    </style:style>
    <style:style style:name="Tabla9.D6" style:family="table-cell">
      <style:table-cell-properties style:vertical-align="middle" fo:padding-left="0.265cm" fo:padding-right="0.265cm" fo:padding-top="0.159cm" fo:padding-bottom="0.159cm" fo:border="0.05pt solid #dddddd"/>
    </style:style>
    <style:style style:name="Tabla9.E6" style:family="table-cell">
      <style:table-cell-properties style:vertical-align="middle" fo:padding-left="0.265cm" fo:padding-right="0.265cm" fo:padding-top="0.159cm" fo:padding-bottom="0.159cm" fo:border="0.05pt solid #dddddd"/>
    </style:style>
    <style:style style:name="Tabla10" style:family="table">
      <style:table-properties style:width="12.749cm" style:rel-width="75%" table:align="left"/>
    </style:style>
    <style:style style:name="Tabla10.A" style:family="table-column">
      <style:table-column-properties style:column-width="7.013cm" style:rel-column-width="27031*"/>
    </style:style>
    <style:style style:name="Tabla10.B" style:family="table-column">
      <style:table-column-properties style:column-width="5.736cm" style:rel-column-width="22115*"/>
    </style:style>
    <style:style style:name="Tabla10.1" style:family="table-row">
      <style:table-row-properties fo:background-color="transparent">
        <style:background-image/>
      </style:table-row-properties>
    </style:style>
    <style:style style:name="Tabla1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0.A2" style:family="table-cell">
      <style:table-cell-properties style:vertical-align="middle" fo:padding-left="0.265cm" fo:padding-right="0.265cm" fo:padding-top="0.159cm" fo:padding-bottom="0.159cm" fo:border="0.05pt solid #dddddd"/>
    </style:style>
    <style:style style:name="Tabla10.B2" style:family="table-cell">
      <style:table-cell-properties style:vertical-align="middle" fo:padding-left="0.265cm" fo:padding-right="0.265cm" fo:padding-top="0.159cm" fo:padding-bottom="0.159cm" fo:border="0.05pt solid #dddddd"/>
    </style:style>
    <style:style style:name="Tabla10.A3" style:family="table-cell">
      <style:table-cell-properties style:vertical-align="middle" fo:padding-left="0.265cm" fo:padding-right="0.265cm" fo:padding-top="0.159cm" fo:padding-bottom="0.159cm" fo:border="0.05pt solid #dddddd"/>
    </style:style>
    <style:style style:name="Tabla10.B3" style:family="table-cell">
      <style:table-cell-properties style:vertical-align="middle" fo:padding-left="0.265cm" fo:padding-right="0.265cm" fo:padding-top="0.159cm" fo:padding-bottom="0.159cm" fo:border="0.05pt solid #dddddd"/>
    </style:style>
    <style:style style:name="Tabla11" style:family="table">
      <style:table-properties style:width="12.749cm" style:rel-width="75%" table:align="left"/>
    </style:style>
    <style:style style:name="Tabla11.A" style:family="table-column">
      <style:table-column-properties style:column-width="3.824cm" style:rel-column-width="14744*"/>
    </style:style>
    <style:style style:name="Tabla11.B" style:family="table-column">
      <style:table-column-properties style:column-width="4.463cm" style:rel-column-width="17201*"/>
    </style:style>
    <style:style style:name="Tabla11.1" style:family="table-row">
      <style:table-row-properties fo:background-color="transparent">
        <style:background-image/>
      </style:table-row-properties>
    </style:style>
    <style:style style:name="Tabla1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1.A2" style:family="table-cell">
      <style:table-cell-properties style:vertical-align="middle" fo:padding-left="0.265cm" fo:padding-right="0.265cm" fo:padding-top="0.159cm" fo:padding-bottom="0.159cm" fo:border="0.05pt solid #dddddd"/>
    </style:style>
    <style:style style:name="Tabla11.B2" style:family="table-cell">
      <style:table-cell-properties style:vertical-align="middle" fo:padding-left="0.265cm" fo:padding-right="0.265cm" fo:padding-top="0.159cm" fo:padding-bottom="0.159cm" fo:border="0.05pt solid #dddddd"/>
    </style:style>
    <style:style style:name="Tabla11.C2" style:family="table-cell">
      <style:table-cell-properties style:vertical-align="middle" fo:padding-left="0.265cm" fo:padding-right="0.265cm" fo:padding-top="0.159cm" fo:padding-bottom="0.159cm" fo:border="0.05pt solid #dddddd"/>
    </style:style>
    <style:style style:name="Tabla11.A3" style:family="table-cell">
      <style:table-cell-properties style:vertical-align="middle" fo:padding-left="0.265cm" fo:padding-right="0.265cm" fo:padding-top="0.159cm" fo:padding-bottom="0.159cm" fo:border="0.05pt solid #dddddd"/>
    </style:style>
    <style:style style:name="Tabla11.B3" style:family="table-cell">
      <style:table-cell-properties style:vertical-align="middle" fo:padding-left="0.265cm" fo:padding-right="0.265cm" fo:padding-top="0.159cm" fo:padding-bottom="0.159cm" fo:border="0.05pt solid #dddddd"/>
    </style:style>
    <style:style style:name="Tabla11.C3" style:family="table-cell">
      <style:table-cell-properties style:vertical-align="middle" fo:padding-left="0.265cm" fo:padding-right="0.265cm" fo:padding-top="0.159cm" fo:padding-bottom="0.159cm" fo:border="0.05pt solid #dddddd"/>
    </style:style>
    <style:style style:name="Tabla11.A4" style:family="table-cell">
      <style:table-cell-properties style:vertical-align="middle" fo:padding-left="0.265cm" fo:padding-right="0.265cm" fo:padding-top="0.159cm" fo:padding-bottom="0.159cm" fo:border="0.05pt solid #dddddd"/>
    </style:style>
    <style:style style:name="Tabla11.B4" style:family="table-cell">
      <style:table-cell-properties style:vertical-align="middle" fo:padding-left="0.265cm" fo:padding-right="0.265cm" fo:padding-top="0.159cm" fo:padding-bottom="0.159cm" fo:border="0.05pt solid #dddddd"/>
    </style:style>
    <style:style style:name="Tabla11.C4" style:family="table-cell">
      <style:table-cell-properties style:vertical-align="middle" fo:padding-left="0.265cm" fo:padding-right="0.265cm" fo:padding-top="0.159cm" fo:padding-bottom="0.159cm" fo:border="0.05pt solid #dddddd"/>
    </style:style>
    <style:style style:name="Tabla11.A5" style:family="table-cell">
      <style:table-cell-properties style:vertical-align="middle" fo:padding-left="0.265cm" fo:padding-right="0.265cm" fo:padding-top="0.159cm" fo:padding-bottom="0.159cm" fo:border="0.05pt solid #dddddd"/>
    </style:style>
    <style:style style:name="Tabla11.B5" style:family="table-cell">
      <style:table-cell-properties style:vertical-align="middle" fo:padding-left="0.265cm" fo:padding-right="0.265cm" fo:padding-top="0.159cm" fo:padding-bottom="0.159cm" fo:border="0.05pt solid #dddddd"/>
    </style:style>
    <style:style style:name="Tabla11.C5" style:family="table-cell">
      <style:table-cell-properties style:vertical-align="middle" fo:padding-left="0.265cm" fo:padding-right="0.265cm" fo:padding-top="0.159cm" fo:padding-bottom="0.159cm" fo:border="0.05pt solid #dddddd"/>
    </style:style>
    <style:style style:name="Tabla11.A6" style:family="table-cell">
      <style:table-cell-properties style:vertical-align="middle" fo:padding-left="0.265cm" fo:padding-right="0.265cm" fo:padding-top="0.159cm" fo:padding-bottom="0.159cm" fo:border="0.05pt solid #dddddd"/>
    </style:style>
    <style:style style:name="Tabla11.B6" style:family="table-cell">
      <style:table-cell-properties style:vertical-align="middle" fo:padding-left="0.265cm" fo:padding-right="0.265cm" fo:padding-top="0.159cm" fo:padding-bottom="0.159cm" fo:border="0.05pt solid #dddddd"/>
    </style:style>
    <style:style style:name="Tabla11.C6" style:family="table-cell">
      <style:table-cell-properties style:vertical-align="middle" fo:padding-left="0.265cm" fo:padding-right="0.265cm" fo:padding-top="0.159cm" fo:padding-bottom="0.159cm" fo:border="0.05pt solid #dddddd"/>
    </style:style>
    <style:style style:name="Tabla12" style:family="table">
      <style:table-properties style:width="15.12cm" table:align="left"/>
    </style:style>
    <style:style style:name="Tabla12.A" style:family="table-column">
      <style:table-column-properties style:column-width="9.745cm"/>
    </style:style>
    <style:style style:name="Tabla12.B" style:family="table-column">
      <style:table-column-properties style:column-width="5.375cm"/>
    </style:style>
    <style:style style:name="Tabla12.1" style:family="table-row">
      <style:table-row-properties fo:background-color="transparent">
        <style:background-image/>
      </style:table-row-properties>
    </style:style>
    <style:style style:name="Tabla1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2.A2" style:family="table-cell">
      <style:table-cell-properties style:vertical-align="middle" fo:padding-left="0.265cm" fo:padding-right="0.265cm" fo:padding-top="0.159cm" fo:padding-bottom="0.159cm" fo:border="0.05pt solid #dddddd"/>
    </style:style>
    <style:style style:name="Tabla12.B2" style:family="table-cell">
      <style:table-cell-properties style:vertical-align="middle" fo:padding-left="0.265cm" fo:padding-right="0.265cm" fo:padding-top="0.159cm" fo:padding-bottom="0.159cm" fo:border="0.05pt solid #dddddd"/>
    </style:style>
    <style:style style:name="Tabla12.A3" style:family="table-cell">
      <style:table-cell-properties style:vertical-align="middle" fo:padding-left="0.265cm" fo:padding-right="0.265cm" fo:padding-top="0.159cm" fo:padding-bottom="0.159cm" fo:border="0.05pt solid #dddddd"/>
    </style:style>
    <style:style style:name="Tabla12.B3" style:family="table-cell">
      <style:table-cell-properties style:vertical-align="middle" fo:padding-left="0.265cm" fo:padding-right="0.265cm" fo:padding-top="0.159cm" fo:padding-bottom="0.159cm" fo:border="0.05pt solid #dddddd"/>
    </style:style>
    <style:style style:name="Tabla13" style:family="table">
      <style:table-properties style:width="12.749cm" style:rel-width="75%" table:align="left"/>
    </style:style>
    <style:style style:name="Tabla13.A" style:family="table-column">
      <style:table-column-properties style:column-width="3.828cm" style:rel-column-width="14751*"/>
    </style:style>
    <style:style style:name="Tabla13.B" style:family="table-column">
      <style:table-column-properties style:column-width="4.461cm" style:rel-column-width="17197*"/>
    </style:style>
    <style:style style:name="Tabla13.1" style:family="table-row">
      <style:table-row-properties fo:background-color="transparent">
        <style:background-image/>
      </style:table-row-properties>
    </style:style>
    <style:style style:name="Tabla1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3.A2" style:family="table-cell">
      <style:table-cell-properties style:vertical-align="middle" fo:padding-left="0.265cm" fo:padding-right="0.265cm" fo:padding-top="0.159cm" fo:padding-bottom="0.159cm" fo:border="0.05pt solid #dddddd"/>
    </style:style>
    <style:style style:name="Tabla13.B2" style:family="table-cell">
      <style:table-cell-properties style:vertical-align="middle" fo:padding-left="0.265cm" fo:padding-right="0.265cm" fo:padding-top="0.159cm" fo:padding-bottom="0.159cm" fo:border="0.05pt solid #dddddd"/>
    </style:style>
    <style:style style:name="Tabla13.C2" style:family="table-cell">
      <style:table-cell-properties style:vertical-align="middle" fo:padding-left="0.265cm" fo:padding-right="0.265cm" fo:padding-top="0.159cm" fo:padding-bottom="0.159cm" fo:border="0.05pt solid #dddddd"/>
    </style:style>
    <style:style style:name="Tabla13.A3" style:family="table-cell">
      <style:table-cell-properties style:vertical-align="middle" fo:padding-left="0.265cm" fo:padding-right="0.265cm" fo:padding-top="0.159cm" fo:padding-bottom="0.159cm" fo:border="0.05pt solid #dddddd"/>
    </style:style>
    <style:style style:name="Tabla13.B3" style:family="table-cell">
      <style:table-cell-properties style:vertical-align="middle" fo:padding-left="0.265cm" fo:padding-right="0.265cm" fo:padding-top="0.159cm" fo:padding-bottom="0.159cm" fo:border="0.05pt solid #dddddd"/>
    </style:style>
    <style:style style:name="Tabla13.C3" style:family="table-cell">
      <style:table-cell-properties style:vertical-align="middle" fo:padding-left="0.265cm" fo:padding-right="0.265cm" fo:padding-top="0.159cm" fo:padding-bottom="0.159cm" fo:border="0.05pt solid #dddddd"/>
    </style:style>
    <style:style style:name="Tabla14" style:family="table">
      <style:table-properties style:width="12.749cm" style:rel-width="75%" table:align="left"/>
    </style:style>
    <style:style style:name="Tabla14.A" style:family="table-column">
      <style:table-column-properties style:column-width="2.838cm" style:rel-column-width="10940*"/>
    </style:style>
    <style:style style:name="Tabla14.B" style:family="table-column">
      <style:table-column-properties style:column-width="2.309cm" style:rel-column-width="8900*"/>
    </style:style>
    <style:style style:name="Tabla14.C" style:family="table-column">
      <style:table-column-properties style:column-width="2.394cm" style:rel-column-width="9226*"/>
    </style:style>
    <style:style style:name="Tabla14.D" style:family="table-column">
      <style:table-column-properties style:column-width="2.746cm" style:rel-column-width="10586*"/>
    </style:style>
    <style:style style:name="Tabla14.E" style:family="table-column">
      <style:table-column-properties style:column-width="2.462cm" style:rel-column-width="9495*"/>
    </style:style>
    <style:style style:name="Tabla14.1" style:family="table-row">
      <style:table-row-properties fo:background-color="transparent">
        <style:background-image/>
      </style:table-row-properties>
    </style:style>
    <style:style style:name="Tabla1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4.A3" style:family="table-cell">
      <style:table-cell-properties style:vertical-align="middle" fo:padding-left="0.265cm" fo:padding-right="0.265cm" fo:padding-top="0.159cm" fo:padding-bottom="0.159cm" fo:border="0.05pt solid #dddddd"/>
    </style:style>
    <style:style style:name="Tabla14.B3" style:family="table-cell">
      <style:table-cell-properties style:vertical-align="middle" fo:padding-left="0.265cm" fo:padding-right="0.265cm" fo:padding-top="0.159cm" fo:padding-bottom="0.159cm" fo:border="0.05pt solid #dddddd"/>
    </style:style>
    <style:style style:name="Tabla14.C3" style:family="table-cell">
      <style:table-cell-properties style:vertical-align="middle" fo:padding-left="0.265cm" fo:padding-right="0.265cm" fo:padding-top="0.159cm" fo:padding-bottom="0.159cm" fo:border="0.05pt solid #dddddd"/>
    </style:style>
    <style:style style:name="Tabla14.D3" style:family="table-cell">
      <style:table-cell-properties style:vertical-align="middle" fo:padding-left="0.265cm" fo:padding-right="0.265cm" fo:padding-top="0.159cm" fo:padding-bottom="0.159cm" fo:border="0.05pt solid #dddddd"/>
    </style:style>
    <style:style style:name="Tabla14.E3" style:family="table-cell">
      <style:table-cell-properties style:vertical-align="middle" fo:padding-left="0.265cm" fo:padding-right="0.265cm" fo:padding-top="0.159cm" fo:padding-bottom="0.159cm" fo:border="0.05pt solid #dddddd"/>
    </style:style>
    <style:style style:name="Tabla14.A4" style:family="table-cell">
      <style:table-cell-properties style:vertical-align="middle" fo:padding-left="0.265cm" fo:padding-right="0.265cm" fo:padding-top="0.159cm" fo:padding-bottom="0.159cm" fo:border="0.05pt solid #dddddd"/>
    </style:style>
    <style:style style:name="Tabla14.B4" style:family="table-cell">
      <style:table-cell-properties style:vertical-align="middle" fo:padding-left="0.265cm" fo:padding-right="0.265cm" fo:padding-top="0.159cm" fo:padding-bottom="0.159cm" fo:border="0.05pt solid #dddddd"/>
    </style:style>
    <style:style style:name="Tabla14.C4" style:family="table-cell">
      <style:table-cell-properties style:vertical-align="middle" fo:padding-left="0.265cm" fo:padding-right="0.265cm" fo:padding-top="0.159cm" fo:padding-bottom="0.159cm" fo:border="0.05pt solid #dddddd"/>
    </style:style>
    <style:style style:name="Tabla14.D4" style:family="table-cell">
      <style:table-cell-properties style:vertical-align="middle" fo:padding-left="0.265cm" fo:padding-right="0.265cm" fo:padding-top="0.159cm" fo:padding-bottom="0.159cm" fo:border="0.05pt solid #dddddd"/>
    </style:style>
    <style:style style:name="Tabla14.E4" style:family="table-cell">
      <style:table-cell-properties style:vertical-align="middle" fo:padding-left="0.265cm" fo:padding-right="0.265cm" fo:padding-top="0.159cm" fo:padding-bottom="0.159cm" fo:border="0.05pt solid #dddddd"/>
    </style:style>
    <style:style style:name="Tabla14.A5" style:family="table-cell">
      <style:table-cell-properties style:vertical-align="middle" fo:padding-left="0.265cm" fo:padding-right="0.265cm" fo:padding-top="0.159cm" fo:padding-bottom="0.159cm" fo:border="0.05pt solid #dddddd"/>
    </style:style>
    <style:style style:name="Tabla14.B5" style:family="table-cell">
      <style:table-cell-properties style:vertical-align="middle" fo:padding-left="0.265cm" fo:padding-right="0.265cm" fo:padding-top="0.159cm" fo:padding-bottom="0.159cm" fo:border="0.05pt solid #dddddd"/>
    </style:style>
    <style:style style:name="Tabla14.C5" style:family="table-cell">
      <style:table-cell-properties style:vertical-align="middle" fo:padding-left="0.265cm" fo:padding-right="0.265cm" fo:padding-top="0.159cm" fo:padding-bottom="0.159cm" fo:border="0.05pt solid #dddddd"/>
    </style:style>
    <style:style style:name="Tabla14.D5" style:family="table-cell">
      <style:table-cell-properties style:vertical-align="middle" fo:padding-left="0.265cm" fo:padding-right="0.265cm" fo:padding-top="0.159cm" fo:padding-bottom="0.159cm" fo:border="0.05pt solid #dddddd"/>
    </style:style>
    <style:style style:name="Tabla14.E5" style:family="table-cell">
      <style:table-cell-properties style:vertical-align="middle" fo:padding-left="0.265cm" fo:padding-right="0.265cm" fo:padding-top="0.159cm" fo:padding-bottom="0.159cm" fo:border="0.05pt solid #dddddd"/>
    </style:style>
    <style:style style:name="Tabla14.A6" style:family="table-cell">
      <style:table-cell-properties style:vertical-align="middle" fo:padding-left="0.265cm" fo:padding-right="0.265cm" fo:padding-top="0.159cm" fo:padding-bottom="0.159cm" fo:border="0.05pt solid #dddddd"/>
    </style:style>
    <style:style style:name="Tabla14.B6" style:family="table-cell">
      <style:table-cell-properties style:vertical-align="middle" fo:padding-left="0.265cm" fo:padding-right="0.265cm" fo:padding-top="0.159cm" fo:padding-bottom="0.159cm" fo:border="0.05pt solid #dddddd"/>
    </style:style>
    <style:style style:name="Tabla14.C6" style:family="table-cell">
      <style:table-cell-properties style:vertical-align="middle" fo:padding-left="0.265cm" fo:padding-right="0.265cm" fo:padding-top="0.159cm" fo:padding-bottom="0.159cm" fo:border="0.05pt solid #dddddd"/>
    </style:style>
    <style:style style:name="Tabla14.D6" style:family="table-cell">
      <style:table-cell-properties style:vertical-align="middle" fo:padding-left="0.265cm" fo:padding-right="0.265cm" fo:padding-top="0.159cm" fo:padding-bottom="0.159cm" fo:border="0.05pt solid #dddddd"/>
    </style:style>
    <style:style style:name="Tabla14.E6" style:family="table-cell">
      <style:table-cell-properties style:vertical-align="middle" fo:padding-left="0.265cm" fo:padding-right="0.265cm" fo:padding-top="0.159cm" fo:padding-bottom="0.159cm" fo:border="0.05pt solid #dddddd"/>
    </style:style>
    <style:style style:name="Tabla14.A7" style:family="table-cell">
      <style:table-cell-properties style:vertical-align="middle" fo:padding-left="0.265cm" fo:padding-right="0.265cm" fo:padding-top="0.159cm" fo:padding-bottom="0.159cm" fo:border="0.05pt solid #dddddd"/>
    </style:style>
    <style:style style:name="Tabla14.B7" style:family="table-cell">
      <style:table-cell-properties style:vertical-align="middle" fo:padding-left="0.265cm" fo:padding-right="0.265cm" fo:padding-top="0.159cm" fo:padding-bottom="0.159cm" fo:border="0.05pt solid #dddddd"/>
    </style:style>
    <style:style style:name="Tabla14.C7" style:family="table-cell">
      <style:table-cell-properties style:vertical-align="middle" fo:padding-left="0.265cm" fo:padding-right="0.265cm" fo:padding-top="0.159cm" fo:padding-bottom="0.159cm" fo:border="0.05pt solid #dddddd"/>
    </style:style>
    <style:style style:name="Tabla14.D7" style:family="table-cell">
      <style:table-cell-properties style:vertical-align="middle" fo:padding-left="0.265cm" fo:padding-right="0.265cm" fo:padding-top="0.159cm" fo:padding-bottom="0.159cm" fo:border="0.05pt solid #dddddd"/>
    </style:style>
    <style:style style:name="Tabla14.E7" style:family="table-cell">
      <style:table-cell-properties style:vertical-align="middle" fo:padding-left="0.265cm" fo:padding-right="0.265cm" fo:padding-top="0.159cm" fo:padding-bottom="0.159cm" fo:border="0.05pt solid #dddddd"/>
    </style:style>
    <style:style style:name="Tabla14.A8" style:family="table-cell">
      <style:table-cell-properties style:vertical-align="middle" fo:padding-left="0.265cm" fo:padding-right="0.265cm" fo:padding-top="0.159cm" fo:padding-bottom="0.159cm" fo:border="0.05pt solid #dddddd"/>
    </style:style>
    <style:style style:name="Tabla14.B8" style:family="table-cell">
      <style:table-cell-properties style:vertical-align="middle" fo:padding-left="0.265cm" fo:padding-right="0.265cm" fo:padding-top="0.159cm" fo:padding-bottom="0.159cm" fo:border="0.05pt solid #dddddd"/>
    </style:style>
    <style:style style:name="Tabla14.C8" style:family="table-cell">
      <style:table-cell-properties style:vertical-align="middle" fo:padding-left="0.265cm" fo:padding-right="0.265cm" fo:padding-top="0.159cm" fo:padding-bottom="0.159cm" fo:border="0.05pt solid #dddddd"/>
    </style:style>
    <style:style style:name="Tabla14.D8" style:family="table-cell">
      <style:table-cell-properties style:vertical-align="middle" fo:padding-left="0.265cm" fo:padding-right="0.265cm" fo:padding-top="0.159cm" fo:padding-bottom="0.159cm" fo:border="0.05pt solid #dddddd"/>
    </style:style>
    <style:style style:name="Tabla14.E8" style:family="table-cell">
      <style:table-cell-properties style:vertical-align="middle" fo:padding-left="0.265cm" fo:padding-right="0.265cm" fo:padding-top="0.159cm" fo:padding-bottom="0.159cm" fo:border="0.05pt solid #dddddd"/>
    </style:style>
    <style:style style:name="Tabla15" style:family="table">
      <style:table-properties style:width="12.749cm" style:rel-width="75%" table:align="left"/>
    </style:style>
    <style:style style:name="Tabla15.A" style:family="table-column">
      <style:table-column-properties style:column-width="3.903cm" style:rel-column-width="15043*"/>
    </style:style>
    <style:style style:name="Tabla15.B" style:family="table-column">
      <style:table-column-properties style:column-width="2.212cm" style:rel-column-width="8525*"/>
    </style:style>
    <style:style style:name="Tabla15.1" style:family="table-row">
      <style:table-row-properties fo:background-color="transparent">
        <style:background-image/>
      </style:table-row-properties>
    </style:style>
    <style:style style:name="Tabla1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5.A3" style:family="table-cell">
      <style:table-cell-properties style:vertical-align="middle" fo:padding-left="0.265cm" fo:padding-right="0.265cm" fo:padding-top="0.159cm" fo:padding-bottom="0.159cm" fo:border="0.05pt solid #dddddd"/>
    </style:style>
    <style:style style:name="Tabla15.B3" style:family="table-cell">
      <style:table-cell-properties style:vertical-align="middle" fo:padding-left="0.265cm" fo:padding-right="0.265cm" fo:padding-top="0.159cm" fo:padding-bottom="0.159cm" fo:border="0.05pt solid #dddddd"/>
    </style:style>
    <style:style style:name="Tabla15.C3" style:family="table-cell">
      <style:table-cell-properties style:vertical-align="middle" fo:padding-left="0.265cm" fo:padding-right="0.265cm" fo:padding-top="0.159cm" fo:padding-bottom="0.159cm" fo:border="0.05pt solid #dddddd"/>
    </style:style>
    <style:style style:name="Tabla15.D3" style:family="table-cell">
      <style:table-cell-properties style:vertical-align="middle" fo:padding-left="0.265cm" fo:padding-right="0.265cm" fo:padding-top="0.159cm" fo:padding-bottom="0.159cm" fo:border="0.05pt solid #dddddd"/>
    </style:style>
    <style:style style:name="Tabla15.E3" style:family="table-cell">
      <style:table-cell-properties style:vertical-align="middle" fo:padding-left="0.265cm" fo:padding-right="0.265cm" fo:padding-top="0.159cm" fo:padding-bottom="0.159cm" fo:border="0.05pt solid #dddddd"/>
    </style:style>
    <style:style style:name="Tabla15.A4" style:family="table-cell">
      <style:table-cell-properties style:vertical-align="middle" fo:padding-left="0.265cm" fo:padding-right="0.265cm" fo:padding-top="0.159cm" fo:padding-bottom="0.159cm" fo:border="0.05pt solid #dddddd"/>
    </style:style>
    <style:style style:name="Tabla15.B4" style:family="table-cell">
      <style:table-cell-properties style:vertical-align="middle" fo:padding-left="0.265cm" fo:padding-right="0.265cm" fo:padding-top="0.159cm" fo:padding-bottom="0.159cm" fo:border="0.05pt solid #dddddd"/>
    </style:style>
    <style:style style:name="Tabla15.C4" style:family="table-cell">
      <style:table-cell-properties style:vertical-align="middle" fo:padding-left="0.265cm" fo:padding-right="0.265cm" fo:padding-top="0.159cm" fo:padding-bottom="0.159cm" fo:border="0.05pt solid #dddddd"/>
    </style:style>
    <style:style style:name="Tabla15.D4" style:family="table-cell">
      <style:table-cell-properties style:vertical-align="middle" fo:padding-left="0.265cm" fo:padding-right="0.265cm" fo:padding-top="0.159cm" fo:padding-bottom="0.159cm" fo:border="0.05pt solid #dddddd"/>
    </style:style>
    <style:style style:name="Tabla15.E4" style:family="table-cell">
      <style:table-cell-properties style:vertical-align="middle" fo:padding-left="0.265cm" fo:padding-right="0.265cm" fo:padding-top="0.159cm" fo:padding-bottom="0.159cm" fo:border="0.05pt solid #dddddd"/>
    </style:style>
    <style:style style:name="Tabla16" style:family="table">
      <style:table-properties style:width="11.232cm" table:align="left"/>
    </style:style>
    <style:style style:name="Tabla16.A" style:family="table-column">
      <style:table-column-properties style:column-width="6.897cm"/>
    </style:style>
    <style:style style:name="Tabla16.B" style:family="table-column">
      <style:table-column-properties style:column-width="4.336cm"/>
    </style:style>
    <style:style style:name="Tabla16.1" style:family="table-row">
      <style:table-row-properties fo:background-color="transparent">
        <style:background-image/>
      </style:table-row-properties>
    </style:style>
    <style:style style:name="Tabla1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6.A2" style:family="table-cell">
      <style:table-cell-properties style:vertical-align="middle" fo:padding-left="0.265cm" fo:padding-right="0.265cm" fo:padding-top="0.159cm" fo:padding-bottom="0.159cm" fo:border="0.05pt solid #dddddd"/>
    </style:style>
    <style:style style:name="Tabla16.B2" style:family="table-cell">
      <style:table-cell-properties style:vertical-align="middle" fo:padding-left="0.265cm" fo:padding-right="0.265cm" fo:padding-top="0.159cm" fo:padding-bottom="0.159cm" fo:border="0.05pt solid #dddddd"/>
    </style:style>
    <style:style style:name="Tabla16.A3" style:family="table-cell">
      <style:table-cell-properties style:vertical-align="middle" fo:padding-left="0.265cm" fo:padding-right="0.265cm" fo:padding-top="0.159cm" fo:padding-bottom="0.159cm" fo:border="0.05pt solid #dddddd"/>
    </style:style>
    <style:style style:name="Tabla16.B3" style:family="table-cell">
      <style:table-cell-properties style:vertical-align="middle" fo:padding-left="0.265cm" fo:padding-right="0.265cm" fo:padding-top="0.159cm" fo:padding-bottom="0.159cm" fo:border="0.05pt solid #dddddd"/>
    </style:style>
    <style:style style:name="Tabla16.A4" style:family="table-cell">
      <style:table-cell-properties style:vertical-align="middle" fo:padding-left="0.265cm" fo:padding-right="0.265cm" fo:padding-top="0.159cm" fo:padding-bottom="0.159cm" fo:border="0.05pt solid #dddddd"/>
    </style:style>
    <style:style style:name="Tabla16.B4" style:family="table-cell">
      <style:table-cell-properties style:vertical-align="middle" fo:padding-left="0.265cm" fo:padding-right="0.265cm" fo:padding-top="0.159cm" fo:padding-bottom="0.159cm" fo:border="0.05pt solid #dddddd"/>
    </style:style>
    <style:style style:name="Tabla16.A5" style:family="table-cell">
      <style:table-cell-properties style:vertical-align="middle" fo:padding-left="0.265cm" fo:padding-right="0.265cm" fo:padding-top="0.159cm" fo:padding-bottom="0.159cm" fo:border="0.05pt solid #dddddd"/>
    </style:style>
    <style:style style:name="Tabla16.B5" style:family="table-cell">
      <style:table-cell-properties style:vertical-align="middle" fo:padding-left="0.265cm" fo:padding-right="0.265cm" fo:padding-top="0.159cm" fo:padding-bottom="0.159cm" fo:border="0.05pt solid #dddddd"/>
    </style:style>
    <style:style style:name="Tabla16.A6" style:family="table-cell">
      <style:table-cell-properties style:vertical-align="middle" fo:padding-left="0.265cm" fo:padding-right="0.265cm" fo:padding-top="0.159cm" fo:padding-bottom="0.159cm" fo:border="0.05pt solid #dddddd"/>
    </style:style>
    <style:style style:name="Tabla16.B6" style:family="table-cell">
      <style:table-cell-properties style:vertical-align="middle" fo:padding-left="0.265cm" fo:padding-right="0.265cm" fo:padding-top="0.159cm" fo:padding-bottom="0.159cm" fo:border="0.05pt solid #dddddd"/>
    </style:style>
    <style:style style:name="Tabla17" style:family="table">
      <style:table-properties style:width="12.749cm" style:rel-width="75%" table:align="left"/>
    </style:style>
    <style:style style:name="Tabla17.A" style:family="table-column">
      <style:table-column-properties style:column-width="5.099cm" style:rel-column-width="19658*"/>
    </style:style>
    <style:style style:name="Tabla17.B" style:family="table-column">
      <style:table-column-properties style:column-width="3.824cm" style:rel-column-width="14744*"/>
    </style:style>
    <style:style style:name="Tabla17.1" style:family="table-row">
      <style:table-row-properties fo:background-color="transparent">
        <style:background-image/>
      </style:table-row-properties>
    </style:style>
    <style:style style:name="Tabla1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7.A2" style:family="table-cell">
      <style:table-cell-properties style:vertical-align="middle" fo:padding-left="0.265cm" fo:padding-right="0.265cm" fo:padding-top="0.159cm" fo:padding-bottom="0.159cm" fo:border="0.05pt solid #dddddd"/>
    </style:style>
    <style:style style:name="Tabla17.B2" style:family="table-cell">
      <style:table-cell-properties style:vertical-align="middle" fo:padding-left="0.265cm" fo:padding-right="0.265cm" fo:padding-top="0.159cm" fo:padding-bottom="0.159cm" fo:border="0.05pt solid #dddddd"/>
    </style:style>
    <style:style style:name="Tabla17.C2" style:family="table-cell">
      <style:table-cell-properties style:vertical-align="middle" fo:padding-left="0.265cm" fo:padding-right="0.265cm" fo:padding-top="0.159cm" fo:padding-bottom="0.159cm" fo:border="0.05pt solid #dddddd"/>
    </style:style>
    <style:style style:name="Tabla17.A3" style:family="table-cell">
      <style:table-cell-properties style:vertical-align="middle" fo:padding-left="0.265cm" fo:padding-right="0.265cm" fo:padding-top="0.159cm" fo:padding-bottom="0.159cm" fo:border="0.05pt solid #dddddd"/>
    </style:style>
    <style:style style:name="Tabla17.B3" style:family="table-cell">
      <style:table-cell-properties style:vertical-align="middle" fo:padding-left="0.265cm" fo:padding-right="0.265cm" fo:padding-top="0.159cm" fo:padding-bottom="0.159cm" fo:border="0.05pt solid #dddddd"/>
    </style:style>
    <style:style style:name="Tabla17.C3" style:family="table-cell">
      <style:table-cell-properties style:vertical-align="middle" fo:padding-left="0.265cm" fo:padding-right="0.265cm" fo:padding-top="0.159cm" fo:padding-bottom="0.159cm" fo:border="0.05pt solid #dddddd"/>
    </style:style>
    <style:style style:name="Tabla17.A4" style:family="table-cell">
      <style:table-cell-properties style:vertical-align="middle" fo:padding-left="0.265cm" fo:padding-right="0.265cm" fo:padding-top="0.159cm" fo:padding-bottom="0.159cm" fo:border="0.05pt solid #dddddd"/>
    </style:style>
    <style:style style:name="Tabla17.B4" style:family="table-cell">
      <style:table-cell-properties style:vertical-align="middle" fo:padding-left="0.265cm" fo:padding-right="0.265cm" fo:padding-top="0.159cm" fo:padding-bottom="0.159cm" fo:border="0.05pt solid #dddddd"/>
    </style:style>
    <style:style style:name="Tabla17.C4" style:family="table-cell">
      <style:table-cell-properties style:vertical-align="middle" fo:padding-left="0.265cm" fo:padding-right="0.265cm" fo:padding-top="0.159cm" fo:padding-bottom="0.159cm" fo:border="0.05pt solid #dddddd"/>
    </style:style>
    <style:style style:name="Tabla17.A5" style:family="table-cell">
      <style:table-cell-properties style:vertical-align="middle" fo:padding-left="0.265cm" fo:padding-right="0.265cm" fo:padding-top="0.159cm" fo:padding-bottom="0.159cm" fo:border="0.05pt solid #dddddd"/>
    </style:style>
    <style:style style:name="Tabla17.B5" style:family="table-cell">
      <style:table-cell-properties style:vertical-align="middle" fo:padding-left="0.265cm" fo:padding-right="0.265cm" fo:padding-top="0.159cm" fo:padding-bottom="0.159cm" fo:border="0.05pt solid #dddddd"/>
    </style:style>
    <style:style style:name="Tabla17.C5" style:family="table-cell">
      <style:table-cell-properties style:vertical-align="middle" fo:padding-left="0.265cm" fo:padding-right="0.265cm" fo:padding-top="0.159cm" fo:padding-bottom="0.159cm" fo:border="0.05pt solid #dddddd"/>
    </style:style>
    <style:style style:name="Tabla17.A6" style:family="table-cell">
      <style:table-cell-properties style:vertical-align="middle" fo:padding-left="0.265cm" fo:padding-right="0.265cm" fo:padding-top="0.159cm" fo:padding-bottom="0.159cm" fo:border="0.05pt solid #dddddd"/>
    </style:style>
    <style:style style:name="Tabla17.B6" style:family="table-cell">
      <style:table-cell-properties style:vertical-align="middle" fo:padding-left="0.265cm" fo:padding-right="0.265cm" fo:padding-top="0.159cm" fo:padding-bottom="0.159cm" fo:border="0.05pt solid #dddddd"/>
    </style:style>
    <style:style style:name="Tabla17.C6" style:family="table-cell">
      <style:table-cell-properties style:vertical-align="middle" fo:padding-left="0.265cm" fo:padding-right="0.265cm" fo:padding-top="0.159cm" fo:padding-bottom="0.159cm" fo:border="0.05pt solid #dddddd"/>
    </style:style>
    <style:style style:name="Tabla17.A7" style:family="table-cell">
      <style:table-cell-properties style:vertical-align="middle" fo:padding-left="0.265cm" fo:padding-right="0.265cm" fo:padding-top="0.159cm" fo:padding-bottom="0.159cm" fo:border="0.05pt solid #dddddd"/>
    </style:style>
    <style:style style:name="Tabla17.B7" style:family="table-cell">
      <style:table-cell-properties style:vertical-align="middle" fo:padding-left="0.265cm" fo:padding-right="0.265cm" fo:padding-top="0.159cm" fo:padding-bottom="0.159cm" fo:border="0.05pt solid #dddddd"/>
    </style:style>
    <style:style style:name="Tabla17.C7" style:family="table-cell">
      <style:table-cell-properties style:vertical-align="middle" fo:padding-left="0.265cm" fo:padding-right="0.265cm" fo:padding-top="0.159cm" fo:padding-bottom="0.159cm" fo:border="0.05pt solid #dddddd"/>
    </style:style>
    <style:style style:name="Tabla17.A8" style:family="table-cell">
      <style:table-cell-properties style:vertical-align="middle" fo:padding-left="0.265cm" fo:padding-right="0.265cm" fo:padding-top="0.159cm" fo:padding-bottom="0.159cm" fo:border="0.05pt solid #dddddd"/>
    </style:style>
    <style:style style:name="Tabla17.B8" style:family="table-cell">
      <style:table-cell-properties style:vertical-align="middle" fo:padding-left="0.265cm" fo:padding-right="0.265cm" fo:padding-top="0.159cm" fo:padding-bottom="0.159cm" fo:border="0.05pt solid #dddddd"/>
    </style:style>
    <style:style style:name="Tabla17.C8" style:family="table-cell">
      <style:table-cell-properties style:vertical-align="middle" fo:padding-left="0.265cm" fo:padding-right="0.265cm" fo:padding-top="0.159cm" fo:padding-bottom="0.159cm" fo:border="0.05pt solid #dddddd"/>
    </style:style>
    <style:style style:name="Tabla18" style:family="table">
      <style:table-properties style:width="12.749cm" style:rel-width="75%" table:align="left"/>
    </style:style>
    <style:style style:name="Tabla18.A" style:family="table-column">
      <style:table-column-properties style:column-width="3.27cm" style:rel-column-width="12606*"/>
    </style:style>
    <style:style style:name="Tabla18.B" style:family="table-column">
      <style:table-column-properties style:column-width="2.103cm" style:rel-column-width="8105*"/>
    </style:style>
    <style:style style:name="Tabla18.C" style:family="table-column">
      <style:table-column-properties style:column-width="2.351cm" style:rel-column-width="9063*"/>
    </style:style>
    <style:style style:name="Tabla18.D" style:family="table-column">
      <style:table-column-properties style:column-width="2.63cm" style:rel-column-width="10138*"/>
    </style:style>
    <style:style style:name="Tabla18.E" style:family="table-column">
      <style:table-column-properties style:column-width="2.395cm" style:rel-column-width="9235*"/>
    </style:style>
    <style:style style:name="Tabla18.1" style:family="table-row">
      <style:table-row-properties fo:background-color="transparent">
        <style:background-image/>
      </style:table-row-properties>
    </style:style>
    <style:style style:name="Tabla1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8.A3" style:family="table-cell">
      <style:table-cell-properties style:vertical-align="middle" fo:padding-left="0.265cm" fo:padding-right="0.265cm" fo:padding-top="0.159cm" fo:padding-bottom="0.159cm" fo:border="0.05pt solid #dddddd"/>
    </style:style>
    <style:style style:name="Tabla18.B3" style:family="table-cell">
      <style:table-cell-properties style:vertical-align="middle" fo:padding-left="0.265cm" fo:padding-right="0.265cm" fo:padding-top="0.159cm" fo:padding-bottom="0.159cm" fo:border="0.05pt solid #dddddd"/>
    </style:style>
    <style:style style:name="Tabla18.C3" style:family="table-cell">
      <style:table-cell-properties style:vertical-align="middle" fo:padding-left="0.265cm" fo:padding-right="0.265cm" fo:padding-top="0.159cm" fo:padding-bottom="0.159cm" fo:border="0.05pt solid #dddddd"/>
    </style:style>
    <style:style style:name="Tabla18.D3" style:family="table-cell">
      <style:table-cell-properties style:vertical-align="middle" fo:padding-left="0.265cm" fo:padding-right="0.265cm" fo:padding-top="0.159cm" fo:padding-bottom="0.159cm" fo:border="0.05pt solid #dddddd"/>
    </style:style>
    <style:style style:name="Tabla18.E3" style:family="table-cell">
      <style:table-cell-properties style:vertical-align="middle" fo:padding-left="0.265cm" fo:padding-right="0.265cm" fo:padding-top="0.159cm" fo:padding-bottom="0.159cm" fo:border="0.05pt solid #dddddd"/>
    </style:style>
    <style:style style:name="Tabla19" style:family="table">
      <style:table-properties style:width="12.749cm" style:rel-width="75%" table:align="left"/>
    </style:style>
    <style:style style:name="Tabla19.A" style:family="table-column">
      <style:table-column-properties style:column-width="3.826cm" style:rel-column-width="14745*"/>
    </style:style>
    <style:style style:name="Tabla19.B" style:family="table-column">
      <style:table-column-properties style:column-width="4.463cm" style:rel-column-width="17200*"/>
    </style:style>
    <style:style style:name="Tabla19.1" style:family="table-row">
      <style:table-row-properties fo:background-color="transparent">
        <style:background-image/>
      </style:table-row-properties>
    </style:style>
    <style:style style:name="Tabla1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9.A2" style:family="table-cell">
      <style:table-cell-properties style:vertical-align="middle" fo:padding-left="0.265cm" fo:padding-right="0.265cm" fo:padding-top="0.159cm" fo:padding-bottom="0.159cm" fo:border="0.05pt solid #dddddd"/>
    </style:style>
    <style:style style:name="Tabla19.B2" style:family="table-cell">
      <style:table-cell-properties style:vertical-align="middle" fo:padding-left="0.265cm" fo:padding-right="0.265cm" fo:padding-top="0.159cm" fo:padding-bottom="0.159cm" fo:border="0.05pt solid #dddddd"/>
    </style:style>
    <style:style style:name="Tabla19.C2" style:family="table-cell">
      <style:table-cell-properties style:vertical-align="middle" fo:padding-left="0.265cm" fo:padding-right="0.265cm" fo:padding-top="0.159cm" fo:padding-bottom="0.159cm" fo:border="0.05pt solid #dddddd"/>
    </style:style>
    <style:style style:name="Tabla19.A3" style:family="table-cell">
      <style:table-cell-properties style:vertical-align="middle" fo:padding-left="0.265cm" fo:padding-right="0.265cm" fo:padding-top="0.159cm" fo:padding-bottom="0.159cm" fo:border="0.05pt solid #dddddd"/>
    </style:style>
    <style:style style:name="Tabla19.B3" style:family="table-cell">
      <style:table-cell-properties style:vertical-align="middle" fo:padding-left="0.265cm" fo:padding-right="0.265cm" fo:padding-top="0.159cm" fo:padding-bottom="0.159cm" fo:border="0.05pt solid #dddddd"/>
    </style:style>
    <style:style style:name="Tabla19.C3" style:family="table-cell">
      <style:table-cell-properties style:vertical-align="middle" fo:padding-left="0.265cm" fo:padding-right="0.265cm" fo:padding-top="0.159cm" fo:padding-bottom="0.159cm" fo:border="0.05pt solid #dddddd"/>
    </style:style>
    <style:style style:name="Tabla20" style:family="table">
      <style:table-properties style:width="17cm" table:align="left"/>
    </style:style>
    <style:style style:name="Tabla20.A" style:family="table-column">
      <style:table-column-properties style:column-width="10.033cm"/>
    </style:style>
    <style:style style:name="Tabla20.B" style:family="table-column">
      <style:table-column-properties style:column-width="6.967cm"/>
    </style:style>
    <style:style style:name="Tabla20.1" style:family="table-row">
      <style:table-row-properties fo:background-color="#fafafa">
        <style:background-image/>
      </style:table-row-properties>
    </style:style>
    <style:style style:name="Tabla2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0.2" style:family="table-row">
      <style:table-row-properties fo:background-color="transparent">
        <style:background-image/>
      </style:table-row-properties>
    </style:style>
    <style:style style:name="Tabla20.A2" style:family="table-cell">
      <style:table-cell-properties style:vertical-align="middle" fo:padding-left="0.265cm" fo:padding-right="0.265cm" fo:padding-top="0.159cm" fo:padding-bottom="0.159cm" fo:border="0.05pt solid #dddddd"/>
    </style:style>
    <style:style style:name="Tabla20.B2" style:family="table-cell">
      <style:table-cell-properties style:vertical-align="middle" fo:padding-left="0.265cm" fo:padding-right="0.265cm" fo:padding-top="0.159cm" fo:padding-bottom="0.159cm" fo:border="0.05pt solid #dddddd"/>
    </style:style>
    <style:style style:name="Tabla20.A3" style:family="table-cell">
      <style:table-cell-properties style:vertical-align="middle" fo:padding-left="0.265cm" fo:padding-right="0.265cm" fo:padding-top="0.159cm" fo:padding-bottom="0.159cm" fo:border="0.05pt solid #dddddd"/>
    </style:style>
    <style:style style:name="Tabla20.B3" style:family="table-cell">
      <style:table-cell-properties style:vertical-align="middle" fo:padding-left="0.265cm" fo:padding-right="0.265cm" fo:padding-top="0.159cm" fo:padding-bottom="0.159cm" fo:border="0.05pt solid #dddddd"/>
    </style:style>
    <style:style style:name="Tabla20.A4" style:family="table-cell">
      <style:table-cell-properties style:vertical-align="middle" fo:padding-left="0.265cm" fo:padding-right="0.265cm" fo:padding-top="0.159cm" fo:padding-bottom="0.159cm" fo:border="0.05pt solid #dddddd"/>
    </style:style>
    <style:style style:name="Tabla20.B4" style:family="table-cell">
      <style:table-cell-properties style:vertical-align="middle" fo:padding-left="0.265cm" fo:padding-right="0.265cm" fo:padding-top="0.159cm" fo:padding-bottom="0.159cm" fo:border="0.05pt solid #dddddd"/>
    </style:style>
    <style:style style:name="Tabla20.A5" style:family="table-cell">
      <style:table-cell-properties style:vertical-align="middle" fo:padding-left="0.265cm" fo:padding-right="0.265cm" fo:padding-top="0.159cm" fo:padding-bottom="0.159cm" fo:border="0.05pt solid #dddddd"/>
    </style:style>
    <style:style style:name="Tabla20.B5" style:family="table-cell">
      <style:table-cell-properties style:vertical-align="middle" fo:padding-left="0.265cm" fo:padding-right="0.265cm" fo:padding-top="0.159cm" fo:padding-bottom="0.159cm" fo:border="0.05pt solid #dddddd"/>
    </style:style>
    <style:style style:name="Tabla20.A6" style:family="table-cell">
      <style:table-cell-properties style:vertical-align="middle" fo:padding-left="0.265cm" fo:padding-right="0.265cm" fo:padding-top="0.159cm" fo:padding-bottom="0.159cm" fo:border="0.05pt solid #dddddd"/>
    </style:style>
    <style:style style:name="Tabla20.B6" style:family="table-cell">
      <style:table-cell-properties style:vertical-align="middle" fo:padding-left="0.265cm" fo:padding-right="0.265cm" fo:padding-top="0.159cm" fo:padding-bottom="0.159cm" fo:border="0.05pt solid #dddddd"/>
    </style:style>
    <style:style style:name="Tabla20.A7" style:family="table-cell">
      <style:table-cell-properties style:vertical-align="middle" fo:padding-left="0.265cm" fo:padding-right="0.265cm" fo:padding-top="0.159cm" fo:padding-bottom="0.159cm" fo:border="0.05pt solid #dddddd"/>
    </style:style>
    <style:style style:name="Tabla20.B7" style:family="table-cell">
      <style:table-cell-properties style:vertical-align="middle" fo:padding-left="0.265cm" fo:padding-right="0.265cm" fo:padding-top="0.159cm" fo:padding-bottom="0.159cm" fo:border="0.05pt solid #dddddd"/>
    </style:style>
    <style:style style:name="Tabla21" style:family="table">
      <style:table-properties style:width="17cm" table:align="left"/>
    </style:style>
    <style:style style:name="Tabla21.A" style:family="table-column">
      <style:table-column-properties style:column-width="10.107cm"/>
    </style:style>
    <style:style style:name="Tabla21.B" style:family="table-column">
      <style:table-column-properties style:column-width="6.893cm"/>
    </style:style>
    <style:style style:name="Tabla21.1" style:family="table-row">
      <style:table-row-properties fo:background-color="#fafafa">
        <style:background-image/>
      </style:table-row-properties>
    </style:style>
    <style:style style:name="Tabla2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1.2" style:family="table-row">
      <style:table-row-properties fo:background-color="transparent">
        <style:background-image/>
      </style:table-row-properties>
    </style:style>
    <style:style style:name="Tabla21.A2" style:family="table-cell">
      <style:table-cell-properties style:vertical-align="middle" fo:padding-left="0.265cm" fo:padding-right="0.265cm" fo:padding-top="0.159cm" fo:padding-bottom="0.159cm" fo:border="0.05pt solid #dddddd"/>
    </style:style>
    <style:style style:name="Tabla21.B2" style:family="table-cell">
      <style:table-cell-properties style:vertical-align="middle" fo:padding-left="0.265cm" fo:padding-right="0.265cm" fo:padding-top="0.159cm" fo:padding-bottom="0.159cm" fo:border="0.05pt solid #dddddd"/>
    </style:style>
    <style:style style:name="Tabla21.A3" style:family="table-cell">
      <style:table-cell-properties style:vertical-align="middle" fo:padding-left="0.265cm" fo:padding-right="0.265cm" fo:padding-top="0.159cm" fo:padding-bottom="0.159cm" fo:border="0.05pt solid #dddddd"/>
    </style:style>
    <style:style style:name="Tabla21.B3" style:family="table-cell">
      <style:table-cell-properties style:vertical-align="middle" fo:padding-left="0.265cm" fo:padding-right="0.265cm" fo:padding-top="0.159cm" fo:padding-bottom="0.159cm" fo:border="0.05pt solid #dddddd"/>
    </style:style>
    <style:style style:name="Tabla21.A4" style:family="table-cell">
      <style:table-cell-properties style:vertical-align="middle" fo:padding-left="0.265cm" fo:padding-right="0.265cm" fo:padding-top="0.159cm" fo:padding-bottom="0.159cm" fo:border="0.05pt solid #dddddd"/>
    </style:style>
    <style:style style:name="Tabla21.B4" style:family="table-cell">
      <style:table-cell-properties style:vertical-align="middle" fo:padding-left="0.265cm" fo:padding-right="0.265cm" fo:padding-top="0.159cm" fo:padding-bottom="0.159cm" fo:border="0.05pt solid #dddddd"/>
    </style:style>
    <style:style style:name="Tabla21.A5" style:family="table-cell">
      <style:table-cell-properties style:vertical-align="middle" fo:padding-left="0.265cm" fo:padding-right="0.265cm" fo:padding-top="0.159cm" fo:padding-bottom="0.159cm" fo:border="0.05pt solid #dddddd"/>
    </style:style>
    <style:style style:name="Tabla21.B5" style:family="table-cell">
      <style:table-cell-properties style:vertical-align="middle" fo:padding-left="0.265cm" fo:padding-right="0.265cm" fo:padding-top="0.159cm" fo:padding-bottom="0.159cm" fo:border="0.05pt solid #dddddd"/>
    </style:style>
    <style:style style:name="Tabla21.A6" style:family="table-cell">
      <style:table-cell-properties style:vertical-align="middle" fo:padding-left="0.265cm" fo:padding-right="0.265cm" fo:padding-top="0.159cm" fo:padding-bottom="0.159cm" fo:border="0.05pt solid #dddddd"/>
    </style:style>
    <style:style style:name="Tabla21.B6" style:family="table-cell">
      <style:table-cell-properties style:vertical-align="middle" fo:padding-left="0.265cm" fo:padding-right="0.265cm" fo:padding-top="0.159cm" fo:padding-bottom="0.159cm" fo:border="0.05pt solid #dddddd"/>
    </style:style>
    <style:style style:name="Tabla21.A7" style:family="table-cell">
      <style:table-cell-properties style:vertical-align="middle" fo:padding-left="0.265cm" fo:padding-right="0.265cm" fo:padding-top="0.159cm" fo:padding-bottom="0.159cm" fo:border="0.05pt solid #dddddd"/>
    </style:style>
    <style:style style:name="Tabla21.B7" style:family="table-cell">
      <style:table-cell-properties style:vertical-align="middle" fo:padding-left="0.265cm" fo:padding-right="0.265cm" fo:padding-top="0.159cm" fo:padding-bottom="0.159cm" fo:border="0.05pt solid #dddddd"/>
    </style:style>
    <style:style style:name="Tabla21.A8" style:family="table-cell">
      <style:table-cell-properties style:vertical-align="middle" fo:padding-left="0.265cm" fo:padding-right="0.265cm" fo:padding-top="0.159cm" fo:padding-bottom="0.159cm" fo:border="0.05pt solid #dddddd"/>
    </style:style>
    <style:style style:name="Tabla21.B8" style:family="table-cell">
      <style:table-cell-properties style:vertical-align="middle" fo:padding-left="0.265cm" fo:padding-right="0.265cm" fo:padding-top="0.159cm" fo:padding-bottom="0.159cm" fo:border="0.05pt solid #dddddd"/>
    </style:style>
    <style:style style:name="Tabla22" style:family="table">
      <style:table-properties style:width="12.749cm" style:rel-width="75%" table:align="left"/>
    </style:style>
    <style:style style:name="Tabla22.A" style:family="table-column">
      <style:table-column-properties style:column-width="3.903cm" style:rel-column-width="15046*"/>
    </style:style>
    <style:style style:name="Tabla22.B" style:family="table-column">
      <style:table-column-properties style:column-width="2.212cm" style:rel-column-width="8525*"/>
    </style:style>
    <style:style style:name="Tabla22.1" style:family="table-row">
      <style:table-row-properties fo:background-color="transparent">
        <style:background-image/>
      </style:table-row-properties>
    </style:style>
    <style:style style:name="Tabla2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2.A3" style:family="table-cell">
      <style:table-cell-properties style:vertical-align="middle" fo:padding-left="0.265cm" fo:padding-right="0.265cm" fo:padding-top="0.159cm" fo:padding-bottom="0.159cm" fo:border="0.05pt solid #dddddd"/>
    </style:style>
    <style:style style:name="Tabla22.B3" style:family="table-cell">
      <style:table-cell-properties style:vertical-align="middle" fo:padding-left="0.265cm" fo:padding-right="0.265cm" fo:padding-top="0.159cm" fo:padding-bottom="0.159cm" fo:border="0.05pt solid #dddddd"/>
    </style:style>
    <style:style style:name="Tabla22.C3" style:family="table-cell">
      <style:table-cell-properties style:vertical-align="middle" fo:padding-left="0.265cm" fo:padding-right="0.265cm" fo:padding-top="0.159cm" fo:padding-bottom="0.159cm" fo:border="0.05pt solid #dddddd"/>
    </style:style>
    <style:style style:name="Tabla22.D3" style:family="table-cell">
      <style:table-cell-properties style:vertical-align="middle" fo:padding-left="0.265cm" fo:padding-right="0.265cm" fo:padding-top="0.159cm" fo:padding-bottom="0.159cm" fo:border="0.05pt solid #dddddd"/>
    </style:style>
    <style:style style:name="Tabla22.E3" style:family="table-cell">
      <style:table-cell-properties style:vertical-align="middle" fo:padding-left="0.265cm" fo:padding-right="0.265cm" fo:padding-top="0.159cm" fo:padding-bottom="0.159cm" fo:border="0.05pt solid #dddddd"/>
    </style:style>
    <style:style style:name="Tabla22.A4" style:family="table-cell">
      <style:table-cell-properties style:vertical-align="middle" fo:padding-left="0.265cm" fo:padding-right="0.265cm" fo:padding-top="0.159cm" fo:padding-bottom="0.159cm" fo:border="0.05pt solid #dddddd"/>
    </style:style>
    <style:style style:name="Tabla22.B4" style:family="table-cell">
      <style:table-cell-properties style:vertical-align="middle" fo:padding-left="0.265cm" fo:padding-right="0.265cm" fo:padding-top="0.159cm" fo:padding-bottom="0.159cm" fo:border="0.05pt solid #dddddd"/>
    </style:style>
    <style:style style:name="Tabla22.C4" style:family="table-cell">
      <style:table-cell-properties style:vertical-align="middle" fo:padding-left="0.265cm" fo:padding-right="0.265cm" fo:padding-top="0.159cm" fo:padding-bottom="0.159cm" fo:border="0.05pt solid #dddddd"/>
    </style:style>
    <style:style style:name="Tabla22.D4" style:family="table-cell">
      <style:table-cell-properties style:vertical-align="middle" fo:padding-left="0.265cm" fo:padding-right="0.265cm" fo:padding-top="0.159cm" fo:padding-bottom="0.159cm" fo:border="0.05pt solid #dddddd"/>
    </style:style>
    <style:style style:name="Tabla22.E4" style:family="table-cell">
      <style:table-cell-properties style:vertical-align="middle" fo:padding-left="0.265cm" fo:padding-right="0.265cm" fo:padding-top="0.159cm" fo:padding-bottom="0.159cm" fo:border="0.05pt solid #dddddd"/>
    </style:style>
    <style:style style:name="Tabla22.A5" style:family="table-cell">
      <style:table-cell-properties style:vertical-align="middle" fo:padding-left="0.265cm" fo:padding-right="0.265cm" fo:padding-top="0.159cm" fo:padding-bottom="0.159cm" fo:border="0.05pt solid #dddddd"/>
    </style:style>
    <style:style style:name="Tabla22.B5" style:family="table-cell">
      <style:table-cell-properties style:vertical-align="middle" fo:padding-left="0.265cm" fo:padding-right="0.265cm" fo:padding-top="0.159cm" fo:padding-bottom="0.159cm" fo:border="0.05pt solid #dddddd"/>
    </style:style>
    <style:style style:name="Tabla22.C5" style:family="table-cell">
      <style:table-cell-properties style:vertical-align="middle" fo:padding-left="0.265cm" fo:padding-right="0.265cm" fo:padding-top="0.159cm" fo:padding-bottom="0.159cm" fo:border="0.05pt solid #dddddd"/>
    </style:style>
    <style:style style:name="Tabla22.D5" style:family="table-cell">
      <style:table-cell-properties style:vertical-align="middle" fo:padding-left="0.265cm" fo:padding-right="0.265cm" fo:padding-top="0.159cm" fo:padding-bottom="0.159cm" fo:border="0.05pt solid #dddddd"/>
    </style:style>
    <style:style style:name="Tabla22.E5" style:family="table-cell">
      <style:table-cell-properties style:vertical-align="middle" fo:padding-left="0.265cm" fo:padding-right="0.265cm" fo:padding-top="0.159cm" fo:padding-bottom="0.159cm" fo:border="0.05pt solid #dddddd"/>
    </style:style>
    <style:style style:name="Tabla23" style:family="table">
      <style:table-properties style:width="12.749cm" style:rel-width="75%" table:align="left"/>
    </style:style>
    <style:style style:name="Tabla23.A" style:family="table-column">
      <style:table-column-properties style:column-width="3.902cm" style:rel-column-width="15042*"/>
    </style:style>
    <style:style style:name="Tabla23.B" style:family="table-column">
      <style:table-column-properties style:column-width="2.212cm" style:rel-column-width="8526*"/>
    </style:style>
    <style:style style:name="Tabla23.1" style:family="table-row">
      <style:table-row-properties fo:background-color="transparent">
        <style:background-image/>
      </style:table-row-properties>
    </style:style>
    <style:style style:name="Tabla2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3.A3" style:family="table-cell">
      <style:table-cell-properties style:vertical-align="middle" fo:padding-left="0.265cm" fo:padding-right="0.265cm" fo:padding-top="0.159cm" fo:padding-bottom="0.159cm" fo:border="0.05pt solid #dddddd"/>
    </style:style>
    <style:style style:name="Tabla23.B3" style:family="table-cell">
      <style:table-cell-properties style:vertical-align="middle" fo:padding-left="0.265cm" fo:padding-right="0.265cm" fo:padding-top="0.159cm" fo:padding-bottom="0.159cm" fo:border="0.05pt solid #dddddd"/>
    </style:style>
    <style:style style:name="Tabla23.C3" style:family="table-cell">
      <style:table-cell-properties style:vertical-align="middle" fo:padding-left="0.265cm" fo:padding-right="0.265cm" fo:padding-top="0.159cm" fo:padding-bottom="0.159cm" fo:border="0.05pt solid #dddddd"/>
    </style:style>
    <style:style style:name="Tabla23.D3" style:family="table-cell">
      <style:table-cell-properties style:vertical-align="middle" fo:padding-left="0.265cm" fo:padding-right="0.265cm" fo:padding-top="0.159cm" fo:padding-bottom="0.159cm" fo:border="0.05pt solid #dddddd"/>
    </style:style>
    <style:style style:name="Tabla23.E3" style:family="table-cell">
      <style:table-cell-properties style:vertical-align="middle" fo:padding-left="0.265cm" fo:padding-right="0.265cm" fo:padding-top="0.159cm" fo:padding-bottom="0.159cm" fo:border="0.05pt solid #dddddd"/>
    </style:style>
    <style:style style:name="Tabla23.A4" style:family="table-cell">
      <style:table-cell-properties style:vertical-align="middle" fo:padding-left="0.265cm" fo:padding-right="0.265cm" fo:padding-top="0.159cm" fo:padding-bottom="0.159cm" fo:border="0.05pt solid #dddddd"/>
    </style:style>
    <style:style style:name="Tabla23.B4" style:family="table-cell">
      <style:table-cell-properties style:vertical-align="middle" fo:padding-left="0.265cm" fo:padding-right="0.265cm" fo:padding-top="0.159cm" fo:padding-bottom="0.159cm" fo:border="0.05pt solid #dddddd"/>
    </style:style>
    <style:style style:name="Tabla23.C4" style:family="table-cell">
      <style:table-cell-properties style:vertical-align="middle" fo:padding-left="0.265cm" fo:padding-right="0.265cm" fo:padding-top="0.159cm" fo:padding-bottom="0.159cm" fo:border="0.05pt solid #dddddd"/>
    </style:style>
    <style:style style:name="Tabla23.D4" style:family="table-cell">
      <style:table-cell-properties style:vertical-align="middle" fo:padding-left="0.265cm" fo:padding-right="0.265cm" fo:padding-top="0.159cm" fo:padding-bottom="0.159cm" fo:border="0.05pt solid #dddddd"/>
    </style:style>
    <style:style style:name="Tabla23.E4" style:family="table-cell">
      <style:table-cell-properties style:vertical-align="middle" fo:padding-left="0.265cm" fo:padding-right="0.265cm" fo:padding-top="0.159cm" fo:padding-bottom="0.159cm" fo:border="0.05pt solid #dddddd"/>
    </style:style>
    <style:style style:name="Tabla23.A5" style:family="table-cell">
      <style:table-cell-properties style:vertical-align="middle" fo:padding-left="0.265cm" fo:padding-right="0.265cm" fo:padding-top="0.159cm" fo:padding-bottom="0.159cm" fo:border="0.05pt solid #dddddd"/>
    </style:style>
    <style:style style:name="Tabla23.B5" style:family="table-cell">
      <style:table-cell-properties style:vertical-align="middle" fo:padding-left="0.265cm" fo:padding-right="0.265cm" fo:padding-top="0.159cm" fo:padding-bottom="0.159cm" fo:border="0.05pt solid #dddddd"/>
    </style:style>
    <style:style style:name="Tabla23.C5" style:family="table-cell">
      <style:table-cell-properties style:vertical-align="middle" fo:padding-left="0.265cm" fo:padding-right="0.265cm" fo:padding-top="0.159cm" fo:padding-bottom="0.159cm" fo:border="0.05pt solid #dddddd"/>
    </style:style>
    <style:style style:name="Tabla23.D5" style:family="table-cell">
      <style:table-cell-properties style:vertical-align="middle" fo:padding-left="0.265cm" fo:padding-right="0.265cm" fo:padding-top="0.159cm" fo:padding-bottom="0.159cm" fo:border="0.05pt solid #dddddd"/>
    </style:style>
    <style:style style:name="Tabla23.E5" style:family="table-cell">
      <style:table-cell-properties style:vertical-align="middle" fo:padding-left="0.265cm" fo:padding-right="0.265cm" fo:padding-top="0.159cm" fo:padding-bottom="0.159cm" fo:border="0.05pt solid #dddddd"/>
    </style:style>
    <style:style style:name="Tabla23.A6" style:family="table-cell">
      <style:table-cell-properties style:vertical-align="middle" fo:padding-left="0.265cm" fo:padding-right="0.265cm" fo:padding-top="0.159cm" fo:padding-bottom="0.159cm" fo:border="0.05pt solid #dddddd"/>
    </style:style>
    <style:style style:name="Tabla23.B6" style:family="table-cell">
      <style:table-cell-properties style:vertical-align="middle" fo:padding-left="0.265cm" fo:padding-right="0.265cm" fo:padding-top="0.159cm" fo:padding-bottom="0.159cm" fo:border="0.05pt solid #dddddd"/>
    </style:style>
    <style:style style:name="Tabla23.C6" style:family="table-cell">
      <style:table-cell-properties style:vertical-align="middle" fo:padding-left="0.265cm" fo:padding-right="0.265cm" fo:padding-top="0.159cm" fo:padding-bottom="0.159cm" fo:border="0.05pt solid #dddddd"/>
    </style:style>
    <style:style style:name="Tabla23.D6" style:family="table-cell">
      <style:table-cell-properties style:vertical-align="middle" fo:padding-left="0.265cm" fo:padding-right="0.265cm" fo:padding-top="0.159cm" fo:padding-bottom="0.159cm" fo:border="0.05pt solid #dddddd"/>
    </style:style>
    <style:style style:name="Tabla23.E6" style:family="table-cell">
      <style:table-cell-properties style:vertical-align="middle" fo:padding-left="0.265cm" fo:padding-right="0.265cm" fo:padding-top="0.159cm" fo:padding-bottom="0.159cm" fo:border="0.05pt solid #dddddd"/>
    </style:style>
    <style:style style:name="Tabla23.A7" style:family="table-cell">
      <style:table-cell-properties style:vertical-align="middle" fo:padding-left="0.265cm" fo:padding-right="0.265cm" fo:padding-top="0.159cm" fo:padding-bottom="0.159cm" fo:border="0.05pt solid #dddddd"/>
    </style:style>
    <style:style style:name="Tabla23.B7" style:family="table-cell">
      <style:table-cell-properties style:vertical-align="middle" fo:padding-left="0.265cm" fo:padding-right="0.265cm" fo:padding-top="0.159cm" fo:padding-bottom="0.159cm" fo:border="0.05pt solid #dddddd"/>
    </style:style>
    <style:style style:name="Tabla23.C7" style:family="table-cell">
      <style:table-cell-properties style:vertical-align="middle" fo:padding-left="0.265cm" fo:padding-right="0.265cm" fo:padding-top="0.159cm" fo:padding-bottom="0.159cm" fo:border="0.05pt solid #dddddd"/>
    </style:style>
    <style:style style:name="Tabla23.D7" style:family="table-cell">
      <style:table-cell-properties style:vertical-align="middle" fo:padding-left="0.265cm" fo:padding-right="0.265cm" fo:padding-top="0.159cm" fo:padding-bottom="0.159cm" fo:border="0.05pt solid #dddddd"/>
    </style:style>
    <style:style style:name="Tabla23.E7"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333333" style:font-name="open sans" fo:font-size="25.5pt" fo:font-style="normal" fo:font-weight="normal" officeooo:paragraph-rsid="0028acae"/>
    </style:style>
    <style:style style:name="P4" style:family="paragraph" style:parent-style-name="Text_20_body">
      <style:paragraph-properties style:line-height-at-least="0.582cm"/>
      <style:text-properties fo:font-variant="normal" fo:text-transform="none" fo:color="#222222" style:font-name="Roboto" fo:font-size="10.5pt" fo:letter-spacing="normal" fo:font-style="normal" fo:font-weight="normal" officeooo:paragraph-rsid="0023b172"/>
    </style:style>
    <style:style style:name="P5" style:family="paragraph" style:parent-style-name="Text_20_body">
      <style:paragraph-properties style:line-height-at-least="0.582cm"/>
      <style:text-properties officeooo:paragraph-rsid="0023b172"/>
    </style:style>
    <style:style style:name="P6" style:family="paragraph" style:parent-style-name="Standard">
      <style:text-properties fo:font-variant="normal" fo:text-transform="none" fo:color="#333333" style:font-name="open sans" fo:font-size="25.5pt" fo:font-style="normal" fo:font-weight="normal"/>
    </style:style>
    <style:style style:name="P7"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3b172"/>
    </style:style>
    <style:style style:name="P8"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8pt" fo:letter-spacing="normal" fo:font-style="normal" fo:font-weight="normal" officeooo:paragraph-rsid="0023b172"/>
    </style:style>
    <style:style style:name="P9"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333333" style:font-name="open sans" fo:font-size="25.5pt" fo:letter-spacing="normal" fo:font-style="normal" fo:font-weight="normal" officeooo:paragraph-rsid="0023b172"/>
    </style:style>
    <style:style style:name="P10"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23b172"/>
    </style:style>
    <style:style style:name="P11" style:family="paragraph" style:parent-style-name="Heading_20_1">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officeooo:paragraph-rsid="0023b172"/>
    </style:style>
    <style:style style:name="P12"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222222" style:font-name="Roboto" fo:font-size="10.5pt" fo:letter-spacing="normal" fo:font-style="normal" fo:font-weight="normal" officeooo:paragraph-rsid="0023b172"/>
    </style:style>
    <style:style style:name="P13"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text-properties officeooo:paragraph-rsid="0023b172"/>
    </style:style>
    <style:style style:name="P14"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text-properties fo:font-variant="normal" fo:text-transform="none" fo:color="#222222" style:font-name="Roboto" fo:font-size="10.5pt" fo:letter-spacing="normal" fo:font-style="normal" fo:font-weight="normal" officeooo:paragraph-rsid="0023b172"/>
    </style:style>
    <style:style style:name="P15"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23b172"/>
    </style:style>
    <style:style style:name="P16"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3b172"/>
    </style:style>
    <style:style style:name="P17"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23b172"/>
    </style:style>
    <style:style style:name="P18"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officeooo:paragraph-rsid="0023b172"/>
    </style:style>
    <style:style style:name="P19"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23b172"/>
    </style:style>
    <style:style style:name="P20" style:family="paragraph" style:parent-style-name="Heading_20_3">
      <style:paragraph-properties fo:margin-left="0cm" fo:margin-right="0cm" fo:margin-top="0.635cm" fo:margin-bottom="0.37cm" style:contextual-spacing="false" fo:line-height="130%" fo:text-indent="0cm" style:auto-text-indent="false" fo:break-before="page"/>
      <style:text-properties fo:font-variant="normal" fo:text-transform="none" fo:color="#333333" style:font-name="open sans" fo:font-size="15.75pt" fo:letter-spacing="normal" fo:font-style="normal" fo:font-weight="normal" officeooo:paragraph-rsid="0023b172"/>
    </style:style>
    <style:style style:name="P21" style:family="paragraph" style:parent-style-name="Heading_20_4">
      <style:paragraph-properties fo:margin-left="0cm" fo:margin-right="0cm" fo:margin-top="0.635cm" fo:margin-bottom="0.37cm" style:contextual-spacing="false" fo:line-height="130%" fo:text-indent="0cm" style:auto-text-indent="false" fo:break-before="page"/>
      <style:text-properties fo:font-variant="normal" fo:text-transform="none" fo:color="#333333" style:font-name="open sans" fo:font-size="13.5pt" fo:letter-spacing="normal" fo:font-style="normal" fo:font-weight="bold" officeooo:paragraph-rsid="0023b172"/>
    </style:style>
    <style:style style:name="P22" style:family="paragraph" style:parent-style-name="Heading_20_4">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3.5pt" fo:letter-spacing="normal" fo:font-style="normal" fo:font-weight="bold" officeooo:paragraph-rsid="0023b172"/>
    </style:style>
    <style:style style:name="P23"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23b172" officeooo:paragraph-rsid="0023b172" style:font-size-asian="36pt" style:font-size-complex="36pt"/>
    </style:style>
    <style:style style:name="P24"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25"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28acae" style:font-size-asian="24pt" style:font-size-complex="24pt"/>
    </style:style>
    <style:style style:name="P26" style:family="paragraph" style:parent-style-name="Table_20_Contents">
      <style:text-properties fo:font-style="italic" fo:font-weight="normal" officeooo:paragraph-rsid="0023b172"/>
    </style:style>
    <style:style style:name="P27" style:family="paragraph" style:parent-style-name="Table_20_Contents">
      <style:text-properties officeooo:paragraph-rsid="0023b172"/>
    </style:style>
    <style:style style:name="P28" style:family="paragraph" style:parent-style-name="Table_20_Heading">
      <style:paragraph-properties fo:text-align="start" style:justify-single-word="false"/>
      <style:text-properties fo:color="#ffffff" officeooo:paragraph-rsid="0023b172"/>
    </style:style>
    <style:style style:name="P29" style:family="paragraph" style:parent-style-name="List_20_Heading">
      <style:paragraph-properties style:line-height-at-least="0.582cm"/>
      <style:text-properties fo:font-variant="normal" fo:text-transform="none" fo:color="#222222" style:font-name="Roboto" fo:font-size="10.5pt" fo:letter-spacing="normal" fo:font-style="normal" fo:font-weight="bold" officeooo:paragraph-rsid="0023b172"/>
    </style:style>
    <style:style style:name="P30" style:family="paragraph" style:parent-style-name="List_20_Heading">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bold" officeooo:paragraph-rsid="0023b172"/>
    </style:style>
    <style:style style:name="P31" style:family="paragraph" style:parent-style-name="List_20_Contents">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normal" officeooo:paragraph-rsid="0023b172"/>
    </style:style>
    <style:style style:name="P32" style:family="paragraph" style:parent-style-name="List_20_Contents">
      <style:paragraph-properties fo:margin-top="0cm" fo:margin-bottom="0.499cm" style:contextual-spacing="false" style:line-height-at-least="0.582cm" fo:break-before="page"/>
      <style:text-properties fo:font-variant="normal" fo:text-transform="none" fo:color="#222222" style:font-name="Roboto" fo:font-size="10.5pt" fo:letter-spacing="normal" fo:font-style="normal" fo:font-weight="normal" officeooo:paragraph-rsid="0023b172"/>
    </style:style>
    <style:style style:name="P33" style:family="paragraph" style:parent-style-name="List_20_Contents">
      <style:paragraph-properties style:line-height-at-least="0.582cm"/>
      <style:text-properties fo:font-variant="normal" fo:text-transform="none" fo:color="#222222" style:font-name="Roboto" fo:font-size="10.5pt" fo:letter-spacing="normal" fo:font-style="normal" fo:font-weight="normal" officeooo:paragraph-rsid="0023b172"/>
    </style:style>
    <style:style style:name="P34" style:family="paragraph" style:parent-style-name="List_20_Contents">
      <style:paragraph-properties style:line-height-at-least="0.582cm"/>
      <style:text-properties officeooo:paragraph-rsid="0023b172"/>
    </style:style>
    <style:style style:name="P35" style:family="paragraph" style:parent-style-name="List_20_Contents">
      <style:paragraph-properties fo:margin-left="1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3b172"/>
    </style:style>
    <style:style style:name="P36" style:family="paragraph" style:parent-style-name="List_20_Contents">
      <style:paragraph-properties fo:margin-left="1cm" fo:margin-right="0cm" fo:margin-top="0.265cm" fo:margin-bottom="0.265cm" style:contextual-spacing="false" style:line-height-at-least="0.582cm" fo:text-indent="0cm" style:auto-text-indent="false"/>
      <style:text-properties officeooo:paragraph-rsid="0023b172"/>
    </style:style>
    <style:style style:name="P37"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fo:letter-spacing="normal" officeooo:paragraph-rsid="0023b172"/>
    </style:style>
    <style:style style:name="P38"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23b172"/>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23b172"/>
    </style:style>
    <style:style style:name="P43"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23b172"/>
    </style:style>
    <style:style style:name="P44"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officeooo:paragraph-rsid="0023b172"/>
    </style:style>
    <style:style style:name="P45"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officeooo:paragraph-rsid="0023b172"/>
    </style:style>
    <style:style style:name="P46"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47"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48"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49" style:family="paragraph" style:parent-style-name="Text_20_body" style:list-style-name="L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50"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51" style:family="paragraph" style:parent-style-name="Text_20_body" style:list-style-name="L1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52" style:family="paragraph" style:parent-style-name="List_20_Contents" style:list-style-name="L9">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53" style:family="paragraph" style:parent-style-name="List_20_Contents" style:list-style-name="L10">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P54" style:family="paragraph" style:parent-style-name="List_20_Contents" style:list-style-name="L11">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3b172"/>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normal" fo:font-weight="bold"/>
    </style:style>
    <style:style style:name="T3" style:family="text">
      <style:text-properties fo:font-variant="normal" fo:text-transform="none" fo:color="#222222" style:font-name="Roboto" fo:font-size="10.5pt" fo:letter-spacing="normal" fo:font-style="italic" fo:font-weight="normal"/>
    </style:style>
    <style:style style:name="T4" style:family="text">
      <style:text-properties fo:font-variant="normal" fo:text-transform="none" fo:color="#222222" style:font-name="Roboto" fo:font-size="8.25pt" fo:letter-spacing="normal" fo:font-style="normal" fo:font-weight="normal"/>
    </style:style>
    <style:style style:name="T5" style:family="text">
      <style:text-properties fo:font-variant="normal" fo:text-transform="none" fo:color="#222222" style:font-name="Roboto" fo:font-size="8pt" fo:letter-spacing="normal" fo:font-style="normal" fo:font-weight="normal"/>
    </style:style>
    <style:style style:name="T6"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7" style:family="text">
      <style:text-properties fo:font-variant="normal" fo:text-transform="none" fo:color="#4285f4" style:text-line-through-style="none" style:text-line-through-type="none" style:font-name="Roboto" fo:font-size="8pt" fo:letter-spacing="normal" fo:font-style="normal" style:text-underline-style="none" fo:font-weight="normal" style:text-blinking="false"/>
    </style:style>
    <style:style style:name="T8" style:family="text">
      <style:text-properties fo:font-variant="normal" fo:text-transform="none" fo:color="#007000" style:font-name="Droid Sans Mono" fo:font-size="10.5pt" fo:letter-spacing="normal" fo:font-style="normal" fo:font-weight="normal"/>
    </style:style>
    <style:style style:name="T9" style:family="text">
      <style:text-properties fo:color="#4285f4" style:text-line-through-style="none" style:text-line-through-type="none" style:text-underline-style="none" style:text-blinking="false"/>
    </style:style>
    <style:style style:name="T10" style:family="text">
      <style:text-properties fo:color="#4285f4" style:text-line-through-style="none" style:text-line-through-type="none" style:font-name="Roboto" fo:font-size="10.5pt" fo:letter-spacing="normal" fo:font-style="italic" style:text-underline-style="none" style:text-blinking="false"/>
    </style:style>
    <style:style style:name="T11"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12" style:family="text">
      <style:text-properties fo:font-weight="bold"/>
    </style:style>
    <style:style style:name="T13" style:family="text">
      <style:text-properties fo:font-size="8.25pt"/>
    </style:style>
    <style:style style:name="T14" style:family="text">
      <style:text-properties fo:color="#000088"/>
    </style:style>
    <style:style style:name="T15" style:family="text">
      <style:text-properties fo:color="#000088" style:font-name="Droid Sans Mono" fo:font-size="10.5pt" fo:font-style="normal" fo:font-weight="normal"/>
    </style:style>
    <style:style style:name="T16" style:family="text">
      <style:text-properties fo:color="#666600"/>
    </style:style>
    <style:style style:name="T17" style:family="text">
      <style:text-properties fo:color="#666600" style:font-name="Droid Sans Mono" fo:font-size="10.5pt" fo:font-style="normal" fo:font-weight="normal"/>
    </style:style>
    <style:style style:name="T18" style:family="text">
      <style:text-properties fo:color="#000000"/>
    </style:style>
    <style:style style:name="T19" style:family="text">
      <style:text-properties fo:color="#000000" style:font-name="Droid Sans Mono" fo:font-size="10.5pt" fo:font-style="normal" fo:font-weight="normal"/>
    </style:style>
    <style:style style:name="T20" style:family="text">
      <style:text-properties fo:color="#660066"/>
    </style:style>
    <style:style style:name="T21" style:family="text">
      <style:text-properties fo:color="#660066" style:font-name="Droid Sans Mono" fo:font-size="10.5pt" fo:font-style="normal" fo:font-weight="normal"/>
    </style:style>
    <style:style style:name="T22" style:family="text">
      <style:text-properties fo:color="#008800" style:font-name="Droid Sans Mono" fo:font-size="10.5pt" fo:font-style="normal" fo:font-weight="normal"/>
    </style:style>
    <style:style style:name="T23" style:family="text">
      <style:text-properties fo:color="#880000" style:font-name="Droid Sans Mono" fo:font-size="10.5pt" fo:font-style="normal" fo:font-weight="normal"/>
    </style:style>
    <style:style style:name="T24" style:family="text">
      <style:text-properties fo:color="#777777" style:font-name="Roboto" fo:font-size="10.5pt" fo:letter-spacing="normal" fo:font-style="italic"/>
    </style:style>
    <style:style style:name="T25" style:family="text">
      <style:text-properties fo:color="#777777" style:font-name="Roboto" fo:font-size="10.5pt" fo:letter-spacing="normal" fo:font-style="italic" officeooo:rsid="0023ddc6"/>
    </style:style>
    <style:style style:name="T26" style:family="text">
      <style:text-properties officeooo:rsid="0028a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26">
        <draw:image xlink:href="https://lh3.googleusercontent.com/TwNXlBxQ-5KqjrzuN6KgiCfGHFolQR8Akka6kYVIgkFogyP9v7Jhug9uOntDxIAPr1L40xz0K3ZfZoFSmUFXRn7pSqgKV8iYAqJ4jhes0HrtvEb3RJN4FZkG9ceuWDqYCI1T" xlink:type="simple" xlink:show="embed" xlink:actuate="onLoad"/>
      </draw:frame>
      <text:p text:style-name="P6"/>
      <text:p text:style-name="P6"/>
      <text:p text:style-name="P6"/>
      <text:p text:style-name="P6"><text:bookmark text:name="docs-internal-guid-d924d5e3-85ff-1010-a3f4-a83611e42ced"/></text:p>
      <text:p text:style-name="P2"/>
      <text:p text:style-name="P2"/>
      <text:p text:style-name="P24"><text:s/>GOOGLE APP ENGINE</text:p>
      <text:p text:style-name="P25">CHAPTER <text:span text:style-name="T26">2</text:span></text:p>
      <text:p text:style-name="P23">PRICING &amp; QUOTAS</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1"><text:a xlink:type="simple" xlink:href="#__RefHeading__88094_1631246758" text:style-name="Index_20_Link" text:visited-style-name="Index_20_Link"><text:span text:style-name="T1">App Engine Pricing<text:tab/>3</text:span></text:a></text:p>
          <text:p text:style-name="P39"><text:a xlink:type="simple" xlink:href="#__RefHeading__88096_1631246758" text:style-name="Index_20_Link" text:visited-style-name="Index_20_Link"><text:span text:style-name="T1">Pricing<text:tab/>3</text:span></text:a></text:p>
          <text:p text:style-name="P40"><text:a xlink:type="simple" xlink:href="#__RefHeading__88098_1631246758" text:style-name="Index_20_Link" text:visited-style-name="Index_20_Link"><text:span text:style-name="T1">Resource billing rates<text:tab/>3</text:span></text:a></text:p>
          <text:p text:style-name="P40"><text:a xlink:type="simple" xlink:href="#__RefHeading__88100_1631246758" text:style-name="Index_20_Link" text:visited-style-name="Index_20_Link"><text:span text:style-name="T1">Billing cycles<text:tab/>5</text:span></text:a></text:p>
          <text:p text:style-name="P40"><text:a xlink:type="simple" xlink:href="#__RefHeading__88102_1631246758" text:style-name="Index_20_Link" text:visited-style-name="Index_20_Link"><text:span text:style-name="T1">Taxes<text:tab/>5</text:span></text:a></text:p>
          <text:p text:style-name="P39"><text:a xlink:type="simple" xlink:href="#__RefHeading__88104_1631246758" text:style-name="Index_20_Link" text:visited-style-name="Index_20_Link"><text:span text:style-name="T1">Using the Developers Console to control billing<text:tab/>5</text:span></text:a></text:p>
          <text:p text:style-name="P40"><text:a xlink:type="simple" xlink:href="#__RefHeading__88106_1631246758" text:style-name="Index_20_Link" text:visited-style-name="Index_20_Link"><text:span text:style-name="T1">Billing administrators<text:tab/>5</text:span></text:a></text:p>
          <text:p text:style-name="P40"><text:a xlink:type="simple" xlink:href="#__RefHeading__88108_1631246758" text:style-name="Index_20_Link" text:visited-style-name="Index_20_Link"><text:span text:style-name="T1">Enable billing<text:tab/>5</text:span></text:a></text:p>
          <text:p text:style-name="P40"><text:a xlink:type="simple" xlink:href="#__RefHeading__88110_1631246758" text:style-name="Index_20_Link" text:visited-style-name="Index_20_Link"><text:span text:style-name="T1">Disable billing<text:tab/>6</text:span></text:a></text:p>
          <text:p text:style-name="P40"><text:a xlink:type="simple" xlink:href="#__RefHeading__88112_1631246758" text:style-name="Index_20_Link" text:visited-style-name="Index_20_Link"><text:span text:style-name="T1">Changing the billing settings<text:tab/>6</text:span></text:a></text:p>
          <text:p text:style-name="P39"><text:a xlink:type="simple" xlink:href="#__RefHeading__88114_1631246758" text:style-name="Index_20_Link" text:visited-style-name="Index_20_Link"><text:span text:style-name="T1">Using the Admin Console to control billing<text:tab/>6</text:span></text:a></text:p>
          <text:p text:style-name="P40"><text:a xlink:type="simple" xlink:href="#__RefHeading__88116_1631246758" text:style-name="Index_20_Link" text:visited-style-name="Index_20_Link"><text:span text:style-name="T1">Billing administrators<text:tab/>6</text:span></text:a></text:p>
          <text:p text:style-name="P40"><text:a xlink:type="simple" xlink:href="#__RefHeading__88118_1631246758" text:style-name="Index_20_Link" text:visited-style-name="Index_20_Link"><text:span text:style-name="T1">Enable billing<text:tab/>7</text:span></text:a></text:p>
          <text:p text:style-name="P40"><text:a xlink:type="simple" xlink:href="#__RefHeading__88120_1631246758" text:style-name="Index_20_Link" text:visited-style-name="Index_20_Link"><text:span text:style-name="T1">Disable billing<text:tab/>8</text:span></text:a></text:p>
          <text:p text:style-name="P40"><text:a xlink:type="simple" xlink:href="#__RefHeading__88122_1631246758" text:style-name="Index_20_Link" text:visited-style-name="Index_20_Link"><text:span text:style-name="T1">Making a payment<text:tab/>8</text:span></text:a></text:p>
          <text:p text:style-name="P40"><text:a xlink:type="simple" xlink:href="#__RefHeading__88124_1631246758" text:style-name="Index_20_Link" text:visited-style-name="Index_20_Link"><text:span text:style-name="T1">Changing contact information<text:tab/>8</text:span></text:a></text:p>
          <text:p text:style-name="P40"><text:a xlink:type="simple" xlink:href="#__RefHeading__88126_1631246758" text:style-name="Index_20_Link" text:visited-style-name="Index_20_Link"><text:span text:style-name="T1">Changing payment settings<text:tab/>8</text:span></text:a></text:p>
          <text:p text:style-name="P39"><text:a xlink:type="simple" xlink:href="#__RefHeading__88128_1631246758" text:style-name="Index_20_Link" text:visited-style-name="Index_20_Link"><text:span text:style-name="T1">Managing a paid app<text:tab/>9</text:span></text:a></text:p>
          <text:p text:style-name="P40"><text:a xlink:type="simple" xlink:href="#__RefHeading__88130_1631246758" text:style-name="Index_20_Link" text:visited-style-name="Index_20_Link"><text:span text:style-name="T1">Billing status<text:tab/>9</text:span></text:a></text:p>
          <text:p text:style-name="P40"><text:a xlink:type="simple" xlink:href="#__RefHeading__88132_1631246758" text:style-name="Index_20_Link" text:visited-style-name="Index_20_Link"><text:span text:style-name="T1">Creating or changing a budget<text:tab/>10</text:span></text:a></text:p>
          <text:p text:style-name="P40"><text:a xlink:type="simple" xlink:href="#__RefHeading__88134_1631246758" text:style-name="Index_20_Link" text:visited-style-name="Index_20_Link"><text:span text:style-name="T1">Billing logs<text:tab/>10</text:span></text:a></text:p>
          <text:p text:style-name="P39"><text:a xlink:type="simple" xlink:href="#__RefHeading__88136_1631246758" text:style-name="Index_20_Link" text:visited-style-name="Index_20_Link"><text:span text:style-name="T1">Help<text:tab/>11</text:span></text:a></text:p>
          <text:p text:style-name="P41"><text:a xlink:type="simple" xlink:href="#__RefHeading__88138_1631246758" text:style-name="Index_20_Link" text:visited-style-name="Index_20_Link"><text:span text:style-name="T1">Quotas<text:tab/>12</text:span></text:a></text:p>
          <text:p text:style-name="P39"><text:a xlink:type="simple" xlink:href="#__RefHeading__88142_1631246758" text:style-name="Index_20_Link" text:visited-style-name="Index_20_Link"><text:span text:style-name="T1">Billable limits and safety limits<text:tab/>12</text:span></text:a></text:p>
          <text:p text:style-name="P40"><text:a xlink:type="simple" xlink:href="#__RefHeading__88144_1631246758" text:style-name="Index_20_Link" text:visited-style-name="Index_20_Link"><text:span text:style-name="T1">Billable limits<text:tab/>12</text:span></text:a></text:p>
          <text:p text:style-name="P40"><text:a xlink:type="simple" xlink:href="#__RefHeading__88146_1631246758" text:style-name="Index_20_Link" text:visited-style-name="Index_20_Link"><text:span text:style-name="T1">Safety limits<text:tab/>13</text:span></text:a></text:p>
          <text:p text:style-name="P39"><text:a xlink:type="simple" xlink:href="#__RefHeading__88148_1631246758" text:style-name="Index_20_Link" text:visited-style-name="Index_20_Link"><text:span text:style-name="T1">How resources are replenished<text:tab/>13</text:span></text:a></text:p>
          <text:p text:style-name="P39"><text:a xlink:type="simple" xlink:href="#__RefHeading__88150_1631246758" text:style-name="Index_20_Link" text:visited-style-name="Index_20_Link"><text:span text:style-name="T1">When a resource is depleted<text:tab/>14</text:span></text:a></text:p>
          <text:p text:style-name="P39"><text:soft-page-break/><text:a xlink:type="simple" xlink:href="#__RefHeading__88152_1631246758" text:style-name="Index_20_Link" text:visited-style-name="Index_20_Link"><text:span text:style-name="T1">Resources<text:tab/>15</text:span></text:a></text:p>
          <text:p text:style-name="P40"><text:a xlink:type="simple" xlink:href="#__RefHeading__88154_1631246758" text:style-name="Index_20_Link" text:visited-style-name="Index_20_Link"><text:span text:style-name="T1">Default GCS Bucket<text:tab/>16</text:span></text:a></text:p>
          <text:p text:style-name="P40"><text:a xlink:type="simple" xlink:href="#__RefHeading__88156_1631246758" text:style-name="Index_20_Link" text:visited-style-name="Index_20_Link"><text:span text:style-name="T1">Blobstore<text:tab/>16</text:span></text:a></text:p>
          <text:p text:style-name="P40"><text:a xlink:type="simple" xlink:href="#__RefHeading__88158_1631246758" text:style-name="Index_20_Link" text:visited-style-name="Index_20_Link"><text:span text:style-name="T1">Channel<text:tab/>16</text:span></text:a></text:p>
          <text:p text:style-name="P40"><text:a xlink:type="simple" xlink:href="#__RefHeading__88160_1631246758" text:style-name="Index_20_Link" text:visited-style-name="Index_20_Link"><text:span text:style-name="T1">Code and static data storage<text:tab/>17</text:span></text:a></text:p>
          <text:p text:style-name="P40"><text:a xlink:type="simple" xlink:href="#__RefHeading__88162_1631246758" text:style-name="Index_20_Link" text:visited-style-name="Index_20_Link"><text:span text:style-name="T1">Datastore<text:tab/>18</text:span></text:a></text:p>
          <text:p text:style-name="P40"><text:a xlink:type="simple" xlink:href="#__RefHeading__88164_1631246758" text:style-name="Index_20_Link" text:visited-style-name="Index_20_Link"><text:span text:style-name="T1">Deployments<text:tab/>19</text:span></text:a></text:p>
          <text:p text:style-name="P40"><text:a xlink:type="simple" xlink:href="#__RefHeading__88166_1631246758" text:style-name="Index_20_Link" text:visited-style-name="Index_20_Link"><text:span text:style-name="T1">Instance hours<text:tab/>19</text:span></text:a></text:p>
          <text:p text:style-name="P40"><text:a xlink:type="simple" xlink:href="#__RefHeading__88168_1631246758" text:style-name="Index_20_Link" text:visited-style-name="Index_20_Link"><text:span text:style-name="T1">Logs<text:tab/>20</text:span></text:a></text:p>
          <text:p text:style-name="P40"><text:a xlink:type="simple" xlink:href="#__RefHeading__88170_1631246758" text:style-name="Index_20_Link" text:visited-style-name="Index_20_Link"><text:span text:style-name="T1">Mail<text:tab/>20</text:span></text:a></text:p>
          <text:p text:style-name="P40"><text:a xlink:type="simple" xlink:href="#__RefHeading__88172_1631246758" text:style-name="Index_20_Link" text:visited-style-name="Index_20_Link"><text:span text:style-name="T1">Requests<text:tab/>22</text:span></text:a></text:p>
          <text:p text:style-name="P40"><text:a xlink:type="simple" xlink:href="#__RefHeading__88174_1631246758" text:style-name="Index_20_Link" text:visited-style-name="Index_20_Link"><text:span text:style-name="T1">Search<text:tab/>23</text:span></text:a></text:p>
          <text:p text:style-name="P40"><text:a xlink:type="simple" xlink:href="#__RefHeading__88176_1631246758" text:style-name="Index_20_Link" text:visited-style-name="Index_20_Link"><text:span text:style-name="T1">Sockets<text:tab/>24</text:span></text:a></text:p>
          <text:p text:style-name="P40"><text:a xlink:type="simple" xlink:href="#__RefHeading__88178_1631246758" text:style-name="Index_20_Link" text:visited-style-name="Index_20_Link"><text:span text:style-name="T1">Task queue<text:tab/>24</text:span></text:a></text:p>
          <text:p text:style-name="P40"><text:a xlink:type="simple" xlink:href="#__RefHeading__88180_1631246758" text:style-name="Index_20_Link" text:visited-style-name="Index_20_Link"><text:span text:style-name="T1">URL fetch<text:tab/>26</text:span></text:a></text:p>
          <text:p text:style-name="P40"><text:a xlink:type="simple" xlink:href="#__RefHeading__88182_1631246758" text:style-name="Index_20_Link" text:visited-style-name="Index_20_Link"><text:span text:style-name="T1">XMPP<text:tab/>26</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text:span text:style-name="T25">Información extraida de la documentación oficial de GOOGLE APP ENGINE, recopilada en PDF para su mejor distribucción. </text:span><text:span text:style-name="T24">A menos que se indique lo contrario, el contenido de esta página tiene la </text:span><text:a xlink:type="simple" xlink:href="http://creativecommons.org/licenses/by/3.0/"><text:span text:style-name="T10">Licencia de Creative Commons Atribución 3.0</text:span></text:a><text:span text:style-name="T24">, y las muestras de código tienen la </text:span><text:a xlink:type="simple" xlink:href="http://www.apache.org/licenses/LICENSE-2.0"><text:span text:style-name="T10">Licencia Apache 2.0</text:span></text:a><text:span text:style-name="T24">. Para obtener más información, consulta las </text:span><text:a xlink:type="simple" xlink:href="https://cloud.google.com/site-policies"><text:span text:style-name="T11">Políticas de Google App Engine</text:span></text:a><text:span text:style-name="T24">.</text:span></text:p>
      <text:h text:style-name="P11" text:outline-level="1"><text:bookmark-start text:name="__RefHeading__88094_1631246758"/>App Engine Pricing<text:bookmark-end text:name="__RefHeading__88094_1631246758"/></text:h>
      <text:p text:style-name="P10"><text:span text:style-name="T1">Each App Engine application can consume a fixed amount of computing resources for free, defined by a set of</text:span><text:a xlink:type="simple" xlink:href="https://cloud.google.com/appengine/docs/quotas"><text:span text:style-name="T6">quotas</text:span></text:a><text:span text:style-name="T1">. If your application needs more resources you can make it a </text:span><text:span text:style-name="Emphasis"><text:span text:style-name="T3">paid app</text:span></text:span><text:span text:style-name="T1"> by enabling billing and linking to a credit card or bank account for automatic payment. When your application uses resources beyond the free quotas, you will be charged only for the additional usage up to a daily maximum amount which you specify. Charges are accumulated monthly and are paid at the beginning of the following month.</text:span></text:p>
      <text:h text:style-name="P18" text:outline-level="2"><text:bookmark-start text:name="__RefHeading__88096_1631246758"/><text:bookmark text:name="Billable_Resource_Unit_Costs"/>Pricing<text:bookmark-end text:name="__RefHeading__88096_1631246758"/></text:h>
      <text:h text:style-name="P19" text:outline-level="3"><text:bookmark-start text:name="__RefHeading__88098_1631246758"/><text:bookmark text:name="cost_resource"/>Resource billing rates<text:bookmark-end text:name="__RefHeading__88098_1631246758"/></text:h>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8">Resource</text:p>
          </table:table-cell>
          <table:table-cell table:style-name="Tabla2.A1" office:value-type="string">
            <text:p text:style-name="P28">Unit</text:p>
          </table:table-cell>
          <table:table-cell table:style-name="Tabla2.A1" office:value-type="string">
            <text:p text:style-name="P28">Unit cost (in US $)</text:p>
          </table:table-cell>
        </table:table-row>
        <table:table-row table:style-name="Tabla2.1">
          <table:table-cell table:style-name="Tabla2.A2" office:value-type="string">
            <text:p text:style-name="P27">Instances<text:span text:style-name="T13">*</text:span></text:p>
          </table:table-cell>
          <table:table-cell table:style-name="Tabla2.B2" office:value-type="string">
            <text:p text:style-name="P27">Instance hours</text:p>
          </table:table-cell>
          <table:table-cell table:style-name="Tabla2.C2" office:value-type="string">
            <text:p text:style-name="P27">$0.05</text:p>
          </table:table-cell>
        </table:table-row>
        <table:table-row table:style-name="Tabla2.1">
          <table:table-cell table:style-name="Tabla2.A3" office:value-type="string">
            <text:p text:style-name="P27">Outgoing Network Traffic</text:p>
          </table:table-cell>
          <table:table-cell table:style-name="Tabla2.B3" office:value-type="string">
            <text:p text:style-name="P27">Gigabytes</text:p>
          </table:table-cell>
          <table:table-cell table:style-name="Tabla2.C3" office:value-type="string">
            <text:p text:style-name="P27">$0.12</text:p>
          </table:table-cell>
        </table:table-row>
        <table:table-row table:style-name="Tabla2.1">
          <table:table-cell table:style-name="Tabla2.A4" office:value-type="string">
            <text:p text:style-name="P27">Incoming Network Traffic</text:p>
          </table:table-cell>
          <table:table-cell table:style-name="Tabla2.B4" office:value-type="string">
            <text:p text:style-name="P27">Gigabytes</text:p>
          </table:table-cell>
          <table:table-cell table:style-name="Tabla2.C4" office:value-type="string">
            <text:p text:style-name="P27">Free</text:p>
          </table:table-cell>
        </table:table-row>
        <table:table-row table:style-name="Tabla2.1">
          <table:table-cell table:style-name="Tabla2.A5" office:value-type="string">
            <text:p text:style-name="P27">Datastore Storage</text:p>
          </table:table-cell>
          <table:table-cell table:style-name="Tabla2.B5" office:value-type="string">
            <text:p text:style-name="P27">Gigabytes per month</text:p>
          </table:table-cell>
          <table:table-cell table:style-name="Tabla2.C5" office:value-type="string">
            <text:p text:style-name="P27">$0.18</text:p>
          </table:table-cell>
        </table:table-row>
        <table:table-row table:style-name="Tabla2.1">
          <table:table-cell table:style-name="Tabla2.A6" office:value-type="string">
            <text:p text:style-name="P27">Blobstore, Logs, and Task Queue Stored Data</text:p>
          </table:table-cell>
          <table:table-cell table:style-name="Tabla2.B6" office:value-type="string">
            <text:p text:style-name="P27">Gigabytes per month</text:p>
          </table:table-cell>
          <table:table-cell table:style-name="Tabla2.C6" office:value-type="string">
            <text:p text:style-name="P27">$0.026</text:p>
          </table:table-cell>
        </table:table-row>
        <table:table-row table:style-name="Tabla2.1">
          <table:table-cell table:style-name="Tabla2.A7" office:value-type="string">
            <text:p text:style-name="P27">Dedicated Memcache</text:p>
          </table:table-cell>
          <table:table-cell table:style-name="Tabla2.B7" office:value-type="string">
            <text:p text:style-name="P27">Gigabytes per hour</text:p>
          </table:table-cell>
          <table:table-cell table:style-name="Tabla2.C7" office:value-type="string">
            <text:p text:style-name="P27">$0.06</text:p>
          </table:table-cell>
        </table:table-row>
        <table:table-row table:style-name="Tabla2.1">
          <table:table-cell table:style-name="Tabla2.A8" office:value-type="string">
            <text:p text:style-name="P27">Logs API</text:p>
          </table:table-cell>
          <table:table-cell table:style-name="Tabla2.B8" office:value-type="string">
            <text:p text:style-name="P27">Gigabytes</text:p>
          </table:table-cell>
          <table:table-cell table:style-name="Tabla2.C8" office:value-type="string">
            <text:p text:style-name="P27">$0.12</text:p>
          </table:table-cell>
        </table:table-row>
        <table:table-row table:style-name="Tabla2.1">
          <table:table-cell table:style-name="Tabla2.A9" office:value-type="string">
            <text:p text:style-name="P27">SSL Virtual IPs<text:span text:style-name="T13">**</text:span> (VIPs)</text:p>
          </table:table-cell>
          <table:table-cell table:style-name="Tabla2.B9" office:value-type="string">
            <text:p text:style-name="P27">Virtual IP per month</text:p>
          </table:table-cell>
          <table:table-cell table:style-name="Tabla2.C9" office:value-type="string">
            <text:p text:style-name="P27">$39.00</text:p>
          </table:table-cell>
        </table:table-row>
        <table:table-row table:style-name="Tabla2.1">
          <table:table-cell table:style-name="Tabla2.A10" table:number-columns-spanned="2" office:value-type="string">
            <text:p text:style-name="P27">Sending Email, Shared Memcache, Pagespeed, Cron, APIs (URLFetch, Task Queues, Image, Sockets, Files, and Users)</text:p>
          </table:table-cell>
          <table:covered-table-cell/>
          <table:table-cell table:style-name="Tabla2.C10" office:value-type="string">
            <text:p text:style-name="P27">No Additional Charge</text:p>
          </table:table-cell>
        </table:table-row>
      </table:table>
      <text:p text:style-name="P10"><text:span text:style-name="T4">*</text:span><text:span text:style-name="T5"> Frontend and backend instances cost the same. Price may vary based on </text:span><text:a xlink:type="simple" xlink:href="https://cloud.google.com/appengine/docs/adminconsole/performancesettings"><text:span text:style-name="T7">performance</text:span></text:a><text:span text:style-name="T5">.<text:line-break/></text:span><text:span text:style-name="T4">**</text:span><text:span text:style-name="T5"> SNI SSL certificate slots are offered for no additional charge for accounts that have billing activated. Free accounts are limited to 5 certificates.</text:span></text:p>
      <text:p text:style-name="P13"><text:span text:style-name="T2">Note:</text:span><text:span text:style-name="T1"> If your free app exceeds the free quota for some resource needed to initiate a request, such as the bandwidth quota or instance hours quota, users of the app will get a server error, such as a 503 error. For all other services, exceeding quota from a free app will generate a quota exception that your app can handle gracefully by showing a message to the users. See </text:span><text:a xlink:type="simple" xlink:href="https://cloud.google.com/appengine/docs/quotas#When_a_Resource_is_Depleted"><text:span text:style-name="T6">When a Resource is Depleted</text:span></text:a><text:span text:style-name="T1"> for more details.</text:span></text:p>
      <text:h text:style-name="P22" text:outline-level="4"><text:bookmark text:name="costs-for-datastore-calls"/><text:soft-page-break/>Costs for Datastore Calls</text:h>
      <text:p text:style-name="P16">Datastore operations are billed as follows:</text:p>
      <table:table table:name="Tabla3" table:style-name="Tabla3">
        <table:table-column table:style-name="Tabla3.A"/>
        <table:table-column table:style-name="Tabla3.B"/>
        <table:table-row table:style-name="Tabla3.1">
          <table:table-cell table:style-name="Tabla3.A1" office:value-type="string">
            <text:p text:style-name="P28">Operation</text:p>
          </table:table-cell>
          <table:table-cell table:style-name="Tabla3.A1" office:value-type="string">
            <text:p text:style-name="P28">Cost</text:p>
          </table:table-cell>
        </table:table-row>
        <table:table-row table:style-name="Tabla3.1">
          <table:table-cell table:style-name="Tabla3.A2" office:value-type="string">
            <text:p text:style-name="P27">Read / Write</text:p>
          </table:table-cell>
          <table:table-cell table:style-name="Tabla3.B2" office:value-type="string">
            <text:p text:style-name="P27">$0.06 per 100,000 operations</text:p>
          </table:table-cell>
        </table:table-row>
        <table:table-row table:style-name="Tabla3.1">
          <table:table-cell table:style-name="Tabla3.A3" office:value-type="string">
            <text:p text:style-name="P27">Small</text:p>
          </table:table-cell>
          <table:table-cell table:style-name="Tabla3.B3" office:value-type="string">
            <text:p text:style-name="P27">Free</text:p>
          </table:table-cell>
        </table:table-row>
      </table:table>
      <text:p text:style-name="P7">Calls to the datastore API result in the following billable operations. Small datastore operations include calls to allocate datastore ids or keys-only queries, and these operations are <text:span text:style-name="T12">free</text:span>. This table shows how calls map to datastore operations:</text:p>
      <table:table table:name="Tabla4" table:style-name="Tabla4">
        <table:table-column table:style-name="Tabla4.A"/>
        <table:table-column table:style-name="Tabla4.B"/>
        <table:table-row table:style-name="Tabla4.1">
          <table:table-cell table:style-name="Tabla4.A1" office:value-type="string">
            <text:p text:style-name="P28">API Call</text:p>
          </table:table-cell>
          <table:table-cell table:style-name="Tabla4.A1" office:value-type="string">
            <text:p text:style-name="P28">Datastore Operations</text:p>
          </table:table-cell>
        </table:table-row>
        <table:table-row table:style-name="Tabla4.1">
          <table:table-cell table:style-name="Tabla4.A2" office:value-type="string">
            <text:p text:style-name="P27">Entity Get (per entity)</text:p>
          </table:table-cell>
          <table:table-cell table:style-name="Tabla4.B2" office:value-type="string">
            <text:p text:style-name="P27">1 read</text:p>
          </table:table-cell>
        </table:table-row>
        <table:table-row table:style-name="Tabla4.1">
          <table:table-cell table:style-name="Tabla4.A3" office:value-type="string">
            <text:p text:style-name="P27">New Entity Put (per entity, regardless of entity size)</text:p>
          </table:table-cell>
          <table:table-cell table:style-name="Tabla4.B3" office:value-type="string">
            <text:p text:style-name="P27">2 writes + 2 writes per indexed property value + 1 write per composite index value</text:p>
          </table:table-cell>
        </table:table-row>
        <table:table-row table:style-name="Tabla4.1">
          <table:table-cell table:style-name="Tabla4.A4" office:value-type="string">
            <text:p text:style-name="P27">Existing Entity Put (per entity)</text:p>
          </table:table-cell>
          <table:table-cell table:style-name="Tabla4.B4" office:value-type="string">
            <text:p text:style-name="P27">1 write + 4 writes per modified indexed property value + 2 writes per modified composite index value</text:p>
          </table:table-cell>
        </table:table-row>
        <table:table-row table:style-name="Tabla4.1">
          <table:table-cell table:style-name="Tabla4.A5" office:value-type="string">
            <text:p text:style-name="P27">Entity Delete (per entity)</text:p>
          </table:table-cell>
          <table:table-cell table:style-name="Tabla4.B5" office:value-type="string">
            <text:p text:style-name="P27">2 writes + 2 writes per indexed property value + 1 write per composite index value</text:p>
          </table:table-cell>
        </table:table-row>
        <table:table-row table:style-name="Tabla4.1">
          <table:table-cell table:style-name="Tabla4.A6" office:value-type="string">
            <text:p text:style-name="P27">Query<text:span text:style-name="T13">*</text:span></text:p>
          </table:table-cell>
          <table:table-cell table:style-name="Tabla4.B6" office:value-type="string">
            <text:p text:style-name="P27">1 read + 1 read per entity retrieved</text:p>
          </table:table-cell>
        </table:table-row>
      </table:table>
      <text:p text:style-name="P8"><text:span text:style-name="T13">*</text:span> Queries that specify an offset are charged for the number of results that are skipped in addition to those that are returned.</text:p>
      <text:h text:style-name="P22" text:outline-level="4"><text:bookmark text:name="search_pricing"/>Costs for Search</text:h>
      <text:p text:style-name="P17"><text:span text:style-name="T1">Fees for use of the Search API are listed in the table below. Refer to the </text:span><text:a xlink:type="simple" xlink:href="https://cloud.google.com/appengine/docs/java/search/#Java_Search_API_quotas"><text:span text:style-name="T6">Java</text:span></text:a><text:span text:style-name="T1"> and </text:span><text:a xlink:type="simple" xlink:href="https://cloud.google.com/appengine/docs/python/search/#Python_Search_API_quotas"><text:span text:style-name="T6">Python</text:span></text:a><text:span text:style-name="T1"> documentation for a detailed description of each type of Search call.</text:span></text:p>
      <table:table table:name="Tabla5" table:style-name="Tabla5">
        <table:table-column table:style-name="Tabla5.A"/>
        <table:table-column table:style-name="Tabla5.B"/>
        <table:table-row table:style-name="Tabla5.1">
          <table:table-cell table:style-name="Tabla5.A1" office:value-type="string">
            <text:p text:style-name="P28">Resource</text:p>
          </table:table-cell>
          <table:table-cell table:style-name="Tabla5.A1" office:value-type="string">
            <text:p text:style-name="P28">Cost</text:p>
          </table:table-cell>
        </table:table-row>
        <table:table-row table:style-name="Tabla5.1">
          <table:table-cell table:style-name="Tabla5.A2" office:value-type="string">
            <text:p text:style-name="P27">Total Storage (Documents and Indexes)</text:p>
          </table:table-cell>
          <table:table-cell table:style-name="Tabla5.B2" office:value-type="string">
            <text:p text:style-name="P27">$0.18 per GB per month<text:span text:style-name="T13">*</text:span></text:p>
          </table:table-cell>
        </table:table-row>
        <table:table-row table:style-name="Tabla5.1">
          <table:table-cell table:style-name="Tabla5.A3" office:value-type="string">
            <text:p text:style-name="P27">Queries</text:p>
          </table:table-cell>
          <table:table-cell table:style-name="Tabla5.B3" office:value-type="string">
            <text:p text:style-name="P27">$0.50 per 10K queries</text:p>
          </table:table-cell>
        </table:table-row>
        <table:table-row table:style-name="Tabla5.1">
          <table:table-cell table:style-name="Tabla5.A4" office:value-type="string">
            <text:p text:style-name="P27">Indexing Searchable Documents</text:p>
          </table:table-cell>
          <table:table-cell table:style-name="Tabla5.B4" office:value-type="string">
            <text:p text:style-name="P27">$2.00 per GB</text:p>
          </table:table-cell>
        </table:table-row>
      </table:table>
      <text:p text:style-name="P8"><text:span text:style-name="T13">*</text:span> Storage is at datastore rates.</text:p>
      <text:h text:style-name="P19" text:outline-level="3"><text:bookmark-start text:name="__RefHeading__88100_1631246758"/><text:bookmark text:name="cost_cycles"/><text:soft-page-break/>Billing cycles<text:bookmark-end text:name="__RefHeading__88100_1631246758"/></text:h>
      <text:p text:style-name="P17"><text:span text:style-name="T1">When you enable billing you specify a maximum </text:span><text:a xlink:type="simple" xlink:href="https://cloud.google.com/appengine/pricing#Billable_Resource_Unit_Costs"><text:span text:style-name="T6">daily budget</text:span></text:a><text:span text:style-name="T1">. This is the maximum resource cost you are willing to pay. This daily budget will limit the total amount you can be charged on any single day. The daily budget should be large enough to be able to handle spikes in resource usage. An application can only consume budgeted resources up to its maximum daily budget. When an application exceeds its daily budget, any operation whose free quota has been exhausted will fail. Charges are posted in daily and monthly billing cycles:</text:span></text:p>
      <text:list xml:id="list3230915306382013457" text:style-name="L1">
        <text:list-item>
          <text:p text:style-name="P42"><text:span text:style-name="Strong_20_Emphasis"><text:span text:style-name="T1">Daily</text:span></text:span><text:span text:style-name="T1">: Every day you are charged for the resources you actually use. Usage up to the free quota limits is included in the usage total, but not in the billable amount. Usage above the free quota is charged at the regular rates.</text:span></text:p>
        </text:list-item>
        <text:list-item>
          <text:p text:style-name="P42"><text:span text:style-name="Strong_20_Emphasis"><text:span text:style-name="T1">Monthly</text:span></text:span><text:span text:style-name="T1">: At the beginning of each month all daily charges for the previous month are summed, applicable taxes are computed, and the total charges are debited from the payment instrument that is linked to the app.</text:span></text:p>
        </text:list-item>
      </text:list>
      <text:h text:style-name="P19" text:outline-level="3"><text:bookmark-start text:name="__RefHeading__88102_1631246758"/><text:bookmark text:name="cost_taxes"/>Taxes<text:bookmark-end text:name="__RefHeading__88102_1631246758"/></text:h>
      <text:p text:style-name="P16">Some countries tax App Engine fees. If taxes apply in your country of residence, your bill will include any applicable taxes. Taxes appear only in the Transaction History log. You do not need to include taxes in your daily budget. They are added to your charges after daily spend has been calculated, so the final charge to your account, including taxes, may be larger than the daily budget amount.</text:p>
      <text:h text:style-name="P18" text:outline-level="2"><text:bookmark-start text:name="__RefHeading__88104_1631246758"/><text:bookmark text:name="create"/>Using the Developers Console to control billing<text:bookmark-end text:name="__RefHeading__88104_1631246758"/></text:h>
      <text:h text:style-name="P19" text:outline-level="3"><text:bookmark-start text:name="__RefHeading__88106_1631246758"/><text:bookmark text:name="new_admins"/>Billing administrators<text:bookmark-end text:name="__RefHeading__88106_1631246758"/></text:h>
      <text:p text:style-name="P17"><text:span text:style-name="T1">Only project owners can enable and disable billing, and perform the functions described below in </text:span><text:a xlink:type="simple" xlink:href="https://cloud.google.com/appengine/pricing#managing"><text:span text:style-name="T6">Managing a paid app</text:span></text:a><text:span text:style-name="T1">.</text:span></text:p>
      <text:h text:style-name="P19" text:outline-level="3"><text:bookmark-start text:name="__RefHeading__88108_1631246758"/><text:bookmark text:name="first_time"/>Enable billing<text:bookmark-end text:name="__RefHeading__88108_1631246758"/></text:h>
      <text:p text:style-name="P17"><text:span text:style-name="T1">Sign in to the </text:span><text:a xlink:type="simple" xlink:href="https://console.developers.google.com/"><text:span text:style-name="T6">Google Developers Console</text:span></text:a><text:span text:style-name="T1">.</text:span></text:p>
      <text:list xml:id="list6704222498138387708" text:style-name="L2">
        <text:list-item>
          <text:p text:style-name="P46">Create a new account or sign in to an existing account</text:p>
        </text:list-item>
        <text:list-item>
          <text:p text:style-name="P46">Create a new project or select an existing project</text:p>
        </text:list-item>
        <text:list-item>
          <text:p text:style-name="P46"><text:soft-page-break/>On the project's page, select <text:span text:style-name="T12">Settings</text:span></text:p>
        </text:list-item>
        <text:list-item>
          <text:p text:style-name="P46">Click <text:span text:style-name="T12">Enable Billing</text:span></text:p>
        </text:list-item>
        <text:list-item>
          <text:p text:style-name="P46">You are now in the page that controls the billing account for your project. Fill in the form that specifies the billing information that will apply to this project only.</text:p>
        </text:list-item>
        <text:list-item>
          <text:p text:style-name="P46">Click <text:span text:style-name="T12">Submit and enable billing</text:span></text:p>
        </text:list-item>
      </text:list>
      <text:h text:style-name="P19" text:outline-level="3"><text:bookmark-start text:name="__RefHeading__88110_1631246758"/><text:bookmark text:name="disable_billing"/>Disable billing<text:bookmark-end text:name="__RefHeading__88110_1631246758"/></text:h>
      <text:p text:style-name="P16">Go to the project's page in the Developers Console and select <text:span text:style-name="T12">Settings</text:span>. Click <text:span text:style-name="T12">Disable billing</text:span> in the Billing section of the page.</text:p>
      <text:p text:style-name="P5"><text:span text:style-name="Strong_20_Emphasis"><text:span text:style-name="T1">Note:</text:span></text:span><text:span text:style-name="T1"> Disabling an application does not automatically disable billing. If you disable your app but do not disable billing, the app can still be charged for fixed billing costs, like datastore storage.</text:span></text:p>
      <text:h text:style-name="P19" text:outline-level="3"><text:bookmark-start text:name="__RefHeading__88112_1631246758"/><text:bookmark text:name="cloud_console"/>Changing the billing settings<text:bookmark-end text:name="__RefHeading__88112_1631246758"/></text:h>
      <text:p text:style-name="P17"><text:span text:style-name="T1">For setting budgets and monitoring app usage, see </text:span><text:a xlink:type="simple" xlink:href="https://cloud.google.com/appengine/pricing#managing"><text:span text:style-name="T6">managing a paid app</text:span></text:a><text:span text:style-name="T1">. For additional questions about billing, see </text:span><text:a xlink:type="simple" xlink:href="https://support.google.com/cloudbilling/?hl=en#topic=2991963"><text:span text:style-name="T6">Cloud Billing Help</text:span></text:a><text:span text:style-name="T1">.</text:span></text:p>
      <text:h text:style-name="P18" text:outline-level="2"><text:bookmark-start text:name="__RefHeading__88114_1631246758"/><text:bookmark text:name="create_old"/>Using the Admin Console to control billing<text:bookmark-end text:name="__RefHeading__88114_1631246758"/></text:h>
      <text:p text:style-name="P5"><text:span text:style-name="Strong_20_Emphasis"><text:span text:style-name="T1">Note:</text:span></text:span><text:span text:style-name="T1"> If you are logged into your browser under multiple accounts you must be sure to access the App Engine Admin Console from the account that's linked to your application.</text:span></text:p>
      <text:h text:style-name="P19" text:outline-level="3"><text:bookmark-start text:name="__RefHeading__88116_1631246758"/><text:bookmark text:name="new_admins_old"/>Billing administrators<text:bookmark-end text:name="__RefHeading__88116_1631246758"/></text:h>
      <text:p text:style-name="P17"><text:span text:style-name="T1">Only billing administrators can enable billing and manage paid apps. To be a billing administrator a user must already be one of the application's </text:span><text:a xlink:type="simple" xlink:href="https://cloud.google.com/appengine/docs/adminconsole/roles"><text:span text:style-name="T6">application administrators</text:span></text:a><text:span text:style-name="T1">. A paid app should have more than one billing administrator to ensure there is always someone available who can change the budget. Before you assign billing administrators be sure you have granted an application administrator role to all the people you have in mind.</text:span></text:p>
      <text:p text:style-name="P10"><text:span text:style-name="T1">The application administrator who initially enables billing automatically becomes a billing administrator. The initial administrator can be </text:span><text:a xlink:type="simple" xlink:href="https://cloud.google.com/appengine/pricing#change_admins"><text:span text:style-name="T6">removed later</text:span></text:a><text:span text:style-name="T1"> once other billing administrators exist. To add or remove billing administrators click </text:span><text:span text:style-name="Strong_20_Emphasis"><text:span text:style-name="T1">Manage Billing Administrators</text:span></text:span><text:span text:style-name="T1">. A list of all the current application administrators will appear, with check boxes next to each. Check and uncheck the boxes to add or remove billing administrators. Then click</text:span><text:span text:style-name="Strong_20_Emphasis"><text:span text:style-name="T1">Save</text:span></text:span><text:span text:style-name="T1">.</text:span></text:p>
      <text:p text:style-name="P10"><text:soft-page-break/><text:span text:style-name="T1">Any billing administrator can add or remove other billing administrators. Application administrators can only view the list of billing administrators. Go to the </text:span><text:span text:style-name="Strong_20_Emphasis"><text:span text:style-name="T1">Billing Status</text:span></text:span><text:span text:style-name="T1"> page and click </text:span><text:span text:style-name="Strong_20_Emphasis"><text:span text:style-name="T1">Manage Billing Administrators</text:span></text:span><text:span text:style-name="T1">. A billing administrator can remove himself - as long as other billing administrators exist. There must be at least one billing administrator at all times.</text:span></text:p>
      <text:h text:style-name="P19" text:outline-level="3"><text:bookmark-start text:name="__RefHeading__88118_1631246758"/><text:bookmark text:name="first_time_old"/>Enable billing<text:bookmark-end text:name="__RefHeading__88118_1631246758"/></text:h>
      <text:p text:style-name="P16">Follow these steps to enable billing:</text:p>
      <text:list xml:id="list3659967328598330624" text:style-name="L3">
        <text:list-item>
          <text:p text:style-name="P43"><text:span text:style-name="T1">Sign in to the Administration Console at </text:span><text:a xlink:type="simple" xlink:href="https://appengine.google.com/"><text:span text:style-name="T6">https://appengine.google.com</text:span></text:a><text:span text:style-name="T1">. Google Apps users can sign in at https://appengine.google.com/a/</text:span><text:span text:style-name="Emphasis"><text:span text:style-name="T3">your_domain.com</text:span></text:span><text:span text:style-name="T1">.</text:span></text:p>
        </text:list-item>
        <text:list-item>
          <text:p text:style-name="P47">Select an application.</text:p>
        </text:list-item>
        <text:list-item>
          <text:p text:style-name="P43"><text:span text:style-name="T1">Click the </text:span><text:span text:style-name="Strong_20_Emphasis"><text:span text:style-name="T1">Settings</text:span></text:span><text:span text:style-name="T1"> link (under the </text:span><text:span text:style-name="Strong_20_Emphasis"><text:span text:style-name="T1">Billing Status</text:span></text:span><text:span text:style-name="T1"> section).</text:span></text:p>
        </text:list-item>
      </text:list>
      <text:p text:style-name="P10"><text:span text:style-name="T1">The billing status page appears and the application's status will be </text:span><text:span text:style-name="Strong_20_Emphasis"><text:span text:style-name="T1">Free</text:span></text:span><text:span text:style-name="T1">.</text:span></text:p>
      <text:p text:style-name="P10"><text:span text:style-name="T1">Click </text:span><text:span text:style-name="Strong_20_Emphasis"><text:span text:style-name="T1">Enable Billing</text:span></text:span><text:span text:style-name="T1">. The first time you enable billing, three consecutive screens appear to enter budget, billing profile, and billing settings:</text:span></text:p>
      <text:list xml:id="list8579214257937907152" text:style-name="L4">
        <text:list-item>
          <text:p text:style-name="P44"><text:bookmark text:name="new_budget"/><text:span text:style-name="Strong_20_Emphasis"><text:span text:style-name="T1">Budget:</text:span></text:span><text:span text:style-name="T1"> Specify your application's budget. This is the maximum dollar amount of resources you're willing to purchase each day. See </text:span><text:a xlink:type="simple" xlink:href="https://cloud.google.com/appengine/pricing#Billable_Resource_Unit_Costs"><text:span text:style-name="T6">Estimating Costs</text:span></text:a><text:span text:style-name="T1"> for more information.</text:span></text:p>
        </text:list-item>
        <text:list-item>
          <text:p text:style-name="P44"><text:bookmark text:name="new_profile"/><text:span text:style-name="Strong_20_Emphasis"><text:span text:style-name="T1">Billing profile:</text:span></text:span><text:span text:style-name="T1"> Enter your company's address and one or more billing contacts with phone, email, and notification preferences. The person who initially enables billing automatically becomes the primary contact. Contacts do not have to be billing administrators. Currently the only billing notifications contacts can receive is a warning when a charge has failed. Each new contact receives an email that includes a link that must be clicked to verify the address and to enable the transmission of notifications.</text:span></text:p>
        </text:list-item>
        <text:list-item>
          <text:p text:style-name="P44"><text:bookmark text:name="new_settings"/><text:span text:style-name="Strong_20_Emphasis"><text:span text:style-name="T1">Billing settings:</text:span></text:span><text:span text:style-name="T1"> Enter information for one or more credit cards or bank accounts. You must have at least one account which will be the primary payment source for the monthly bills. If you enter other accounts one of them can be selected as a backup. If a charge to the primary fails, the billing system will try the backup account.</text:span></text:p>
        </text:list-item>
      </text:list>
      <text:p text:style-name="P10"><text:span text:style-name="T1">After you fill in all three screens click </text:span><text:span text:style-name="Strong_20_Emphasis"><text:span text:style-name="T1">Submit</text:span></text:span><text:span text:style-name="T1">. You're done! If you cancel out of enable billing while creating a paid app none of the budget, profile, or settings information will be retained. You'll have to enter it all again.</text:span></text:p>
      <text:h text:style-name="P22" text:outline-level="4"><text:bookmark text:name="verify"/><text:soft-page-break/>Verify Paid App Status</text:h>
      <text:p text:style-name="P17"><text:span text:style-name="T1">When you click </text:span><text:span text:style-name="Strong_20_Emphasis"><text:span text:style-name="T1">Submit</text:span></text:span><text:span text:style-name="T1"> the application's billing status changes from </text:span><text:span text:style-name="Strong_20_Emphasis"><text:span text:style-name="T1">Free</text:span></text:span><text:span text:style-name="T1"> to </text:span><text:span text:style-name="Strong_20_Emphasis"><text:span text:style-name="T1">Enabling Billing</text:span></text:span><text:span text:style-name="T1">. It can remain in this state for several minutes while Google processes your billing settings. You can cancel the pending enable process by pressing </text:span><text:span text:style-name="Strong_20_Emphasis"><text:span text:style-name="T1">Do not enable billing</text:span></text:span><text:span text:style-name="T1">.</text:span></text:p>
      <text:p text:style-name="P10"><text:span text:style-name="T1">Note that the status page does not update automatically. To verify that your application has become a paid app refresh the billing status page until you see that the status has changed to </text:span><text:span text:style-name="Strong_20_Emphasis"><text:span text:style-name="T1">Enabled</text:span></text:span><text:span text:style-name="T1">. After the app has been enabled it may take several minutes for any changes in budget quotas to take effect.</text:span></text:p>
      <text:h text:style-name="P19" text:outline-level="3"><text:bookmark-start text:name="__RefHeading__88120_1631246758"/><text:bookmark text:name="disable_billing_old"/>Disable billing<text:bookmark-end text:name="__RefHeading__88120_1631246758"/></text:h>
      <text:p text:style-name="P17"><text:span text:style-name="T1">Go to the </text:span><text:span text:style-name="Strong_20_Emphasis"><text:span text:style-name="T1">Billing Status</text:span></text:span><text:span text:style-name="T1"> page and click </text:span><text:span text:style-name="Strong_20_Emphasis"><text:span text:style-name="T1">Disable Billing</text:span></text:span><text:span text:style-name="T1">. Your app's usage limits will revert to the free quotas. However, you'll still be charged for your data use up to that point at the end of the month.</text:span></text:p>
      <text:p text:style-name="P5"><text:span text:style-name="Strong_20_Emphasis"><text:span text:style-name="T1">Note:</text:span></text:span><text:span text:style-name="T1"> Disabling an application does not automatically disable billing. If you disable your app but do not disable billing, the app can still be charged for fixed billing costs, like datastore storage.</text:span></text:p>
      <text:h text:style-name="P19" text:outline-level="3"><text:bookmark-start text:name="__RefHeading__88122_1631246758"/><text:bookmark text:name="payment"/>Making a payment<text:bookmark-end text:name="__RefHeading__88122_1631246758"/></text:h>
      <text:p text:style-name="P16">The billing system calculates your monthly charges and posts them in the transaction history on the first of the month. The exact date that the linked payment account is actually debited may vary, so when the automatic withdrawal or charge appears in the transaction history it may be after the first of the month.</text:p>
      <text:p text:style-name="P10"><text:span text:style-name="T1">You can also make a payment through any of your linked accounts at any time by visiting the </text:span><text:span text:style-name="Strong_20_Emphasis"><text:span text:style-name="T1">Transaction History</text:span></text:span><text:span text:style-name="T1">billing page. At the top of the page you'll see your current balance, and a </text:span><text:span text:style-name="Strong_20_Emphasis"><text:span text:style-name="T1">Make a payment</text:span></text:span><text:span text:style-name="T1"> button.</text:span></text:p>
      <text:h text:style-name="P19" text:outline-level="3"><text:bookmark-start text:name="__RefHeading__88124_1631246758"/><text:bookmark text:name="change_profile"/>Changing contact information<text:bookmark-end text:name="__RefHeading__88124_1631246758"/></text:h>
      <text:p text:style-name="P17"><text:span text:style-name="T1">To change company contact information go to the </text:span><text:span text:style-name="Strong_20_Emphasis"><text:span text:style-name="T1">Billing Profile</text:span></text:span><text:span text:style-name="T1"> page. You can edit or remove existing contacts or add new ones. You can also edit the company business information.</text:span></text:p>
      <text:h text:style-name="P19" text:outline-level="3"><text:bookmark-start text:name="__RefHeading__88126_1631246758"/><text:bookmark text:name="change_settings"/>Changing payment settings<text:bookmark-end text:name="__RefHeading__88126_1631246758"/></text:h>
      <text:p text:style-name="P17"><text:span text:style-name="T1">To change payment information go to the </text:span><text:span text:style-name="Strong_20_Emphasis"><text:span text:style-name="T1">Billing Settings</text:span></text:span><text:span text:style-name="T1"> page. You can edit or remove existing </text:span><text:a xlink:type="simple" xlink:href="https://cloud.google.com/appengine/pricing#new_settings"><text:span text:style-name="T6">payment accounts</text:span></text:a><text:span text:style-name="T1"> or add new ones.</text:span></text:p>
      <text:h text:style-name="P18" text:outline-level="2"><text:bookmark-start text:name="__RefHeading__88128_1631246758"/><text:bookmark text:name="managing"/><text:soft-page-break/>Managing a paid app<text:bookmark-end text:name="__RefHeading__88128_1631246758"/></text:h>
      <text:p text:style-name="P17"><text:span text:style-name="T1">Use the </text:span><text:a xlink:type="simple" xlink:href="https://appengine.google.com/"><text:span text:style-name="T6">App Engine Admin Console</text:span></text:a><text:span text:style-name="T1"> to view the billing status of all your apps, and to set or change an app's budget.</text:span></text:p>
      <text:p text:style-name="P5"><text:span text:style-name="Strong_20_Emphasis"><text:span text:style-name="T1">Note:</text:span></text:span><text:span text:style-name="T1"> If you are logged into your browser under multiple accounts you must be sure to access the App Engine Admin Console from the account that's linked to your application. One way to do this is to open a Chrome incognito window or a Firefox private browsing window first, then navigate to the App Engine Admin Console and log in.</text:span></text:p>
      <text:p text:style-name="P10"><text:span text:style-name="T1">Once billing is enabled, your app's charges will appear in the billing logs </text:span><text:a xlink:type="simple" xlink:href="https://cloud.google.com/appengine/pricing#transaction_history"><text:span text:style-name="T6">Transaction History</text:span></text:a><text:span text:style-name="T1"> page. No paper invoices are sent to the billing contact.</text:span></text:p>
      <text:p text:style-name="P7">All of the application's billing administrators can use the links in the application console billing section to view and change billing information. The following table shows what management operations are available from each page:</text:p>
      <table:table table:name="Tabla6" table:style-name="Tabla6">
        <table:table-column table:style-name="Tabla6.A"/>
        <table:table-column table:style-name="Tabla6.B"/>
        <table:table-row table:style-name="Tabla6.1">
          <table:table-cell table:style-name="Tabla6.A1" office:value-type="string">
            <text:p text:style-name="P28">Billing Page</text:p>
          </table:table-cell>
          <table:table-cell table:style-name="Tabla6.A1" office:value-type="string">
            <text:p text:style-name="P28">Operations</text:p>
          </table:table-cell>
        </table:table-row>
        <table:table-row table:style-name="Tabla6.1">
          <table:table-cell table:style-name="Tabla6.A2" office:value-type="string">
            <text:p text:style-name="P27">Billing Status</text:p>
          </table:table-cell>
          <table:table-cell table:style-name="Tabla6.B2" office:value-type="string">
            <text:p text:style-name="P27">View billing status, Change budget, Add/remove/view billing administrators</text:p>
          </table:table-cell>
        </table:table-row>
        <table:table-row table:style-name="Tabla6.1">
          <table:table-cell table:style-name="Tabla6.A3" office:value-type="string">
            <text:p text:style-name="P27">Usage History</text:p>
          </table:table-cell>
          <table:table-cell table:style-name="Tabla6.B3" office:value-type="string">
            <text:p text:style-name="P27">View daily usage statistics and costs</text:p>
          </table:table-cell>
        </table:table-row>
        <table:table-row table:style-name="Tabla6.1">
          <table:table-cell table:style-name="Tabla6.A4" office:value-type="string">
            <text:p text:style-name="P27">Transaction History<text:span text:style-name="T13">*</text:span></text:p>
          </table:table-cell>
          <table:table-cell table:style-name="Tabla6.B4" office:value-type="string">
            <text:p text:style-name="P27">Make payments, view the current balance and monthly billing transactions</text:p>
          </table:table-cell>
        </table:table-row>
        <table:table-row table:style-name="Tabla6.1">
          <table:table-cell table:style-name="Tabla6.A5" office:value-type="string">
            <text:p text:style-name="P27">Billing Profile <text:span text:style-name="T13">*,**</text:span></text:p>
          </table:table-cell>
          <table:table-cell table:style-name="Tabla6.B5" office:value-type="string">
            <text:p text:style-name="P27">View and change contact information</text:p>
          </table:table-cell>
        </table:table-row>
        <table:table-row table:style-name="Tabla6.1">
          <table:table-cell table:style-name="Tabla6.A6" office:value-type="string">
            <text:p text:style-name="P27">Billing Settings <text:span text:style-name="T13">*,**</text:span></text:p>
          </table:table-cell>
          <table:table-cell table:style-name="Tabla6.B6" office:value-type="string">
            <text:p text:style-name="P27">View and change payment information</text:p>
          </table:table-cell>
        </table:table-row>
      </table:table>
      <text:p text:style-name="P8"><text:span text:style-name="T13">*</text:span> These pages are only visible to billing administrators.<text:line-break/><text:span text:style-name="T13">**</text:span> These pages only appear for apps created on or before March 21, 2014, newer apps use the Developers Console to change billing settings.</text:p>
      <text:h text:style-name="P19" text:outline-level="3"><text:bookmark-start text:name="__RefHeading__88130_1631246758"/><text:bookmark text:name="status"/>Billing status<text:bookmark-end text:name="__RefHeading__88130_1631246758"/></text:h>
      <text:p text:style-name="P17"><text:span text:style-name="T1">The app's current billing status is displayed on the </text:span><text:span text:style-name="Strong_20_Emphasis"><text:span text:style-name="T1">Billing Status</text:span></text:span><text:span text:style-name="T1"> page. Possible values are:</text:span></text:p>
      <text:list xml:id="list7813475930210512325" text:style-name="L5">
        <text:list-item>
          <text:p text:style-name="P48">Free</text:p>
        </text:list-item>
        <text:list-item>
          <text:p text:style-name="P48">Enabling Billing</text:p>
        </text:list-item>
        <text:list-item>
          <text:p text:style-name="P48">Enabled</text:p>
        </text:list-item>
        <text:list-item>
          <text:p text:style-name="P48">Premier Account Billing</text:p>
        </text:list-item>
        <text:list-item>
          <text:p text:style-name="P48"><text:soft-page-break/>Grace Period</text:p>
        </text:list-item>
      </text:list>
      <text:p text:style-name="P10"><text:span text:style-name="T1">When a monthly payment fails the app's account is delinquent and its status becomes "Grace Period." The app will continue to run with its budget constraints and you have up to 30 days to pay the outstanding balance. More information can be found on the </text:span><text:a xlink:type="simple" xlink:href="https://cloud.google.com/appengine/kb/billing#grace"><text:span text:style-name="T6">App Engine Billing FAQ</text:span></text:a><text:span text:style-name="T1"> page.</text:span></text:p>
      <text:h text:style-name="P19" text:outline-level="3"><text:bookmark-start text:name="__RefHeading__88132_1631246758"/><text:bookmark text:name="change_budget"/>Creating or changing a budget<text:bookmark-end text:name="__RefHeading__88132_1631246758"/></text:h>
      <text:p text:style-name="P17"><text:span text:style-name="T1">A budget can only be created or changed when the billing status is </text:span><text:span text:style-name="Strong_20_Emphasis"><text:span text:style-name="T1">Enabled</text:span></text:span><text:span text:style-name="T1"> or you have a </text:span><text:span text:style-name="Strong_20_Emphasis"><text:span text:style-name="T1">Grace Period</text:span></text:span><text:span text:style-name="T1">. Go to the</text:span><text:span text:style-name="Strong_20_Emphasis"><text:span text:style-name="T1">Billing Status</text:span></text:span><text:span text:style-name="T1"> page and click </text:span><text:span text:style-name="Strong_20_Emphasis"><text:span text:style-name="T1">Change Budget</text:span></text:span><text:span text:style-name="T1">. Make your changes and click </text:span><text:span text:style-name="Strong_20_Emphasis"><text:span text:style-name="T1">Submit</text:span></text:span><text:span text:style-name="T1">. (A new budget can also be specified when you re-enable a paid app that has had billing disabled.)</text:span></text:p>
      <text:p text:style-name="P10"><text:span text:style-name="T1">Changing the maximum daily budget can be tricky. When you increase the maximum daily budget the new limit takes effect immediately, so an application that has been failing because it is over budget will work again. However, if you </text:span><text:span text:style-name="Emphasis"><text:span text:style-name="T3">lower</text:span></text:span><text:span text:style-name="T1"> the daily maximum the change will take effect immediately only if the current daily usage is below the old maximum. Otherwise, the new maximum takes effect the next day.</text:span></text:p>
      <text:h text:style-name="P19" text:outline-level="3"><text:bookmark-start text:name="__RefHeading__88134_1631246758"/><text:bookmark text:name="viewing"/>Billing logs<text:bookmark-end text:name="__RefHeading__88134_1631246758"/></text:h>
      <text:p text:style-name="P16">The billing section includes two log pages:</text:p>
      <text:h text:style-name="P22" text:outline-level="4"><text:bookmark text:name="usage_history"/>Usage history</text:h>
      <text:p text:style-name="P17"><text:span text:style-name="T1">This page can be viewed by any </text:span><text:span text:style-name="Emphasis"><text:span text:style-name="T3">application administrator</text:span></text:span><text:span text:style-name="T1">. It shows daily resource usage reports along with details of any associated charges. Billing events, such as budget modifications and billed administrator changes also appear here. These reports can be viewed online, printed, or downloaded as a comma-separated values (CSV) file.</text:span></text:p>
      <text:p text:style-name="P7">Frontend and backend instance hours are not enumerated by instance class name. They appear as a single instance hours total and the corresponding hourly usage and cost is computed as multiple of the base class (F1 and B1). For example, one hour of F4 usage is billed as four instance hours at the F1 rate.</text:p>
      <text:h text:style-name="P22" text:outline-level="4"><text:bookmark text:name="transaction_history"/>Transaction history</text:h>
      <text:p text:style-name="P16">This page can only be viewed by billing administrators. It shows all account activity related to resource charges and payments. The report uses US Pacific timezone.</text:p>
      <text:p text:style-name="P5"><text:span text:style-name="Strong_20_Emphasis"><text:span text:style-name="T1">Note:</text:span></text:span><text:span text:style-name="T1"> Daily usage costs are rounded to the penny when they are displayed in the usage </text:span><text:soft-page-break/><text:span text:style-name="T1">history, but the transaction history accumulates the actual full costs. Therefore the sum of the daily charges may not be identical to the amount reported (and billed) in the transaction history. Daily usage is posted on the next day but it can take longer to update the transaction history, so the transaction history may not include the most recent usage history.</text:span></text:p>
      <text:h text:style-name="P18" text:outline-level="2"><text:bookmark-start text:name="__RefHeading__88136_1631246758"/><text:bookmark text:name="help"/>Help<text:bookmark-end text:name="__RefHeading__88136_1631246758"/></text:h>
      <text:p text:style-name="P17"><text:span text:style-name="T1">More information can be found on the </text:span><text:a xlink:type="simple" xlink:href="https://cloud.google.com/appengine/kb/billing"><text:span text:style-name="T6">App Engine Billing FAQ</text:span></text:a><text:span text:style-name="T1"> page. You can also report a billing problem to cloud services by filling out this </text:span><text:a xlink:type="simple" xlink:href="https://support.google.com/code/go/cloud_billing" office:target-frame-name="_blank" xlink:show="new"><text:span text:style-name="T6">online form</text:span></text:a><text:span text:style-name="T1">.</text:span></text:p>
      <text:p text:style-name="P7"/>
      <text:h text:style-name="P11" text:outline-level="1"><text:bookmark-start text:name="__RefHeading__88138_1631246758"/>Quotas<text:bookmark-end text:name="__RefHeading__88138_1631246758"/></text:h>
      <text:p text:style-name="P7">An App Engine application can consume resources up to certain quotas. With these quotas, App Engine ensures that your application won't exceed your budget, and that other applications running on App Engine won't impact your application's performance.<text:bookmark text:name="Contents"/></text:p>
      <text:h text:style-name="P18" text:outline-level="2"><text:bookmark-start text:name="__RefHeading__88142_1631246758"/><text:bookmark text:name="Safety_Quotas_and_Billable_Quotas"/>Billable limits and safety limits<text:bookmark-end text:name="__RefHeading__88142_1631246758"/></text:h>
      <text:p text:style-name="P16">App Engine has three kinds of quotas or limits:</text:p>
      <text:list xml:id="list972107471143449662" text:style-name="L6">
        <text:list-item>
          <text:p text:style-name="P49"><text:span text:style-name="T12">Free Quotas:</text:span> Free quotas are limits set on free applications. These quotas can only be exceeded by paid applications, up to the limits of the application's budget or the safety limit, whichever applies first.</text:p>
        </text:list-item>
        <text:list-item>
          <text:p text:style-name="P49"><text:span text:style-name="T12">Billable Limits:</text:span> Billable limits apply to paid apps and cannot be exceeded. Billable limits are set by the application administrator in the <text:span text:style-name="T12">Billing</text:span> section of the Administration Console. These quotas allow administrators to manage application cost.</text:p>
        </text:list-item>
        <text:list-item>
          <text:p text:style-name="P49"><text:span text:style-name="T12">Safety Limits:</text:span> Safety limits are set by Google to protect the integrity of the App Engine system. These quotas ensure that no single app can over-consume resources to the detriment of other apps. If you go above these limits you'll get an error whether you are paid or free.</text:p>
        </text:list-item>
      </text:list>
      <text:h text:style-name="P19" text:outline-level="3"><text:bookmark-start text:name="__RefHeading__88144_1631246758"/><text:bookmark text:name="Billable_Resource_Quotas"/>Billable limits<text:bookmark-end text:name="__RefHeading__88144_1631246758"/></text:h>
      <text:p text:style-name="P17"><text:span text:style-name="T1">Every application gets an amount of each resource for free, but application administrators can increase these quotas by </text:span><text:a xlink:type="simple" xlink:href="https://cloud.google.com/appengine/docs/pricing#create"><text:span text:style-name="T6">enabling paid apps</text:span></text:a><text:span text:style-name="T1"> and setting a daily budget. You will be charged for the resources your application actually uses, and for the amount of resources used above the free quota thresholds.</text:span></text:p>
      <text:p text:style-name="P10"><text:span text:style-name="T1">After you enable billing for your application, you can set your daily budget and adjust quotas using the Administration Console. For more information about setting your budget and allocating resources, see </text:span><text:a xlink:type="simple" xlink:href="https://cloud.google.com/appengine/docs/pricing"><text:span text:style-name="T6">Pricing</text:span></text:a><text:span text:style-name="T1">. When you enable billing for your application, the application's safety limits increase. See the </text:span><text:a xlink:type="simple" xlink:href="https://cloud.google.com/appengine/docs/quotas#Resources"><text:span text:style-name="T6">Resources</text:span></text:a><text:span text:style-name="T1"> section for details.</text:span></text:p>
      <text:p text:style-name="P14"><text:span text:style-name="T12">Note:</text:span> Premier accounts do not use daily budgets, relying instead on monthly billing and pay-per-use.</text:p>
      <text:h text:style-name="P19" text:outline-level="3"><text:bookmark-start text:name="__RefHeading__88146_1631246758"/><text:bookmark text:name="Safety_Quotas"/><text:soft-page-break/>Safety limits<text:bookmark-end text:name="__RefHeading__88146_1631246758"/></text:h>
      <text:p text:style-name="P17"><text:span text:style-name="T1">Safety limits include </text:span><text:span text:style-name="Emphasis"><text:span text:style-name="T3">daily quotas</text:span></text:span><text:span text:style-name="T1"> and </text:span><text:span text:style-name="Emphasis"><text:span text:style-name="T3">per-minute quotas</text:span></text:span><text:span text:style-name="T1">:</text:span></text:p>
      <text:list xml:id="list2546925959775658837" text:style-name="L7">
        <text:list-item>
          <text:p text:style-name="P45"><text:span text:style-name="Strong_20_Emphasis"><text:span text:style-name="T1">Daily quotas</text:span></text:span><text:span text:style-name="T1"> are refreshed daily at midnight Pacific time. Paid applications can exceed this free quota until their budget is exhausted.</text:span></text:p>
        </text:list-item>
        <text:list-item>
          <text:p text:style-name="P45"><text:span text:style-name="Strong_20_Emphasis"><text:span text:style-name="T1">Per-minute quotas</text:span></text:span><text:span text:style-name="T1"> protect the application from consuming all of its resources in very short periods of time, and prevent other applications from monopolizing a given resource. If your application consumes a resource too quickly and depletes one of the per-minute quotas, the word "Limited" appears next to the appropriate quota on the </text:span><text:span text:style-name="Strong_20_Emphasis"><text:span text:style-name="T1">Quota Details</text:span></text:span><text:span text:style-name="T1"> screen in the Admin Console. Requests for resources that have hit their per-minute maximum will be denied.</text:span></text:p>
        </text:list-item>
      </text:list>
      <text:p text:style-name="P10"><text:span text:style-name="T1">See </text:span><text:a xlink:type="simple" xlink:href="https://cloud.google.com/appengine/docs/quotas#When_a_Resource_is_Depleted"><text:span text:style-name="T6">When a Resource is Depleted</text:span></text:a><text:span text:style-name="T1"> for details about what happens when a quota is exceeded and how to handle quota overage conditions.</text:span></text:p>
      <text:p text:style-name="P13"><text:span text:style-name="T2">Tip:</text:span><text:span text:style-name="T1"> For paid apps, the maximum per-minute quotas accommodate high traffic levels, enough to handle a spike in traffic from your site getting mentioned in news stories. If you believe a particular quota does not meet this requirement, please </text:span><text:a xlink:type="simple" xlink:href="http://code.google.com/p/googleappengine/"><text:span text:style-name="T6">create a feature request issue in the issue tracker</text:span></text:a><text:span text:style-name="T1">. Please note that filing a feature request will not assure an actual quota bump for a particular app, but it will help us understand which quota is potentially too low for general use cases.<text:line-break/><text:line-break/>If you're expecting extremely high traffic levels, or for some reason your app requires particularly high quotas (e.g. because of significant product launch or large load tests), consider signing up for support using the</text:span><text:a xlink:type="simple" xlink:href="https://console.developers.google.com/"><text:span text:style-name="T6">Google Developers Console</text:span></text:a><text:span text:style-name="T1"> or </text:span><text:a xlink:type="simple" xlink:href="https://cloud.google.com/appengine/docs/premier/"><text:span text:style-name="T6">a premier account</text:span></text:a><text:span text:style-name="T1">.</text:span></text:p>
      <text:h text:style-name="P18" text:outline-level="2"><text:bookmark-start text:name="__RefHeading__88148_1631246758"/><text:bookmark text:name="How_Resources_are_Replenished"/>How resources are replenished<text:bookmark-end text:name="__RefHeading__88148_1631246758"/></text:h>
      <text:p text:style-name="P16">App Engine tracks your application's resource usage against system quotas. For both free and paid applications, App Engine resets all resource measurements at the beginning of each calendar day (except for Stored Data, which always represents the amount of datastore storage in use). When free applications reach their quota for a resource, they cannot use that resource until the quota is replenished. Paid apps can exceed the free quota until their budget is exhausted.</text:p>
      <text:p text:style-name="P7">Daily quotas are replenished daily at midnight Pacific time. Per-minute quotas are refreshed every 60 seconds.</text:p>
      <text:h text:style-name="P18" text:outline-level="2"><text:bookmark-start text:name="__RefHeading__88150_1631246758"/><text:bookmark text:name="When_a_Resource_is_Depleted"/><text:soft-page-break/>When a resource is depleted<text:bookmark-end text:name="__RefHeading__88150_1631246758"/></text:h>
      <text:p text:style-name="P16">When an application consumes all of an allocated resource, the resource becomes unavailable until the quota is replenished. This may mean that your application will not work until the quota is replenished.</text:p>
      <text:p text:style-name="P7">For resources that are required to initiate a request, when the resource is depleted, App Engine by default returns an HTTP 403 or 503 error code for the request instead of calling a request handler. The following resources have this behavior:</text:p>
      <text:list xml:id="list5673474102358572555" text:style-name="L8">
        <text:list-item>
          <text:p text:style-name="P50">Bandwidth, incoming and outgoing</text:p>
        </text:list-item>
        <text:list-item>
          <text:p text:style-name="P50">Instance hours</text:p>
        </text:list-item>
      </text:list>
      <text:p text:style-name="P13"><text:span text:style-name="T2">Tip:</text:span><text:span text:style-name="T1"> You can configure your application to serve a custom error page when your application exceeds a quota. For details, see Custom Error Responses documentation for </text:span><text:a xlink:type="simple" xlink:href="https://cloud.google.com/appengine/docs/python/config/appconfig#Python_app_yaml_Custom_error_responses"><text:span text:style-name="T6">Python</text:span></text:a><text:span text:style-name="T1">, </text:span><text:a xlink:type="simple" xlink:href="https://cloud.google.com/appengine/docs/java/config/appconfig#Java_appengine_web_xml_Custom_error_responses"><text:span text:style-name="T6">Java</text:span></text:a><text:span text:style-name="T1">, and </text:span><text:a xlink:type="simple" xlink:href="https://cloud.google.com/appengine/docs/go/config/appconfig#Go_app_yaml_Custom_error_responses"><text:span text:style-name="T6">Go</text:span></text:a><text:span text:style-name="T1">.</text:span></text:p>
      <text:p text:style-name="P10"><text:span text:style-name="T1">For all other resources, when the resource is depleted, an attempt in the application to consume the resource results in an exception. This exception can be caught by the application and handled, such as by displaying a friendly error message to the user. In the Python API, this exception is </text:span><text:span text:style-name="Source_20_Text"><text:span text:style-name="T8">apiproxy_errors.OverQuotaError</text:span></text:span><text:span text:style-name="T1">. In the Java API, this exception is </text:span><text:span text:style-name="Source_20_Text"><text:span text:style-name="T8">com.google.apphosting.api.ApiProxy.OverQuotaException</text:span></text:span><text:span text:style-name="T1">. In the Go API, the </text:span><text:span text:style-name="Source_20_Text"><text:span text:style-name="T8">appengine.IsOverQuota</text:span></text:span><text:span text:style-name="T1"> function reports whether an error represents an API call failure due to insufficient available quota.</text:span></text:p>
      <text:p text:style-name="P10"><text:span text:style-name="T1">The following example illustrates how to catch the </text:span><text:span text:style-name="Source_20_Text"><text:span text:style-name="T8">OverQuotaError</text:span></text:span><text:span text:style-name="T1">, which may be raised by the</text:span><text:span text:style-name="Source_20_Text"><text:span text:style-name="T8">SendMessage()</text:span></text:span><text:span text:style-name="T1"> method if an email-related quota has been exceeded:</text:span></text:p>
      <text:p text:style-name="P12"/>
      <text:p text:style-name="P15"><text:span text:style-name="T14">try</text:span><text:span text:style-name="T16">:</text:span></text:p>
      <text:p text:style-name="P37"><text:span text:style-name="T18">  </text:span><text:span text:style-name="T19">mail</text:span><text:span text:style-name="T17">.</text:span><text:span text:style-name="T21">SendMessage</text:span><text:span text:style-name="T17">(</text:span><text:span text:style-name="T19">to</text:span><text:span text:style-name="T17">=</text:span><text:span text:style-name="T22">'test@example.com'</text:span><text:span text:style-name="T17">,</text:span></text:p>
      <text:p text:style-name="P37"><text:span text:style-name="T18">                   </text:span><text:span text:style-name="T15">from</text:span><text:span text:style-name="T17">=</text:span><text:span text:style-name="T22">'admin@example.com'</text:span><text:span text:style-name="T17">,</text:span></text:p>
      <text:p text:style-name="P37"><text:span text:style-name="T18">                   </text:span><text:span text:style-name="T19">subject</text:span><text:span text:style-name="T17">=</text:span><text:span text:style-name="T22">'Test Email'</text:span><text:span text:style-name="T17">,</text:span></text:p>
      <text:p text:style-name="P37"><text:span text:style-name="T18">                   </text:span><text:span text:style-name="T19">body</text:span><text:span text:style-name="T17">=</text:span><text:span text:style-name="T22">'Testing'</text:span><text:span text:style-name="T17">)</text:span></text:p>
      <text:p text:style-name="P38"><text:span text:style-name="T14">except</text:span><text:span text:style-name="T18"> apiproxy_errors</text:span><text:span text:style-name="T16">.</text:span><text:span text:style-name="T20">OverQuotaError</text:span><text:span text:style-name="T16">,</text:span><text:span text:style-name="T18"> message</text:span><text:span text:style-name="T16">:</text:span></text:p>
      <text:p text:style-name="P37"><text:span text:style-name="T18">  </text:span><text:span text:style-name="T23"># Log the error.</text:span></text:p>
      <text:p text:style-name="P37"><text:span text:style-name="T18">  </text:span><text:span text:style-name="T19">logging</text:span><text:span text:style-name="T17">.</text:span><text:span text:style-name="T19">error</text:span><text:span text:style-name="T17">(</text:span><text:span text:style-name="T19">message</text:span><text:span text:style-name="T17">)</text:span></text:p>
      <text:p text:style-name="P37"><text:span text:style-name="T18">  </text:span><text:span text:style-name="T23"># Display an informative message to the user.</text:span></text:p>
      <text:p text:style-name="P37"><text:span text:style-name="T18">  </text:span><text:span text:style-name="T15">self</text:span><text:span text:style-name="T17">.</text:span><text:span text:style-name="T19">response</text:span><text:span text:style-name="T17">.</text:span><text:span text:style-name="T15">out</text:span><text:span text:style-name="T17">.</text:span><text:span text:style-name="T19">write</text:span><text:span text:style-name="T17">(</text:span><text:span text:style-name="T22">'The email could not be sent. '</text:span></text:p>
      <text:p text:style-name="P37"><text:span text:style-name="T18">                          </text:span><text:span text:style-name="T22">'Please try again later.'</text:span><text:span text:style-name="T17">)</text:span></text:p>
      <text:p text:style-name="P10"><text:span text:style-name="T1">If you're exceeding your system resource quota unexpectedly, consider </text:span><text:a xlink:type="simple" xlink:href="https://cloud.google.com/appengine/kb/commontasks#profiling"><text:span text:style-name="T6">profiling your application's performance</text:span></text:a><text:span text:style-name="T1">.</text:span></text:p>
      <text:p text:style-name="P13"><text:span text:style-name="Strong_20_Emphasis"><text:span text:style-name="T1">Is your app exceeding the default limits?</text:span></text:span><text:span text:style-name="T1"> If you are a Premier customer, you can request additional quota by</text:span><text:a xlink:type="simple" xlink:href="http://www.google.com/support/enterprise/go/support_info#cloud"><text:span text:style-name="T6">contacting support</text:span></text:a><text:span text:style-name="T1">. If you are not a Premier customer, you can </text:span><text:a xlink:type="simple" xlink:href="https://docs.google.com/a/google.com/spreadsheet/viewform?formkey=dENESzEwNzJiZEdpQkRzTl9RNElVWUE6MQ#gid=0"><text:span text:style-name="T6">apply for more Mail API quota</text:span></text:a><text:span text:style-name="T1"> or </text:span><text:a xlink:type="simple" xlink:href="http://code.google.com/p/googleappengine/"><text:span text:style-name="T6">file a feature request</text:span></text:a><text:span text:style-name="T1"> for any other quota increase. Or you can </text:span><text:a xlink:type="simple" xlink:href="https://cloud.google.com/appengine/docs/premier/"><text:span text:style-name="T6">find out more about our Premier accounts</text:span></text:a><text:span text:style-name="T1">.</text:span></text:p>
      <text:h text:style-name="P18" text:outline-level="2"><text:bookmark-start text:name="__RefHeading__88152_1631246758"/><text:bookmark text:name="Resources"/>Resources<text:bookmark-end text:name="__RefHeading__88152_1631246758"/></text:h>
      <text:p text:style-name="P16">An application may use the following resources, subject to quotas. Resources measured against billable limits are indicated with "(billable)." Resource amounts represent an allocation over a 24 hour period.</text:p>
      <text:p text:style-name="P10"><text:span text:style-name="T1">The cost of additional resources is listed on the </text:span><text:a xlink:type="simple" xlink:href="https://cloud.google.com/appengine/docs/pricing"><text:span text:style-name="T6">Pricing</text:span></text:a><text:span text:style-name="T1"> page.</text:span></text:p>
      <text:h text:style-name="P19" text:outline-level="3"><text:bookmark-start text:name="__RefHeading__88154_1631246758"/><text:bookmark text:name="Default_Gcs_Bucket"/><text:soft-page-break/>Default GCS Bucket<text:bookmark-end text:name="__RefHeading__88154_1631246758"/></text:h>
      <text:p text:style-name="P17"><text:span text:style-name="T1">Each app can have a default Google Cloud Storage (GCS) bucket that is ready to use with no further activations, configurations, or permission settings required. For more information see the documentation for default buckets in your language (</text:span><text:a xlink:type="simple" xlink:href="https://cloud.google.com/appengine/docs/java/googlecloudstorageclient/activate#Using_the_Default_GCS_Bucket"><text:span text:style-name="T6">Java</text:span></text:a><text:span text:style-name="T1"> | </text:span><text:a xlink:type="simple" xlink:href="https://cloud.google.com/appengine/docs/python/googlecloudstorageclient/activate#Using_the_Default_GCS_Bucket"><text:span text:style-name="T6">Python</text:span></text:a><text:span text:style-name="T1"> | </text:span><text:a xlink:type="simple" xlink:href="https://cloud.google.com/appengine/docs/go/googlecloudstorageclient/activate#Using_the_Default_GCS_Bucket"><text:span text:style-name="T6">Go</text:span></text:a><text:span text:style-name="T1"> | </text:span><text:a xlink:type="simple" xlink:href="https://cloud.google.com/appengine/docs/php/googlestorage/#before_you_begin"><text:span text:style-name="T6">PHP</text:span></text:a><text:span text:style-name="T1">). The following quotas apply specifically to use of the default GCS bucket.</text:span></text:p>
      <text:p text:style-name="P29">GCS default bucket Stored Data</text:p>
      <text:p text:style-name="P31">The total amount of data stored in the default GCS bucket. Available for both paid and free apps.</text:p>
      <table:table table:name="Tabla7" table:style-name="Tabla7">
        <table:table-column table:style-name="Tabla7.A"/>
        <table:table-column table:style-name="Tabla7.B" table:number-columns-repeated="2"/>
        <table:table-row table:style-name="Tabla7.1">
          <table:table-cell table:style-name="Tabla7.A1" office:value-type="string">
            <text:p text:style-name="P28">Resource</text:p>
          </table:table-cell>
          <table:table-cell table:style-name="Tabla7.A1" office:value-type="string">
            <text:p text:style-name="P28">Free Default Limit</text:p>
          </table:table-cell>
          <table:table-cell table:style-name="Tabla7.A1" office:value-type="string">
            <text:p text:style-name="P28">Billing Enabled Default Limit</text:p>
          </table:table-cell>
        </table:table-row>
        <table:table-row table:style-name="Tabla7.1">
          <table:table-cell table:style-name="Tabla7.A2" office:value-type="string">
            <text:p text:style-name="P27">Default GCS Bucket Stored Data</text:p>
          </table:table-cell>
          <table:table-cell table:style-name="Tabla7.B2" office:value-type="string">
            <text:p text:style-name="P27">5 GB</text:p>
          </table:table-cell>
          <table:table-cell table:style-name="Tabla7.C2" office:value-type="string">
            <text:p text:style-name="P27">First 5 GB free; no maximum</text:p>
          </table:table-cell>
        </table:table-row>
      </table:table>
      <text:h text:style-name="P19" text:outline-level="3"><text:bookmark-start text:name="__RefHeading__88156_1631246758"/><text:bookmark text:name="Blobstore"/>Blobstore<text:bookmark-end text:name="__RefHeading__88156_1631246758"/></text:h>
      <text:p text:style-name="P16">The following quotas apply specifically to use of the blobstore.</text:p>
      <text:p text:style-name="P29">Blobstore Stored Data</text:p>
      <text:p text:style-name="P31">The total amount of data stored in the blobstore. Available for both paid and free apps.</text:p>
      <table:table table:name="Tabla8" table:style-name="Tabla8">
        <table:table-column table:style-name="Tabla8.A"/>
        <table:table-column table:style-name="Tabla8.B" table:number-columns-repeated="2"/>
        <table:table-row table:style-name="Tabla8.1">
          <table:table-cell table:style-name="Tabla8.A1" office:value-type="string">
            <text:p text:style-name="P28">Resource</text:p>
          </table:table-cell>
          <table:table-cell table:style-name="Tabla8.A1" office:value-type="string">
            <text:p text:style-name="P28">Free Default Limit</text:p>
          </table:table-cell>
          <table:table-cell table:style-name="Tabla8.A1" office:value-type="string">
            <text:p text:style-name="P28">Billing Enabled Default Limit</text:p>
          </table:table-cell>
        </table:table-row>
        <table:table-row table:style-name="Tabla8.1">
          <table:table-cell table:style-name="Tabla8.A2" office:value-type="string">
            <text:p text:style-name="P27">Blobstore Stored Data</text:p>
          </table:table-cell>
          <table:table-cell table:style-name="Tabla8.B2" office:value-type="string">
            <text:p text:style-name="P27">5 GB</text:p>
          </table:table-cell>
          <table:table-cell table:style-name="Tabla8.C2" office:value-type="string">
            <text:p text:style-name="P27">First 5 GB free; no maximum</text:p>
          </table:table-cell>
        </table:table-row>
      </table:table>
      <text:h text:style-name="P19" text:outline-level="3"><text:bookmark-start text:name="__RefHeading__88158_1631246758"/><text:bookmark text:name="Channel"/>Channel<text:bookmark-end text:name="__RefHeading__88158_1631246758"/></text:h>
      <text:p text:style-name="P29">Channel API Calls</text:p>
      <text:p text:style-name="P33">The total number of times the application accessed the Channel service.</text:p>
      <text:p text:style-name="P29">Channels Created</text:p>
      <text:p text:style-name="P33">The number of channels created by the application.</text:p>
      <text:p text:style-name="P29">Channel Hours Requested</text:p>
      <text:p text:style-name="P33">The number of hours of channel connect time requested by the application.</text:p>
      <text:p text:style-name="P29">Channel Data Sent</text:p>
      <text:p text:style-name="P31">The amount of data sent over the Channel service. This also counts toward the Outgoing Bandwidth quota.</text:p>
      <table:table table:name="Tabla9" table:style-name="Tabla9">
        <table:table-column table:style-name="Tabla9.A"/>
        <table:table-column table:style-name="Tabla9.B" table:number-columns-repeated="4"/>
        <text:soft-page-break/>
        <table:table-row table:style-name="Tabla9.1">
          <table:table-cell table:style-name="Tabla9.A1" table:number-rows-spanned="2" office:value-type="string">
            <text:p text:style-name="P28">Resource</text:p>
          </table:table-cell>
          <table:table-cell table:style-name="Tabla9.A1" table:number-columns-spanned="2" office:value-type="string">
            <text:p text:style-name="P28">Free Default Limit</text:p>
          </table:table-cell>
          <table:covered-table-cell/>
          <table:table-cell table:style-name="Tabla9.A1" table:number-columns-spanned="2" office:value-type="string">
            <text:p text:style-name="P28">Billing Enabled Default Limit</text:p>
          </table:table-cell>
          <table:covered-table-cell/>
        </table:table-row>
        <table:table-row table:style-name="Tabla9.1">
          <table:covered-table-cell/>
          <table:table-cell table:style-name="Tabla9.A1" office:value-type="string">
            <text:p text:style-name="P28">Daily Limit</text:p>
          </table:table-cell>
          <table:table-cell table:style-name="Tabla9.A1" office:value-type="string">
            <text:p text:style-name="P28">Maximum Rate</text:p>
          </table:table-cell>
          <table:table-cell table:style-name="Tabla9.A1" office:value-type="string">
            <text:p text:style-name="P28">Daily Limit</text:p>
          </table:table-cell>
          <table:table-cell table:style-name="Tabla9.A1" office:value-type="string">
            <text:p text:style-name="P28">Maximum Rate</text:p>
          </table:table-cell>
        </table:table-row>
        <table:table-row table:style-name="Tabla9.1">
          <table:table-cell table:style-name="Tabla9.A3" office:value-type="string">
            <text:p text:style-name="P27">Channel API Calls</text:p>
          </table:table-cell>
          <table:table-cell table:style-name="Tabla9.B3" office:value-type="string">
            <text:p text:style-name="P27">657,000 calls</text:p>
          </table:table-cell>
          <table:table-cell table:style-name="Tabla9.C3" office:value-type="string">
            <text:p text:style-name="P27">3,000 calls/minute</text:p>
          </table:table-cell>
          <table:table-cell table:style-name="Tabla9.D3" office:value-type="string">
            <text:p text:style-name="P27">91,995,495 calls</text:p>
          </table:table-cell>
          <table:table-cell table:style-name="Tabla9.E3" office:value-type="string">
            <text:p text:style-name="P27">32,000 calls/minute</text:p>
          </table:table-cell>
        </table:table-row>
        <table:table-row table:style-name="Tabla9.1">
          <table:table-cell table:style-name="Tabla9.A4" office:value-type="string">
            <text:p text:style-name="P27">Channels Created</text:p>
          </table:table-cell>
          <table:table-cell table:style-name="Tabla9.B4" office:value-type="string">
            <text:p text:style-name="P27">100 channels</text:p>
          </table:table-cell>
          <table:table-cell table:style-name="Tabla9.C4" office:value-type="string">
            <text:p text:style-name="P27">6 creations/minute</text:p>
          </table:table-cell>
          <table:table-cell table:style-name="Tabla9.D4" office:value-type="string">
            <text:p text:style-name="P27">Based on your budget</text:p>
          </table:table-cell>
          <table:table-cell table:style-name="Tabla9.E4" office:value-type="string">
            <text:p text:style-name="P27">60 creations/minute</text:p>
          </table:table-cell>
        </table:table-row>
        <table:table-row table:style-name="Tabla9.1">
          <table:table-cell table:style-name="Tabla9.A5" office:value-type="string">
            <text:p text:style-name="P27">Channel Hours Requested</text:p>
          </table:table-cell>
          <table:table-cell table:style-name="Tabla9.B5" office:value-type="string">
            <text:p text:style-name="P27">200 hours</text:p>
          </table:table-cell>
          <table:table-cell table:style-name="Tabla9.C5" office:value-type="string">
            <text:p text:style-name="P27">12 hours requested/minute</text:p>
          </table:table-cell>
          <table:table-cell table:style-name="Tabla9.D5" office:value-type="string">
            <text:p text:style-name="P27">Based on your budget</text:p>
          </table:table-cell>
          <table:table-cell table:style-name="Tabla9.E5" office:value-type="string">
            <text:p text:style-name="P27">180 hours requested/minute</text:p>
          </table:table-cell>
        </table:table-row>
        <table:table-row table:style-name="Tabla9.1">
          <table:table-cell table:style-name="Tabla9.A6" office:value-type="string">
            <text:p text:style-name="P27">Channel Data Sent</text:p>
          </table:table-cell>
          <table:table-cell table:style-name="Tabla9.B6" office:value-type="string">
            <text:p text:style-name="P27">Up to the Outgoing Bandwidth quota</text:p>
          </table:table-cell>
          <table:table-cell table:style-name="Tabla9.C6" office:value-type="string">
            <text:p text:style-name="P27">22 MB/minute</text:p>
          </table:table-cell>
          <table:table-cell table:style-name="Tabla9.D6" office:value-type="string">
            <text:p text:style-name="P27">1 TB</text:p>
          </table:table-cell>
          <table:table-cell table:style-name="Tabla9.E6" office:value-type="string">
            <text:p text:style-name="P27">740 MB/minute</text:p>
          </table:table-cell>
        </table:table-row>
      </table:table>
      <text:h text:style-name="P19" text:outline-level="3"><text:bookmark-start text:name="__RefHeading__88160_1631246758"/><text:bookmark text:name="Code"/>Code and static data storage<text:bookmark-end text:name="__RefHeading__88160_1631246758"/></text:h>
      <text:p text:style-name="P29">Code and Static Data</text:p>
      <text:p text:style-name="P31">Storage space used by all program code and static data. This combines space used by all versions. For example, if you keep two versions of your application, each using 100Mb, this is 200Mb. The total stored size of code and static files is listed in the Main Dashboard table. Individual sizes are displayed on the Versions and Backends screens respectively. Free apps may only upload up to 1 GB of code and static data. Paid apps may upload more, but will be charged $ 0.026 per GB per month for any code and static data storage that exceeds 1 GB.</text:p>
      <table:table table:name="Tabla10" table:style-name="Tabla10">
        <table:table-column table:style-name="Tabla10.A"/>
        <table:table-column table:style-name="Tabla10.B"/>
        <table:table-row table:style-name="Tabla10.1">
          <table:table-cell table:style-name="Tabla10.A1" office:value-type="string">
            <text:p text:style-name="P28">Resource</text:p>
          </table:table-cell>
          <table:table-cell table:style-name="Tabla10.A1" office:value-type="string">
            <text:p text:style-name="P28">Cost</text:p>
          </table:table-cell>
        </table:table-row>
        <table:table-row table:style-name="Tabla10.1">
          <table:table-cell table:style-name="Tabla10.A2" office:value-type="string">
            <text:p text:style-name="P27">Code &amp; Static Data Storage - First 1 GB</text:p>
          </table:table-cell>
          <table:table-cell table:style-name="Tabla10.B2" office:value-type="string">
            <text:p text:style-name="P27">Free</text:p>
          </table:table-cell>
        </table:table-row>
        <table:table-row table:style-name="Tabla10.1">
          <table:table-cell table:style-name="Tabla10.A3" office:value-type="string">
            <text:p text:style-name="P27">Code &amp; Static Data Storage - Exceeding 1 GB</text:p>
          </table:table-cell>
          <table:table-cell table:style-name="Tabla10.B3" office:value-type="string">
            <text:p text:style-name="P27">$ 0.026 per GB per month</text:p>
          </table:table-cell>
        </table:table-row>
      </table:table>
      <text:h text:style-name="P19" text:outline-level="3"/>
      <text:h text:style-name="P20" text:outline-level="3"><text:bookmark-start text:name="__RefHeading__88162_1631246758"/><text:bookmark text:name="Datastore"/>Datastore<text:bookmark-end text:name="__RefHeading__88162_1631246758"/></text:h>
      <text:p text:style-name="P17"><text:span text:style-name="T1">The </text:span><text:span text:style-name="T2">Stored Data (billable)</text:span><text:span text:style-name="T1"> quota refers to all data stored for the application in the Datastore, the Task Queue, and the Blobstore. Other quotas in the "Datastore" section of the </text:span><text:span text:style-name="Strong_20_Emphasis"><text:span text:style-name="T1">Quota Details</text:span></text:span><text:span text:style-name="T1"> screen in the Administration Console refer specifically to the Datastore service.</text:span></text:p>
      <text:p text:style-name="P30">Stored Data (billable)</text:p>
      <text:p text:style-name="P35">The total amount of data stored in datastore entities and corresponding indexes, in the task queue, and in the Blobstore.</text:p>
      <text:p text:style-name="P35">It's important to note that data stored in the datastore may incur significant overhead. This overhead depends on the number and types of associated properties, and includes space used by built-in and custom indexes. Each entity stored in the datastore requires the following metadata:</text:p>
      <text:list xml:id="list4774224315477983381" text:style-name="L9">
        <text:list-item>
          <text:p text:style-name="P52">The entity key, including the kind, the ID or key name, and the keys of the entity's ancestors.</text:p>
        </text:list-item>
        <text:list-item>
          <text:p text:style-name="P52">The name and value of each property. Since the datastore is schemaless, the name of each property must be stored with the property value for any given entity.</text:p>
        </text:list-item>
        <text:list-item>
          <text:p text:style-name="P52">Any built-in and custom index rows that refer to this entity. Each row contains the entity kind, any number of property values depending on the index definition, and the entity key.</text:p>
        </text:list-item>
      </text:list>
      <text:p text:style-name="P36"><text:span text:style-name="T1">See </text:span><text:a xlink:type="simple" xlink:href="https://cloud.google.com/appengine/articles/storage_breakdown"><text:span text:style-name="T6">How Entities and Indexes are Stored</text:span></text:a><text:span text:style-name="T1"> for a complete breakdown of the metadata required to store entities and indexes at the Bigtable level and </text:span><text:a xlink:type="simple" xlink:href="https://cloud.google.com/appengine/articles/index_building"><text:span text:style-name="T6">How Index Building Works</text:span></text:a><text:span text:style-name="T1"> for a detailed explanation of how datastore indexes are managed.</text:span></text:p>
      <text:p text:style-name="P29">Number of Indexes</text:p>
      <text:p text:style-name="P34"><text:span text:style-name="T1">The number of Datastore indexes that exist for the application. This includes indexes that were created in the past and no longer appear in the application's configuration but have not been deleted using AppCfg's</text:span><text:span text:style-name="Source_20_Text"><text:span text:style-name="T8">vacuum_indexes</text:span></text:span><text:span text:style-name="T1"> command.</text:span></text:p>
      <text:p text:style-name="P29">Write Operations</text:p>
      <text:p text:style-name="P33">The total number of Datastore write operations.</text:p>
      <text:p text:style-name="P29">Read Operations</text:p>
      <text:p text:style-name="P33">The total number of Datastore read operations.</text:p>
      <text:p text:style-name="P29">Small Operations</text:p>
      <text:p text:style-name="P31">The total number of Datastore small operations.</text:p>
      <table:table table:name="Tabla11" table:style-name="Tabla11">
        <table:table-column table:style-name="Tabla11.A"/>
        <table:table-column table:style-name="Tabla11.B" table:number-columns-repeated="2"/>
        <text:soft-page-break/>
        <table:table-row table:style-name="Tabla11.1">
          <table:table-cell table:style-name="Tabla11.A1" office:value-type="string">
            <text:p text:style-name="P28">Resource</text:p>
          </table:table-cell>
          <table:table-cell table:style-name="Tabla11.A1" office:value-type="string">
            <text:p text:style-name="P28">Free Default Daily Limit</text:p>
          </table:table-cell>
          <table:table-cell table:style-name="Tabla11.A1" office:value-type="string">
            <text:p text:style-name="P28">Billing Enabled Default Limit</text:p>
          </table:table-cell>
        </table:table-row>
        <table:table-row table:style-name="Tabla11.1">
          <table:table-cell table:style-name="Tabla11.A2" office:value-type="string">
            <text:p text:style-name="P27">Stored Data (<text:a xlink:type="simple" xlink:href="https://cloud.google.com/appengine/docs/quotas#Billable_Resource_Quotas"><text:span text:style-name="T9">billable</text:span></text:a>)</text:p>
          </table:table-cell>
          <table:table-cell table:style-name="Tabla11.B2" office:value-type="string">
            <text:p text:style-name="P27">1 GB <text:span text:style-name="T13">*</text:span></text:p>
          </table:table-cell>
          <table:table-cell table:style-name="Tabla11.C2" office:value-type="string">
            <text:p text:style-name="P27">1 GB free; no maximum</text:p>
          </table:table-cell>
        </table:table-row>
        <table:table-row table:style-name="Tabla11.1">
          <table:table-cell table:style-name="Tabla11.A3" office:value-type="string">
            <text:p text:style-name="P27">Number of Indexes</text:p>
          </table:table-cell>
          <table:table-cell table:style-name="Tabla11.B3" office:value-type="string">
            <text:p text:style-name="P27">200 <text:span text:style-name="T13">*</text:span></text:p>
          </table:table-cell>
          <table:table-cell table:style-name="Tabla11.C3" office:value-type="string">
            <text:p text:style-name="P27">200</text:p>
          </table:table-cell>
        </table:table-row>
        <table:table-row table:style-name="Tabla11.1">
          <table:table-cell table:style-name="Tabla11.A4" office:value-type="string">
            <text:p text:style-name="P27">Write Operations</text:p>
          </table:table-cell>
          <table:table-cell table:style-name="Tabla11.B4" office:value-type="string">
            <text:p text:style-name="P27">50,000</text:p>
          </table:table-cell>
          <table:table-cell table:style-name="Tabla11.C4" office:value-type="string">
            <text:p text:style-name="P27">Unlimited</text:p>
          </table:table-cell>
        </table:table-row>
        <table:table-row table:style-name="Tabla11.1">
          <table:table-cell table:style-name="Tabla11.A5" office:value-type="string">
            <text:p text:style-name="P27">Read Operations</text:p>
          </table:table-cell>
          <table:table-cell table:style-name="Tabla11.B5" office:value-type="string">
            <text:p text:style-name="P27">50,000</text:p>
          </table:table-cell>
          <table:table-cell table:style-name="Tabla11.C5" office:value-type="string">
            <text:p text:style-name="P27">Unlimited</text:p>
          </table:table-cell>
        </table:table-row>
        <table:table-row table:style-name="Tabla11.1">
          <table:table-cell table:style-name="Tabla11.A6" office:value-type="string">
            <text:p text:style-name="P27">Small Operations</text:p>
          </table:table-cell>
          <table:table-cell table:style-name="Tabla11.B6" office:value-type="string">
            <text:p text:style-name="P27">50,000</text:p>
          </table:table-cell>
          <table:table-cell table:style-name="Tabla11.C6" office:value-type="string">
            <text:p text:style-name="P27">Unlimited</text:p>
          </table:table-cell>
        </table:table-row>
      </table:table>
      <text:p text:style-name="P8"><text:span text:style-name="T13">*</text:span>Not a daily limit but a total limit.</text:p>
      <text:p text:style-name="P13"><text:span text:style-name="Strong_20_Emphasis"><text:span text:style-name="T1">Note:</text:span></text:span><text:span text:style-name="T1"> Datastore operations generated by the </text:span><text:a xlink:type="simple" xlink:href="https://cloud.google.com/appengine/docs/adminconsole/datastoreconsole"><text:span text:style-name="T6">Datastore Admin</text:span></text:a><text:span text:style-name="T1"> and </text:span><text:a xlink:type="simple" xlink:href="https://cloud.google.com/appengine/docs/adminconsole/datastorestats"><text:span text:style-name="T6">Datastore Viewer</text:span></text:a><text:span text:style-name="T1"> count against your application quota.</text:span></text:p>
      <text:h text:style-name="P19" text:outline-level="3"><text:bookmark-start text:name="__RefHeading__88164_1631246758"/><text:bookmark text:name="Deployments"/>Deployments<text:bookmark-end text:name="__RefHeading__88164_1631246758"/></text:h>
      <text:p text:style-name="P29">Deployments</text:p>
      <text:p text:style-name="P31">The number of times the application has been uploaded by a developer. The current quota is 10,000 per day.</text:p>
      <text:p text:style-name="P35">An application is limited to 10,000 uploaded files per version. Each file is limited to a maximum size of 32 megabytes. Additionally, if the total size of all files for all versions exceeds the initial free 1 gigabyte, then there will be a $ 0.026 per GB per month charge.</text:p>
      <text:h text:style-name="P19" text:outline-level="3"><text:bookmark-start text:name="__RefHeading__88166_1631246758"/><text:bookmark text:name="Instances"/>Instance hours<text:bookmark-end text:name="__RefHeading__88166_1631246758"/></text:h>
      <text:p text:style-name="P16">Instance usage is billed by instance uptime, at a given hourly rate. Billable time starts when an instance starts, and ends fifteen minutes after it shuts down. There is no billing for idle instances above the maximum number of idle instances set in the Performance Settings tab of the Admin Console.</text:p>
      <text:p text:style-name="P10"><text:span text:style-name="T1">There are separate free daily quotas for frontend and backend instances. Note that when you use the </text:span><text:a xlink:type="simple" xlink:href="https://cloud.google.com/appengine/docs/features#modules"><text:span text:style-name="T6">Modules</text:span></text:a><text:span text:style-name="T1">API, the module's instance class determines which quota applies.</text:span></text:p>
      <table:table table:name="Tabla12" table:style-name="Tabla12">
        <table:table-column table:style-name="Tabla12.A"/>
        <table:table-column table:style-name="Tabla12.B"/>
        <table:table-row table:style-name="Tabla12.1">
          <table:table-cell table:style-name="Tabla12.A1" office:value-type="string">
            <text:p text:style-name="P28">Resource or API Call</text:p>
          </table:table-cell>
          <table:table-cell table:style-name="Tabla12.A1" office:value-type="string">
            <text:p text:style-name="P28">Free Quota</text:p>
          </table:table-cell>
        </table:table-row>
        <table:table-row table:style-name="Tabla12.1">
          <table:table-cell table:style-name="Tabla12.A2" office:value-type="string">
            <text:p text:style-name="P27">Frontend Instances (Automatic Scaling Modules)</text:p>
          </table:table-cell>
          <table:table-cell table:style-name="Tabla12.B2" office:value-type="string">
            <text:p text:style-name="P27">28 free instance-hours per day</text:p>
          </table:table-cell>
        </table:table-row>
        <table:table-row table:style-name="Tabla12.1">
          <table:table-cell table:style-name="Tabla12.A3" office:value-type="string">
            <text:p text:style-name="P27">Backend Instances (Basic and Manual Scaling Modules)</text:p>
          </table:table-cell>
          <table:table-cell table:style-name="Tabla12.B3" office:value-type="string">
            <text:p text:style-name="P27">8 free instance-hours per day</text:p>
          </table:table-cell>
        </table:table-row>
      </table:table>
      <text:h text:style-name="P19" text:outline-level="3"><text:bookmark-start text:name="__RefHeading__88168_1631246758"/><text:bookmark text:name="Logs"/><text:soft-page-break/>Logs<text:bookmark-end text:name="__RefHeading__88168_1631246758"/></text:h>
      <text:p text:style-name="P16">The Logs API is metered when log data is retrieved, and is available for both paid and free apps.</text:p>
      <text:p text:style-name="P10"><text:span text:style-name="T1">Logs storage contains request logs and application logs for an application, and is available for both paid and free apps. For paid apps, you can increase total logs storage size and/or log data retention time, using the </text:span><text:a xlink:type="simple" xlink:href="https://cloud.google.com/appengine/docs/adminconsole/applicationsettings#Retain_Application_Logs"><text:span text:style-name="T6">Log Retention setting</text:span></text:a><text:span text:style-name="T1"> in the </text:span><text:span text:style-name="Strong_20_Emphasis"><text:span text:style-name="T1">Admin Console</text:span></text:span><text:span text:style-name="T1">.</text:span></text:p>
      <table:table table:name="Tabla13" table:style-name="Tabla13">
        <table:table-column table:style-name="Tabla13.A"/>
        <table:table-column table:style-name="Tabla13.B" table:number-columns-repeated="2"/>
        <table:table-row table:style-name="Tabla13.1">
          <table:table-cell table:style-name="Tabla13.A1" office:value-type="string">
            <text:p text:style-name="P28">Resource</text:p>
          </table:table-cell>
          <table:table-cell table:style-name="Tabla13.A1" office:value-type="string">
            <text:p text:style-name="P28">Free Default Limit</text:p>
          </table:table-cell>
          <table:table-cell table:style-name="Tabla13.A1" office:value-type="string">
            <text:p text:style-name="P28">Billing Enabled Default Limit</text:p>
          </table:table-cell>
        </table:table-row>
        <table:table-row table:style-name="Tabla13.1">
          <table:table-cell table:style-name="Tabla13.A2" office:value-type="string">
            <text:p text:style-name="P27">Logs data retrieval</text:p>
          </table:table-cell>
          <table:table-cell table:style-name="Tabla13.B2" office:value-type="string">
            <text:p text:style-name="P27">100 megabytes</text:p>
          </table:table-cell>
          <table:table-cell table:style-name="Tabla13.C2" office:value-type="string">
            <text:p text:style-name="P27">No maximum for paid app.</text:p>
          </table:table-cell>
        </table:table-row>
        <table:table-row table:style-name="Tabla13.1">
          <table:table-cell table:style-name="Tabla13.A3" office:value-type="string">
            <text:p text:style-name="P27">Logs data</text:p>
          </table:table-cell>
          <table:table-cell table:style-name="Tabla13.B3" office:value-type="string">
            <text:p text:style-name="P27">1 gigabyte</text:p>
          </table:table-cell>
          <table:table-cell table:style-name="Tabla13.C3" office:value-type="string">
            <text:p text:style-name="P27">Log data kept for a maximum of 365 days if paid, 90 days if free.</text:p>
          </table:table-cell>
        </table:table-row>
      </table:table>
      <text:h text:style-name="P19" text:outline-level="3"><text:bookmark-start text:name="__RefHeading__88170_1631246758"/><text:bookmark text:name="Mail"/>Mail<text:bookmark-end text:name="__RefHeading__88170_1631246758"/></text:h>
      <text:p text:style-name="P16">App Engine bills for email use "by message," counting each email to each recipient. For example, sending one email to ten recipients counts as ten messages.</text:p>
      <text:p text:style-name="P29">Mail API Calls</text:p>
      <text:p text:style-name="P33">The total number of times the application accessed the mail service to send a message.</text:p>
      <text:p text:style-name="P29">Messages Sent (billable)</text:p>
      <text:p text:style-name="P33">The total number of messages (email/recipient pairs) that have been sent by the application. Note that the maximum quota for Messages Sent stays at free levels until the first charge for your application has cleared.</text:p>
      <text:p text:style-name="P29">Admin Emails</text:p>
      <text:p text:style-name="P33">The total number of messages to application admins that have been sent by the application.</text:p>
      <text:p text:style-name="P29">Message Body Data Sent</text:p>
      <text:p text:style-name="P33">The amount of data sent in the body of email messages. This also counts toward the Outgoing Bandwidth quota.</text:p>
      <text:p text:style-name="P29">Attachments Sent</text:p>
      <text:p text:style-name="P33">The total number of attachments sent with email messages.</text:p>
      <text:p text:style-name="P29">Attachment Data Sent</text:p>
      <text:p text:style-name="P31">The amount of data sent as attachments to email messages. This also counts toward the Outgoing Bandwidth quota.</text:p>
      <text:p text:style-name="P32"/>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table:number-rows-spanned="2" office:value-type="string">
            <text:p text:style-name="P28">Resource</text:p>
          </table:table-cell>
          <table:table-cell table:style-name="Tabla14.A1" table:number-columns-spanned="2" office:value-type="string">
            <text:p text:style-name="P28">Free Default Limit</text:p>
          </table:table-cell>
          <table:covered-table-cell/>
          <table:table-cell table:style-name="Tabla14.A1" table:number-columns-spanned="2" office:value-type="string">
            <text:p text:style-name="P28">Billing Enabled Default Limit</text:p>
          </table:table-cell>
          <table:covered-table-cell/>
        </table:table-row>
        <table:table-row table:style-name="Tabla14.1">
          <table:covered-table-cell/>
          <table:table-cell table:style-name="Tabla14.A1" office:value-type="string">
            <text:p text:style-name="P28">Daily Limit</text:p>
          </table:table-cell>
          <table:table-cell table:style-name="Tabla14.A1" office:value-type="string">
            <text:p text:style-name="P28">Maximum Rate</text:p>
          </table:table-cell>
          <table:table-cell table:style-name="Tabla14.A1" office:value-type="string">
            <text:p text:style-name="P28">Daily Limit</text:p>
          </table:table-cell>
          <table:table-cell table:style-name="Tabla14.A1" office:value-type="string">
            <text:p text:style-name="P28">Maximum Rate</text:p>
          </table:table-cell>
        </table:table-row>
        <table:table-row table:style-name="Tabla14.1">
          <table:table-cell table:style-name="Tabla14.A3" office:value-type="string">
            <text:p text:style-name="P27">Mail API Calls</text:p>
          </table:table-cell>
          <table:table-cell table:style-name="Tabla14.B3" office:value-type="string">
            <text:p text:style-name="P27">100 calls</text:p>
          </table:table-cell>
          <table:table-cell table:style-name="Tabla14.C3" office:value-type="string">
            <text:p text:style-name="P27">32 calls/minute</text:p>
          </table:table-cell>
          <table:table-cell table:style-name="Tabla14.D3" office:value-type="string">
            <text:p text:style-name="P27">1,700,000 calls</text:p>
          </table:table-cell>
          <table:table-cell table:style-name="Tabla14.E3" office:value-type="string">
            <text:p text:style-name="P27">4,900 calls/minute</text:p>
          </table:table-cell>
        </table:table-row>
        <table:table-row table:style-name="Tabla14.1">
          <table:table-cell table:style-name="Tabla14.A4" office:value-type="string">
            <text:p text:style-name="P27">Messages Sent (<text:a xlink:type="simple" xlink:href="https://cloud.google.com/appengine/docs/quotas#Billable_Resource_Quotas"><text:span text:style-name="T9">billable</text:span></text:a>)</text:p>
          </table:table-cell>
          <table:table-cell table:style-name="Tabla14.B4" office:value-type="string">
            <text:p text:style-name="P27">100 messages</text:p>
          </table:table-cell>
          <table:table-cell table:style-name="Tabla14.C4" office:value-type="string">
            <text:p text:style-name="P27">8 messages/minute</text:p>
          </table:table-cell>
          <table:table-cell table:style-name="Tabla14.D4" office:value-type="string">
            <text:p text:style-name="P27">The daily email quota for billing-enabled apps depends on which billing system your app is using. See<text:a xlink:type="simple" xlink:href="https://cloud.google.com/appengine/docs/quotas#up_mail_quota"><text:span text:style-name="T9">Increasing your Daily Mail Quota</text:span></text:a> below to learn how to increase the quota in each case.</text:p>
          </table:table-cell>
          <table:table-cell table:style-name="Tabla14.E4" office:value-type="string">
            <text:p text:style-name="P27">5,100 messages/minute</text:p>
          </table:table-cell>
        </table:table-row>
        <table:table-row table:style-name="Tabla14.1">
          <table:table-cell table:style-name="Tabla14.A5" office:value-type="string">
            <text:p text:style-name="P27">Admins Emailed</text:p>
          </table:table-cell>
          <table:table-cell table:style-name="Tabla14.B5" office:value-type="string">
            <text:p text:style-name="P27">5,000 mails</text:p>
          </table:table-cell>
          <table:table-cell table:style-name="Tabla14.C5" office:value-type="string">
            <text:p text:style-name="P27">24 mails/minute</text:p>
          </table:table-cell>
          <table:table-cell table:style-name="Tabla14.D5" office:value-type="string">
            <text:p text:style-name="P27">3,000,000 mails</text:p>
          </table:table-cell>
          <table:table-cell table:style-name="Tabla14.E5" office:value-type="string">
            <text:p text:style-name="P27">9,700 mails/minute</text:p>
          </table:table-cell>
        </table:table-row>
        <table:table-row table:style-name="Tabla14.1">
          <table:table-cell table:style-name="Tabla14.A6" office:value-type="string">
            <text:p text:style-name="P27">Message Body Data Sent</text:p>
          </table:table-cell>
          <table:table-cell table:style-name="Tabla14.B6" office:value-type="string">
            <text:p text:style-name="P27">60 MB</text:p>
          </table:table-cell>
          <table:table-cell table:style-name="Tabla14.C6" office:value-type="string">
            <text:p text:style-name="P27">340 KB/minute</text:p>
          </table:table-cell>
          <table:table-cell table:style-name="Tabla14.D6" office:value-type="string">
            <text:p text:style-name="P27">29 GB</text:p>
          </table:table-cell>
          <table:table-cell table:style-name="Tabla14.E6" office:value-type="string">
            <text:p text:style-name="P27">84 MB/minute</text:p>
          </table:table-cell>
        </table:table-row>
        <table:table-row table:style-name="Tabla14.1">
          <table:table-cell table:style-name="Tabla14.A7" office:value-type="string">
            <text:p text:style-name="P27">Attachments Sent</text:p>
          </table:table-cell>
          <table:table-cell table:style-name="Tabla14.B7" office:value-type="string">
            <text:p text:style-name="P27">2,000 attachments</text:p>
          </table:table-cell>
          <table:table-cell table:style-name="Tabla14.C7" office:value-type="string">
            <text:p text:style-name="P27">8 attachments/minute</text:p>
          </table:table-cell>
          <table:table-cell table:style-name="Tabla14.D7" office:value-type="string">
            <text:p text:style-name="P27">2,900,000 attachments</text:p>
          </table:table-cell>
          <table:table-cell table:style-name="Tabla14.E7" office:value-type="string">
            <text:p text:style-name="P27">8,100 attachments/minute</text:p>
          </table:table-cell>
        </table:table-row>
        <table:table-row table:style-name="Tabla14.1">
          <table:table-cell table:style-name="Tabla14.A8" office:value-type="string">
            <text:p text:style-name="P27">Attachment Data Sent</text:p>
          </table:table-cell>
          <table:table-cell table:style-name="Tabla14.B8" office:value-type="string">
            <text:p text:style-name="P27">100 MB</text:p>
          </table:table-cell>
          <table:table-cell table:style-name="Tabla14.C8" office:value-type="string">
            <text:p text:style-name="P27">10 MB/minute</text:p>
          </table:table-cell>
          <table:table-cell table:style-name="Tabla14.D8" office:value-type="string">
            <text:p text:style-name="P27">100 GB</text:p>
          </table:table-cell>
          <table:table-cell table:style-name="Tabla14.E8" office:value-type="string">
            <text:p text:style-name="P27">300 MB/minute</text:p>
          </table:table-cell>
        </table:table-row>
      </table:table>
      <text:h text:style-name="P22" text:outline-level="4"/>
      <text:h text:style-name="P21" text:outline-level="4"><text:bookmark text:name="up_mail_quota"/>Increasing your daily mail quota</text:h>
      <text:p text:style-name="P17"><text:span text:style-name="T1">When you enable billing, the email quota remains at 100 messages per day. You must explicitly request a higher mail quota. Go to the </text:span><text:span text:style-name="Strong_20_Emphasis"><text:span text:style-name="T1">Quota Details</text:span></text:span><text:span text:style-name="T1"> page of the Admin Console and scroll to the </text:span><text:span text:style-name="Strong_20_Emphasis"><text:span text:style-name="T1">Mail</text:span></text:span><text:span text:style-name="T1"> section. There you'll find a link to submit a request for additional email quota. After you submit the request you can monitor its status by visiting the same link again. This will display a page that shows the status of the request: whether the request has been granted, is under review, or has been denied. If the request is granted it may be several minutes before the new quota of 20,000 messages per day takes effect. If the request is denied you cannot make another request to increase mail quota until some time has passed.</text:span></text:p>
      <text:p text:style-name="P10"><text:span text:style-name="T1">If your app will need to send more than 20,000 messages per day, consider signing up for a </text:span><text:a xlink:type="simple" xlink:href="https://cloud.google.com/appengine/docs/premier/"><text:span text:style-name="T6">premier account</text:span></text:a><text:span text:style-name="T1">.</text:span></text:p>
      <text:h text:style-name="P19" text:outline-level="3"><text:bookmark-start text:name="__RefHeading__88172_1631246758"/><text:bookmark text:name="Requests"/>Requests<text:bookmark-end text:name="__RefHeading__88172_1631246758"/></text:h>
      <text:p text:style-name="P30">Outgoing Bandwidth (billable)</text:p>
      <text:p text:style-name="P35">The amount of data sent by the application in response to requests.</text:p>
      <text:p text:style-name="P35">This includes:</text:p>
      <text:list xml:id="list320490302789376033" text:style-name="L10">
        <text:list-item>
          <text:p text:style-name="P53">data served in response to both secure requests and non-secure requests by application servers, static file servers, or the Blobstore</text:p>
        </text:list-item>
        <text:list-item>
          <text:p text:style-name="P53">data sent in email messages</text:p>
        </text:list-item>
        <text:list-item>
          <text:p text:style-name="P53">data sent over XMPP or the Channel API</text:p>
        </text:list-item>
        <text:list-item>
          <text:p text:style-name="P53">data in outgoing HTTP requests sent by the URL fetch service.</text:p>
        </text:list-item>
      </text:list>
      <text:p text:style-name="P30">Incoming Bandwidth</text:p>
      <text:p text:style-name="P35">The amount of data received by the application from requests. Each incoming HTTP request can be no larger than 32MB.</text:p>
      <text:p text:style-name="P35">This includes:</text:p>
      <text:list xml:id="list419864067208417631" text:style-name="L11">
        <text:list-item>
          <text:p text:style-name="P54">data received by the application in secure requests and non-secure requests</text:p>
        </text:list-item>
        <text:list-item>
          <text:p text:style-name="P54">uploads to the Blobstore</text:p>
        </text:list-item>
        <text:list-item>
          <text:p text:style-name="P54"><text:soft-page-break/>data received in response to HTTP requests by the URL fetch service</text:p>
        </text:list-item>
      </text:list>
      <text:p text:style-name="P29">Secure Outgoing Bandwidth</text:p>
      <text:p text:style-name="P33">The amount of data sent by the application over a secure connection in response to requests. Secure outgoing bandwidth also counts toward the Outgoing Bandwidth quota.</text:p>
      <text:p text:style-name="P29">Secure Incoming Bandwidth</text:p>
      <text:p text:style-name="P31">The amount of data received by the application over a secure connection from requests. Secure incoming bandwidth also counts toward the Incoming Bandwidth quota.</text:p>
      <table:table table:name="Tabla15" table:style-name="Tabla15">
        <table:table-column table:style-name="Tabla15.A"/>
        <table:table-column table:style-name="Tabla15.B" table:number-columns-repeated="4"/>
        <table:table-row table:style-name="Tabla15.1">
          <table:table-cell table:style-name="Tabla15.A1" table:number-rows-spanned="2" office:value-type="string">
            <text:p text:style-name="P28">Resource</text:p>
          </table:table-cell>
          <table:table-cell table:style-name="Tabla15.A1" table:number-columns-spanned="2" office:value-type="string">
            <text:p text:style-name="P28">Free Default Limit</text:p>
          </table:table-cell>
          <table:covered-table-cell/>
          <table:table-cell table:style-name="Tabla15.A1" table:number-columns-spanned="2" office:value-type="string">
            <text:p text:style-name="P28">Billing Enabled Default Limit</text:p>
          </table:table-cell>
          <table:covered-table-cell/>
        </table:table-row>
        <table:table-row table:style-name="Tabla15.1">
          <table:covered-table-cell/>
          <table:table-cell table:style-name="Tabla15.A1" office:value-type="string">
            <text:p text:style-name="P28">Daily Limit</text:p>
          </table:table-cell>
          <table:table-cell table:style-name="Tabla15.A1" office:value-type="string">
            <text:p text:style-name="P28">Maximum Rate</text:p>
          </table:table-cell>
          <table:table-cell table:style-name="Tabla15.A1" office:value-type="string">
            <text:p text:style-name="P28">Daily Limit</text:p>
          </table:table-cell>
          <table:table-cell table:style-name="Tabla15.A1" office:value-type="string">
            <text:p text:style-name="P28">Maximum Rate</text:p>
          </table:table-cell>
        </table:table-row>
        <table:table-row table:style-name="Tabla15.1">
          <table:table-cell table:style-name="Tabla15.A3" office:value-type="string">
            <text:p text:style-name="P27">Outgoing Bandwidth (<text:a xlink:type="simple" xlink:href="https://cloud.google.com/appengine/docs/quotas#Billable_Resource_Quotas"><text:span text:style-name="T9">billable</text:span></text:a>, includes HTTPS)</text:p>
          </table:table-cell>
          <table:table-cell table:style-name="Tabla15.B3" office:value-type="string">
            <text:p text:style-name="P27">1 GB</text:p>
          </table:table-cell>
          <table:table-cell table:style-name="Tabla15.C3" office:value-type="string">
            <text:p text:style-name="P27">56 MB/minute</text:p>
          </table:table-cell>
          <table:table-cell table:style-name="Tabla15.D3" office:value-type="string">
            <text:p text:style-name="P27">1 GB free; 14,400 GB maximum</text:p>
          </table:table-cell>
          <table:table-cell table:style-name="Tabla15.E3" office:value-type="string">
            <text:p text:style-name="P27">10 GB/minute</text:p>
          </table:table-cell>
        </table:table-row>
        <table:table-row table:style-name="Tabla15.1">
          <table:table-cell table:style-name="Tabla15.A4" office:value-type="string">
            <text:p text:style-name="P27">Incoming Bandwidth (includes HTTPS)</text:p>
          </table:table-cell>
          <table:table-cell table:style-name="Tabla15.B4" office:value-type="string">
            <text:p text:style-name="P27">1 GB; 14,400 GB maximum</text:p>
          </table:table-cell>
          <table:table-cell table:style-name="Tabla15.C4" office:value-type="string">
            <text:p text:style-name="P27">56 MB/minute</text:p>
          </table:table-cell>
          <table:table-cell table:style-name="Tabla15.D4" office:value-type="string">
            <text:p text:style-name="P27">None</text:p>
          </table:table-cell>
          <table:table-cell table:style-name="Tabla15.E4" office:value-type="string">
            <text:p text:style-name="P27">None</text:p>
          </table:table-cell>
        </table:table-row>
      </table:table>
      <text:h text:style-name="P19" text:outline-level="3"><text:bookmark-start text:name="__RefHeading__88174_1631246758"/><text:bookmark text:name="search1"/>Search<text:bookmark-end text:name="__RefHeading__88174_1631246758"/></text:h>
      <text:p text:style-name="P17"><text:span text:style-name="T1">Free quotas for Search are listed in the table below. Refer to the </text:span><text:a xlink:type="simple" xlink:href="https://cloud.google.com/appengine/docs/java/search/#Java_Search_API_quotas"><text:span text:style-name="T6">Java</text:span></text:a><text:span text:style-name="T1">, </text:span><text:a xlink:type="simple" xlink:href="https://cloud.google.com/appengine/docs/python/search/#Python_Search_API_quotas"><text:span text:style-name="T6">Python</text:span></text:a><text:span text:style-name="T1">, and </text:span><text:a xlink:type="simple" xlink:href="https://cloud.google.com/appengine/docs/go/search/#Go_Search_API_quotas"><text:span text:style-name="T6">Go</text:span></text:a><text:span text:style-name="T1"> documentation for a detailed description of each type of Search call.</text:span></text:p>
      <text:p text:style-name="P10"><text:span text:style-name="T1">Once billing is turned on, Search API resources are charged according to the rates on the </text:span><text:a xlink:type="simple" xlink:href="https://cloud.google.com/appengine/docs/pricing#search_pricing"><text:span text:style-name="T6">pricing schedule</text:span></text:a><text:span text:style-name="T1">.</text:span></text:p>
      <table:table table:name="Tabla16" table:style-name="Tabla16">
        <table:table-column table:style-name="Tabla16.A"/>
        <table:table-column table:style-name="Tabla16.B"/>
        <table:table-row table:style-name="Tabla16.1">
          <table:table-cell table:style-name="Tabla16.A1" office:value-type="string">
            <text:p text:style-name="P28">Resource or API Call</text:p>
          </table:table-cell>
          <table:table-cell table:style-name="Tabla16.A1" office:value-type="string">
            <text:p text:style-name="P28">Free Quota</text:p>
          </table:table-cell>
        </table:table-row>
        <table:table-row table:style-name="Tabla16.1">
          <table:table-cell table:style-name="Tabla16.A2" office:value-type="string">
            <text:p text:style-name="P27">Total Storage (Documents and Indexes)</text:p>
          </table:table-cell>
          <table:table-cell table:style-name="Tabla16.B2" office:value-type="string">
            <text:p text:style-name="P27">0.25 GB</text:p>
          </table:table-cell>
        </table:table-row>
        <table:table-row table:style-name="Tabla16.1">
          <table:table-cell table:style-name="Tabla16.A3" office:value-type="string">
            <text:p text:style-name="P27">Simple Queries</text:p>
          </table:table-cell>
          <table:table-cell table:style-name="Tabla16.B3" office:value-type="string">
            <text:p text:style-name="P27">1000 queries per day</text:p>
          </table:table-cell>
        </table:table-row>
        <table:table-row table:style-name="Tabla16.1">
          <table:table-cell table:style-name="Tabla16.A4" office:value-type="string">
            <text:p text:style-name="P27">Complex Queries</text:p>
          </table:table-cell>
          <table:table-cell table:style-name="Tabla16.B4" office:value-type="string">
            <text:p text:style-name="P27">100 queries per day</text:p>
          </table:table-cell>
        </table:table-row>
        <table:table-row table:style-name="Tabla16.1">
          <table:table-cell table:style-name="Tabla16.A5" office:value-type="string">
            <text:p text:style-name="P27">Adding documents to Indexes</text:p>
          </table:table-cell>
          <table:table-cell table:style-name="Tabla16.B5" office:value-type="string">
            <text:p text:style-name="P27">0.01 GB per day</text:p>
          </table:table-cell>
        </table:table-row>
        <table:table-row table:style-name="Tabla16.1">
          <table:table-cell table:style-name="Tabla16.A6" office:value-type="string">
            <text:p text:style-name="P27">Other API Calls (billed as operations)</text:p>
          </table:table-cell>
          <table:table-cell table:style-name="Tabla16.B6" office:value-type="string">
            <text:p text:style-name="P27">1000 operations per day</text:p>
          </table:table-cell>
        </table:table-row>
      </table:table>
      <text:p text:style-name="P7"><text:soft-page-break/>The application console quota section displays a raw count of API requests. Note that when indexing multiple documents in a single call, the call count is increased by the number of documents.</text:p>
      <text:p text:style-name="P7">The Search API imposes these throughput limits to ensure the reliability of the service:</text:p>
      <text:list xml:id="list1241587044360800585" text:style-name="L12">
        <text:list-item>
          <text:p text:style-name="P51">100 minutes of search execution time per minute</text:p>
        </text:list-item>
        <text:list-item>
          <text:p text:style-name="P51">15,000 Documents added/deleted per minute</text:p>
        </text:list-item>
      </text:list>
      <text:p text:style-name="P4">In addition, there is a limit of 10GB storage per index. When an app tries to exceed this amount, an insufficient quota error is returned.</text:p>
      <text:p text:style-name="P13"><text:span text:style-name="T2">Note:</text:span><text:span text:style-name="T1"> Although these limits are enforced by the minute, the Admin Console displays the daily totals for each. Customers with </text:span><text:a xlink:type="simple" xlink:href="https://cloud.google.com/support/packages"><text:span text:style-name="T6">Silver, Gold, or Platinum support</text:span></text:a><text:span text:style-name="T1"> can request higher throughput limits by contacting their support representative.</text:span></text:p>
      <text:h text:style-name="P19" text:outline-level="3"><text:bookmark-start text:name="__RefHeading__88176_1631246758"/><text:bookmark text:name="Sockets"/>Sockets<text:bookmark-end text:name="__RefHeading__88176_1631246758"/></text:h>
      <text:p text:style-name="P29">Daily Data and Per-Minute (Burst) Data Limits</text:p>
      <text:p text:style-name="P31">Applications using sockets are rate limited on a per minute and a per day basis. Per minute limits are set to handle burst behavior from applications.</text:p>
      <table:table table:name="Tabla17" table:style-name="Tabla17">
        <table:table-column table:style-name="Tabla17.A"/>
        <table:table-column table:style-name="Tabla17.B" table:number-columns-repeated="2"/>
        <table:table-row table:style-name="Tabla17.1">
          <table:table-cell table:style-name="Tabla17.A1" office:value-type="string">
            <text:p text:style-name="P28">Resource</text:p>
          </table:table-cell>
          <table:table-cell table:style-name="Tabla17.A1" office:value-type="string">
            <text:p text:style-name="P28">Per Day Limits</text:p>
          </table:table-cell>
          <table:table-cell table:style-name="Tabla17.A1" office:value-type="string">
            <text:p text:style-name="P28">Per Minute (Burst) Limits</text:p>
          </table:table-cell>
        </table:table-row>
        <table:table-row table:style-name="Tabla17.1">
          <table:table-cell table:style-name="Tabla17.A2" office:value-type="string">
            <text:p text:style-name="P27">Socket Bind Count</text:p>
          </table:table-cell>
          <table:table-cell table:style-name="Tabla17.B2" office:value-type="string">
            <text:p text:style-name="P27">864,000</text:p>
          </table:table-cell>
          <table:table-cell table:style-name="Tabla17.C2" office:value-type="string">
            <text:p text:style-name="P27">4,800</text:p>
          </table:table-cell>
        </table:table-row>
        <table:table-row table:style-name="Tabla17.1">
          <table:table-cell table:style-name="Tabla17.A3" office:value-type="string">
            <text:p text:style-name="P27">Socket Create Count</text:p>
          </table:table-cell>
          <table:table-cell table:style-name="Tabla17.B3" office:value-type="string">
            <text:p text:style-name="P27">864,000</text:p>
          </table:table-cell>
          <table:table-cell table:style-name="Tabla17.C3" office:value-type="string">
            <text:p text:style-name="P27">4,800</text:p>
          </table:table-cell>
        </table:table-row>
        <table:table-row table:style-name="Tabla17.1">
          <table:table-cell table:style-name="Tabla17.A4" office:value-type="string">
            <text:p text:style-name="P27">Socket Connect Count</text:p>
          </table:table-cell>
          <table:table-cell table:style-name="Tabla17.B4" office:value-type="string">
            <text:p text:style-name="P27">864,000</text:p>
          </table:table-cell>
          <table:table-cell table:style-name="Tabla17.C4" office:value-type="string">
            <text:p text:style-name="P27">4,800</text:p>
          </table:table-cell>
        </table:table-row>
        <table:table-row table:style-name="Tabla17.1">
          <table:table-cell table:style-name="Tabla17.A5" office:value-type="string">
            <text:p text:style-name="P27">Socket Send Count</text:p>
          </table:table-cell>
          <table:table-cell table:style-name="Tabla17.B5" office:value-type="string">
            <text:p text:style-name="P27">663,552,000</text:p>
          </table:table-cell>
          <table:table-cell table:style-name="Tabla17.C5" office:value-type="string">
            <text:p text:style-name="P27">3,686,400</text:p>
          </table:table-cell>
        </table:table-row>
        <table:table-row table:style-name="Tabla17.1">
          <table:table-cell table:style-name="Tabla17.A6" office:value-type="string">
            <text:p text:style-name="P27">Socket Receive Count</text:p>
          </table:table-cell>
          <table:table-cell table:style-name="Tabla17.B6" office:value-type="string">
            <text:p text:style-name="P27">663,552,000</text:p>
          </table:table-cell>
          <table:table-cell table:style-name="Tabla17.C6" office:value-type="string">
            <text:p text:style-name="P27">3,686,400</text:p>
          </table:table-cell>
        </table:table-row>
        <table:table-row table:style-name="Tabla17.1">
          <table:table-cell table:style-name="Tabla17.A7" office:value-type="string">
            <text:p text:style-name="P27">Socket Bytes Received</text:p>
          </table:table-cell>
          <table:table-cell table:style-name="Tabla17.B7" office:value-type="string">
            <text:p text:style-name="P27">20 GB</text:p>
          </table:table-cell>
          <table:table-cell table:style-name="Tabla17.C7" office:value-type="string">
            <text:p text:style-name="P27">113 MB</text:p>
          </table:table-cell>
        </table:table-row>
        <table:table-row table:style-name="Tabla17.1">
          <table:table-cell table:style-name="Tabla17.A8" office:value-type="string">
            <text:p text:style-name="P27">Socket Bytes Sent</text:p>
          </table:table-cell>
          <table:table-cell table:style-name="Tabla17.B8" office:value-type="string">
            <text:p text:style-name="P27">20 GB</text:p>
          </table:table-cell>
          <table:table-cell table:style-name="Tabla17.C8" office:value-type="string">
            <text:p text:style-name="P27">113 MB</text:p>
          </table:table-cell>
        </table:table-row>
      </table:table>
      <text:h text:style-name="P19" text:outline-level="3"><text:bookmark-start text:name="__RefHeading__88178_1631246758"/><text:bookmark text:name="Task_Queue"/>Task queue<text:bookmark-end text:name="__RefHeading__88178_1631246758"/></text:h>
      <text:p text:style-name="P29">Task Queue API Calls</text:p>
      <text:p text:style-name="P33">The total number of times the application accessed the task queue service to enqueue a task.</text:p>
      <text:p text:style-name="P29">Task Queue Stored Task Count</text:p>
      <text:p text:style-name="P33">The total number of tasks the application has enqueued that are not yet executed.</text:p>
      <text:p text:style-name="P29">Task Queue Stored Task Bytes</text:p>
      <text:p text:style-name="P31"><text:soft-page-break/>The bytes consumed by tasks the application has enqueued that are not yet executed. This quota is counted as part of Stored Data (billable).</text:p>
      <text:p text:style-name="P13"><text:span text:style-name="T2">Tip:</text:span><text:span text:style-name="T1"> You can configure the Stored Task Bytes Limit by adjusting your queue configuration. See the </text:span><text:a xlink:type="simple" xlink:href="https://cloud.google.com/appengine/docs/python/config/queue#Python_Setting_the_storage_limit_for_all_queues"><text:span text:style-name="T6">Python</text:span></text:a><text:span text:style-name="T1">,</text:span><text:a xlink:type="simple" xlink:href="https://cloud.google.com/appengine/docs/java/config/queue#Setting_the_Storage_Limit_for_All_Queues"><text:span text:style-name="T6">Java</text:span></text:a><text:span text:style-name="T1">, or </text:span><text:a xlink:type="simple" xlink:href="https://cloud.google.com/appengine/docs/go/config/queue#Go_Setting_the_storage_limit_for_all_queues"><text:span text:style-name="T6">Go</text:span></text:a><text:span text:style-name="T1"> documentation for more details.</text:span></text:p>
      <text:p text:style-name="P7">These limits apply to all task queues:</text:p>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table:number-rows-spanned="2" office:value-type="string">
            <text:p text:style-name="P28">Resource</text:p>
          </table:table-cell>
          <table:table-cell table:style-name="Tabla18.A1" table:number-columns-spanned="2" office:value-type="string">
            <text:p text:style-name="P28">Free Default Limit</text:p>
          </table:table-cell>
          <table:covered-table-cell/>
          <table:table-cell table:style-name="Tabla18.A1" table:number-columns-spanned="2" office:value-type="string">
            <text:p text:style-name="P28">Billing Enabled Default Limit</text:p>
          </table:table-cell>
          <table:covered-table-cell/>
        </table:table-row>
        <table:table-row table:style-name="Tabla18.1">
          <table:covered-table-cell/>
          <table:table-cell table:style-name="Tabla18.A1" office:value-type="string">
            <text:p text:style-name="P28">Daily Limit</text:p>
          </table:table-cell>
          <table:table-cell table:style-name="Tabla18.A1" office:value-type="string">
            <text:p text:style-name="P28">Maximum Rate</text:p>
          </table:table-cell>
          <table:table-cell table:style-name="Tabla18.A1" office:value-type="string">
            <text:p text:style-name="P28">Daily Limit</text:p>
          </table:table-cell>
          <table:table-cell table:style-name="Tabla18.A1" office:value-type="string">
            <text:p text:style-name="P28">Maximum Rate</text:p>
          </table:table-cell>
        </table:table-row>
        <table:table-row table:style-name="Tabla18.1">
          <table:table-cell table:style-name="Tabla18.A3" office:value-type="string">
            <text:p text:style-name="P27">Task Queue API Calls</text:p>
          </table:table-cell>
          <table:table-cell table:style-name="Tabla18.B3" office:value-type="string">
            <text:p text:style-name="P27">100,000</text:p>
          </table:table-cell>
          <table:table-cell table:style-name="Tabla18.C3" office:value-type="string">
            <text:p text:style-name="P26">n/a</text:p>
          </table:table-cell>
          <table:table-cell table:style-name="Tabla18.D3" office:value-type="string">
            <text:p text:style-name="P27">1,000,000,000</text:p>
          </table:table-cell>
          <table:table-cell table:style-name="Tabla18.E3" office:value-type="string">
            <text:p text:style-name="P26">n/a</text:p>
          </table:table-cell>
        </table:table-row>
      </table:table>
      <table:table table:name="Tabla19" table:style-name="Tabla19">
        <table:table-column table:style-name="Tabla19.A"/>
        <table:table-column table:style-name="Tabla19.B" table:number-columns-repeated="2"/>
        <table:table-row table:style-name="Tabla19.1">
          <table:table-cell table:style-name="Tabla19.A1" office:value-type="string">
            <text:p text:style-name="P28">Resource</text:p>
          </table:table-cell>
          <table:table-cell table:style-name="Tabla19.A1" office:value-type="string">
            <text:p text:style-name="P28">Free Default Limit</text:p>
          </table:table-cell>
          <table:table-cell table:style-name="Tabla19.A1" office:value-type="string">
            <text:p text:style-name="P28">Billing Enabled Default Limit</text:p>
          </table:table-cell>
        </table:table-row>
        <table:table-row table:style-name="Tabla19.1">
          <table:table-cell table:style-name="Tabla19.A2" office:value-type="string">
            <text:p text:style-name="P27">Task Queue Stored Task Count</text:p>
          </table:table-cell>
          <table:table-cell table:style-name="Tabla19.B2" office:value-type="string">
            <text:p text:style-name="P27">1,000,000</text:p>
          </table:table-cell>
          <table:table-cell table:style-name="Tabla19.C2" office:value-type="string">
            <text:p text:style-name="P27">10,000,000,000</text:p>
          </table:table-cell>
        </table:table-row>
        <table:table-row table:style-name="Tabla19.1">
          <table:table-cell table:style-name="Tabla19.A3" office:value-type="string">
            <text:p text:style-name="P27">Task Queue Stored Task Bytes</text:p>
          </table:table-cell>
          <table:table-cell table:style-name="Tabla19.B3" office:value-type="string">
            <text:p text:style-name="P27">500 MB. Configurable up to 1 GB.</text:p>
          </table:table-cell>
          <table:table-cell table:style-name="Tabla19.C3" office:value-type="string">
            <text:p text:style-name="P27">None. Configurable up to the <text:span text:style-name="T12">Stored Data (billable).</text:span></text:p>
          </table:table-cell>
        </table:table-row>
      </table:table>
      <text:p text:style-name="P7">The following limits apply to task queues according to their type:</text:p>
      <table:table table:name="Tabla20" table:style-name="Tabla20">
        <table:table-column table:style-name="Tabla20.A"/>
        <table:table-column table:style-name="Tabla20.B"/>
        <table:table-header-rows>
          <table:table-row table:style-name="Tabla20.1">
            <table:table-cell table:style-name="Tabla20.A1" table:number-columns-spanned="2" office:value-type="string">
              <text:p text:style-name="P28">Push Queue Limits</text:p>
            </table:table-cell>
            <table:covered-table-cell/>
          </table:table-row>
        </table:table-header-rows>
        <table:table-row table:style-name="Tabla20.2">
          <table:table-cell table:style-name="Tabla20.A2" office:value-type="string">
            <text:p text:style-name="P27">Maximum task size</text:p>
          </table:table-cell>
          <table:table-cell table:style-name="Tabla20.B2" office:value-type="string">
            <text:p text:style-name="P27">100KB</text:p>
          </table:table-cell>
        </table:table-row>
        <table:table-row table:style-name="Tabla20.2">
          <table:table-cell table:style-name="Tabla20.A3" office:value-type="string">
            <text:p text:style-name="P27">Maximum number of active queues (not including the default queue)</text:p>
          </table:table-cell>
          <table:table-cell table:style-name="Tabla20.B3" office:value-type="string">
            <text:p text:style-name="P27">Free apps: 10 queues, Billed apps: 100 queues</text:p>
          </table:table-cell>
        </table:table-row>
        <table:table-row table:style-name="Tabla20.2">
          <table:table-cell table:style-name="Tabla20.A4" office:value-type="string">
            <text:p text:style-name="P27">Queue execution rate</text:p>
          </table:table-cell>
          <table:table-cell table:style-name="Tabla20.B4" office:value-type="string">
            <text:p text:style-name="P27">500 task invocations per second per queue</text:p>
          </table:table-cell>
        </table:table-row>
        <table:table-row table:style-name="Tabla20.2">
          <table:table-cell table:style-name="Tabla20.A5" office:value-type="string">
            <text:p text:style-name="P27">Maximum countdown/ETA for a task</text:p>
          </table:table-cell>
          <table:table-cell table:style-name="Tabla20.B5" office:value-type="string">
            <text:p text:style-name="P27">30 days from the current date and time</text:p>
          </table:table-cell>
        </table:table-row>
        <table:table-row table:style-name="Tabla20.2">
          <table:table-cell table:style-name="Tabla20.A6" office:value-type="string">
            <text:p text:style-name="P27">Maximum number of tasks that can be added in a batch</text:p>
          </table:table-cell>
          <table:table-cell table:style-name="Tabla20.B6" office:value-type="string">
            <text:p text:style-name="P27">100 tasks</text:p>
          </table:table-cell>
        </table:table-row>
        <table:table-row table:style-name="Tabla20.2">
          <table:table-cell table:style-name="Tabla20.A7" office:value-type="string">
            <text:p text:style-name="P27">Maximum number of tasks that can be added in a transaction</text:p>
          </table:table-cell>
          <table:table-cell table:style-name="Tabla20.B7" office:value-type="string">
            <text:p text:style-name="P27">5 tasks</text:p>
          </table:table-cell>
        </table:table-row>
      </table:table>
      <table:table table:name="Tabla21" table:style-name="Tabla21">
        <table:table-column table:style-name="Tabla21.A"/>
        <table:table-column table:style-name="Tabla21.B"/>
        <table:table-header-rows>
          <table:table-row table:style-name="Tabla21.1">
            <table:table-cell table:style-name="Tabla21.A1" table:number-columns-spanned="2" office:value-type="string">
              <text:p text:style-name="P28">Pull Queue Limits</text:p>
            </table:table-cell>
            <table:covered-table-cell/>
          </table:table-row>
        </table:table-header-rows>
        <table:table-row table:style-name="Tabla21.2">
          <table:table-cell table:style-name="Tabla21.A2" office:value-type="string">
            <text:p text:style-name="P27">Maximum task size</text:p>
          </table:table-cell>
          <table:table-cell table:style-name="Tabla21.B2" office:value-type="string">
            <text:p text:style-name="P27">1MB</text:p>
          </table:table-cell>
        </table:table-row>
        <table:table-row table:style-name="Tabla21.2">
          <table:table-cell table:style-name="Tabla21.A3" office:value-type="string">
            <text:p text:style-name="P27">Maximum number of active queues (not including the default queue)</text:p>
          </table:table-cell>
          <table:table-cell table:style-name="Tabla21.B3" office:value-type="string">
            <text:p text:style-name="P27">Free apps: 10 queues, Billed apps: 100 queues</text:p>
          </table:table-cell>
        </table:table-row>
        <table:table-row table:style-name="Tabla21.2">
          <table:table-cell table:style-name="Tabla21.A4" office:value-type="string">
            <text:p text:style-name="P27">Maximum countdown/ETA for a task</text:p>
          </table:table-cell>
          <table:table-cell table:style-name="Tabla21.B4" office:value-type="string">
            <text:p text:style-name="P27">30 days from the current date and <text:soft-page-break/>time</text:p>
          </table:table-cell>
        </table:table-row>
        <table:table-row table:style-name="Tabla21.2">
          <table:table-cell table:style-name="Tabla21.A5" office:value-type="string">
            <text:p text:style-name="P27">Maximum number of tasks that can be added in a batch</text:p>
          </table:table-cell>
          <table:table-cell table:style-name="Tabla21.B5" office:value-type="string">
            <text:p text:style-name="P27">100 tasks</text:p>
          </table:table-cell>
        </table:table-row>
        <table:table-row table:style-name="Tabla21.2">
          <table:table-cell table:style-name="Tabla21.A6" office:value-type="string">
            <text:p text:style-name="P27">Maximum number of tasks that can be added in a transaction</text:p>
          </table:table-cell>
          <table:table-cell table:style-name="Tabla21.B6" office:value-type="string">
            <text:p text:style-name="P27">5 tasks</text:p>
          </table:table-cell>
        </table:table-row>
        <table:table-row table:style-name="Tabla21.2">
          <table:table-cell table:style-name="Tabla21.A7" office:value-type="string">
            <text:p text:style-name="P27">Maximum number of tasks that you can lease in a single operation</text:p>
          </table:table-cell>
          <table:table-cell table:style-name="Tabla21.B7" office:value-type="string">
            <text:p text:style-name="P27">1000 tasks</text:p>
          </table:table-cell>
        </table:table-row>
        <table:table-row table:style-name="Tabla21.2">
          <table:table-cell table:style-name="Tabla21.A8" office:value-type="string">
            <text:p text:style-name="P27">Maximum payload size when leasing a batch of tasks</text:p>
          </table:table-cell>
          <table:table-cell table:style-name="Tabla21.B8" office:value-type="string">
            <text:p text:style-name="P27">32MB (1MB when using the REST API)</text:p>
          </table:table-cell>
        </table:table-row>
      </table:table>
      <text:p text:style-name="P14"><text:span text:style-name="T12">Note:</text:span> Pull queues are not available in PHP.</text:p>
      <text:h text:style-name="P19" text:outline-level="3"><text:bookmark-start text:name="__RefHeading__88180_1631246758"/><text:bookmark text:name="UrlFetch"/>URL fetch<text:bookmark-end text:name="__RefHeading__88180_1631246758"/></text:h>
      <text:p text:style-name="P29">URL Fetch API Calls</text:p>
      <text:p text:style-name="P33">The total number of times the application accessed the URL fetch service to perform an HTTP or HTTPS request.</text:p>
      <text:p text:style-name="P29">URL Fetch Data Sent</text:p>
      <text:p text:style-name="P33">The amount of data sent to the URL fetch service in requests. This also counts toward the Outgoing Bandwidth quota.</text:p>
      <text:p text:style-name="P29">URL Fetch Data Received</text:p>
      <text:p text:style-name="P31">The amount of data received from the URL fetch service in responses. This also counts toward the Incoming Bandwidth quota.</text:p>
      <table:table table:name="Tabla22" table:style-name="Tabla22">
        <table:table-column table:style-name="Tabla22.A"/>
        <table:table-column table:style-name="Tabla22.B" table:number-columns-repeated="4"/>
        <table:table-row table:style-name="Tabla22.1">
          <table:table-cell table:style-name="Tabla22.A1" table:number-rows-spanned="2" office:value-type="string">
            <text:p text:style-name="P28">Resource</text:p>
          </table:table-cell>
          <table:table-cell table:style-name="Tabla22.A1" table:number-columns-spanned="2" office:value-type="string">
            <text:p text:style-name="P28">Free Default Limit</text:p>
          </table:table-cell>
          <table:covered-table-cell/>
          <table:table-cell table:style-name="Tabla22.A1" table:number-columns-spanned="2" office:value-type="string">
            <text:p text:style-name="P28">Billing Enabled Default Limit</text:p>
          </table:table-cell>
          <table:covered-table-cell/>
        </table:table-row>
        <table:table-row table:style-name="Tabla22.1">
          <table:covered-table-cell/>
          <table:table-cell table:style-name="Tabla22.A1" office:value-type="string">
            <text:p text:style-name="P28">Daily Limit</text:p>
          </table:table-cell>
          <table:table-cell table:style-name="Tabla22.A1" office:value-type="string">
            <text:p text:style-name="P28">Maximum Rate</text:p>
          </table:table-cell>
          <table:table-cell table:style-name="Tabla22.A1" office:value-type="string">
            <text:p text:style-name="P28">Daily Limit</text:p>
          </table:table-cell>
          <table:table-cell table:style-name="Tabla22.A1" office:value-type="string">
            <text:p text:style-name="P28">Maximum Rate</text:p>
          </table:table-cell>
        </table:table-row>
        <table:table-row table:style-name="Tabla22.1">
          <table:table-cell table:style-name="Tabla22.A3" office:value-type="string">
            <text:p text:style-name="P27">UrlFetch API Calls</text:p>
          </table:table-cell>
          <table:table-cell table:style-name="Tabla22.B3" office:value-type="string">
            <text:p text:style-name="P27">657,000 calls</text:p>
          </table:table-cell>
          <table:table-cell table:style-name="Tabla22.C3" office:value-type="string">
            <text:p text:style-name="P27">3,000 calls/minute</text:p>
          </table:table-cell>
          <table:table-cell table:style-name="Tabla22.D3" office:value-type="string">
            <text:p text:style-name="P27">46,000,000 calls</text:p>
          </table:table-cell>
          <table:table-cell table:style-name="Tabla22.E3" office:value-type="string">
            <text:p text:style-name="P27">32,000 calls/minute</text:p>
          </table:table-cell>
        </table:table-row>
        <table:table-row table:style-name="Tabla22.1">
          <table:table-cell table:style-name="Tabla22.A4" office:value-type="string">
            <text:p text:style-name="P27">UrlFetch Data Sent</text:p>
          </table:table-cell>
          <table:table-cell table:style-name="Tabla22.B4" office:value-type="string">
            <text:p text:style-name="P27">4 GB</text:p>
          </table:table-cell>
          <table:table-cell table:style-name="Tabla22.C4" office:value-type="string">
            <text:p text:style-name="P27">22 MB/minute</text:p>
          </table:table-cell>
          <table:table-cell table:style-name="Tabla22.D4" office:value-type="string">
            <text:p text:style-name="P27">1 TB</text:p>
          </table:table-cell>
          <table:table-cell table:style-name="Tabla22.E4" office:value-type="string">
            <text:p text:style-name="P27">740 MB/minute</text:p>
          </table:table-cell>
        </table:table-row>
        <table:table-row table:style-name="Tabla22.1">
          <table:table-cell table:style-name="Tabla22.A5" office:value-type="string">
            <text:p text:style-name="P27">UrlFetch Data Received</text:p>
          </table:table-cell>
          <table:table-cell table:style-name="Tabla22.B5" office:value-type="string">
            <text:p text:style-name="P27">4 GB</text:p>
          </table:table-cell>
          <table:table-cell table:style-name="Tabla22.C5" office:value-type="string">
            <text:p text:style-name="P27">22 MB/minute</text:p>
          </table:table-cell>
          <table:table-cell table:style-name="Tabla22.D5" office:value-type="string">
            <text:p text:style-name="P27">1 TB</text:p>
          </table:table-cell>
          <table:table-cell table:style-name="Tabla22.E5" office:value-type="string">
            <text:p text:style-name="P27">740 MB/minute</text:p>
          </table:table-cell>
        </table:table-row>
      </table:table>
      <text:h text:style-name="P19" text:outline-level="3"><text:bookmark-start text:name="__RefHeading__88182_1631246758"/><text:bookmark text:name="XMPP"/>XMPP<text:bookmark-end text:name="__RefHeading__88182_1631246758"/></text:h>
      <text:p text:style-name="P29">XMPP API Calls</text:p>
      <text:p text:style-name="P33"><text:soft-page-break/>The total number of times the application accessed the XMPP service.</text:p>
      <text:p text:style-name="P29">XMPP Data Sent</text:p>
      <text:p text:style-name="P33">The amount of data sent via the XMPP service. This also counts toward the Outgoing Bandwidth quota.</text:p>
      <text:p text:style-name="P29">Recipients Messaged</text:p>
      <text:p text:style-name="P33">The total number of recipients to whom the application has sent XMPP messages.</text:p>
      <text:p text:style-name="P29">Invitations Sent</text:p>
      <text:p text:style-name="P33">The total number of chat invitations sent by the application.</text:p>
      <text:p text:style-name="P29">Stanzas Sent</text:p>
      <text:p text:style-name="P31">XMPP stanzas sent when the application sends a message, invitation, or presence information.</text:p>
      <table:table table:name="Tabla23" table:style-name="Tabla23">
        <table:table-column table:style-name="Tabla23.A"/>
        <table:table-column table:style-name="Tabla23.B" table:number-columns-repeated="4"/>
        <table:table-row table:style-name="Tabla23.1">
          <table:table-cell table:style-name="Tabla23.A1" table:number-rows-spanned="2" office:value-type="string">
            <text:p text:style-name="P28">Resource</text:p>
          </table:table-cell>
          <table:table-cell table:style-name="Tabla23.A1" table:number-columns-spanned="2" office:value-type="string">
            <text:p text:style-name="P28">Free Default Limit</text:p>
          </table:table-cell>
          <table:covered-table-cell/>
          <table:table-cell table:style-name="Tabla23.A1" table:number-columns-spanned="2" office:value-type="string">
            <text:p text:style-name="P28">Billing Enabled Default Limit</text:p>
          </table:table-cell>
          <table:covered-table-cell/>
        </table:table-row>
        <table:table-row table:style-name="Tabla23.1">
          <table:covered-table-cell/>
          <table:table-cell table:style-name="Tabla23.A1" office:value-type="string">
            <text:p text:style-name="P28">Daily Limit</text:p>
          </table:table-cell>
          <table:table-cell table:style-name="Tabla23.A1" office:value-type="string">
            <text:p text:style-name="P28">Maximum Rate</text:p>
          </table:table-cell>
          <table:table-cell table:style-name="Tabla23.A1" office:value-type="string">
            <text:p text:style-name="P28">Daily Limit</text:p>
          </table:table-cell>
          <table:table-cell table:style-name="Tabla23.A1" office:value-type="string">
            <text:p text:style-name="P28">Maximum Rate</text:p>
          </table:table-cell>
        </table:table-row>
        <table:table-row table:style-name="Tabla23.1">
          <table:table-cell table:style-name="Tabla23.A3" office:value-type="string">
            <text:p text:style-name="P27">XMPP API Calls</text:p>
          </table:table-cell>
          <table:table-cell table:style-name="Tabla23.B3" office:value-type="string">
            <text:p text:style-name="P27">46,000,000 calls</text:p>
          </table:table-cell>
          <table:table-cell table:style-name="Tabla23.C3" office:value-type="string">
            <text:p text:style-name="P27">257,280 calls/minute</text:p>
          </table:table-cell>
          <table:table-cell table:style-name="Tabla23.D3" office:value-type="string">
            <text:p text:style-name="P27">46,000,000 calls</text:p>
          </table:table-cell>
          <table:table-cell table:style-name="Tabla23.E3" office:value-type="string">
            <text:p text:style-name="P27">257,280 calls/minute</text:p>
          </table:table-cell>
        </table:table-row>
        <table:table-row table:style-name="Tabla23.1">
          <table:table-cell table:style-name="Tabla23.A4" office:value-type="string">
            <text:p text:style-name="P27">XMPP Data Sent</text:p>
          </table:table-cell>
          <table:table-cell table:style-name="Tabla23.B4" office:value-type="string">
            <text:p text:style-name="P27">1 GB</text:p>
          </table:table-cell>
          <table:table-cell table:style-name="Tabla23.C4" office:value-type="string">
            <text:p text:style-name="P27">5.81 GB/minute</text:p>
          </table:table-cell>
          <table:table-cell table:style-name="Tabla23.D4" office:value-type="string">
            <text:p text:style-name="P27">1,046 GB</text:p>
          </table:table-cell>
          <table:table-cell table:style-name="Tabla23.E4" office:value-type="string">
            <text:p text:style-name="P27">5.81 GB/minute</text:p>
          </table:table-cell>
        </table:table-row>
        <table:table-row table:style-name="Tabla23.1">
          <table:table-cell table:style-name="Tabla23.A5" office:value-type="string">
            <text:p text:style-name="P27">XMPP Recipients Messaged</text:p>
          </table:table-cell>
          <table:table-cell table:style-name="Tabla23.B5" office:value-type="string">
            <text:p text:style-name="P27">46,000,000 recipients</text:p>
          </table:table-cell>
          <table:table-cell table:style-name="Tabla23.C5" office:value-type="string">
            <text:p text:style-name="P27">257,280 recipients/minute</text:p>
          </table:table-cell>
          <table:table-cell table:style-name="Tabla23.D5" office:value-type="string">
            <text:p text:style-name="P27">46,000,000 recipients</text:p>
          </table:table-cell>
          <table:table-cell table:style-name="Tabla23.E5" office:value-type="string">
            <text:p text:style-name="P27">257,280 recipients/minute</text:p>
          </table:table-cell>
        </table:table-row>
        <table:table-row table:style-name="Tabla23.1">
          <table:table-cell table:style-name="Tabla23.A6" office:value-type="string">
            <text:p text:style-name="P27">XMPP Invitations Sent</text:p>
          </table:table-cell>
          <table:table-cell table:style-name="Tabla23.B6" office:value-type="string">
            <text:p text:style-name="P27">100,000 invitations</text:p>
          </table:table-cell>
          <table:table-cell table:style-name="Tabla23.C6" office:value-type="string">
            <text:p text:style-name="P27">2,000 invitations/minute</text:p>
          </table:table-cell>
          <table:table-cell table:style-name="Tabla23.D6" office:value-type="string">
            <text:p text:style-name="P27">100,000 invitations</text:p>
          </table:table-cell>
          <table:table-cell table:style-name="Tabla23.E6" office:value-type="string">
            <text:p text:style-name="P27">2,000 invitations/minute</text:p>
          </table:table-cell>
        </table:table-row>
        <table:table-row table:style-name="Tabla23.1">
          <table:table-cell table:style-name="Tabla23.A7" office:value-type="string">
            <text:p text:style-name="P27">XMPP Stanzas Sent</text:p>
          </table:table-cell>
          <table:table-cell table:style-name="Tabla23.B7" office:value-type="string">
            <text:p text:style-name="P27">10,000 stanzas</text:p>
          </table:table-cell>
          <table:table-cell table:style-name="Tabla23.C7" office:value-type="string">
            <text:p text:style-name="P27">n/a</text:p>
          </table:table-cell>
          <table:table-cell table:style-name="Tabla23.D7" office:value-type="string">
            <text:p text:style-name="P27">Based on your budget</text:p>
          </table:table-cell>
          <table:table-cell table:style-name="Tabla23.E7" office:value-type="string">
            <text:p text:style-name="P27">n/a</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24"><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27</text:page-number>/<text:page-count>27</text:page-count></text:p>
      </style:footer>
      <style:footer-first>
        <text:p text:style-name="MP1"><text:page-number text:select-page="current">1</text:page-number>/<text:page-count>27</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27:46.255478151</dc:date>
    <meta:editing-duration>PT21H52M5S</meta:editing-duration>
    <meta:editing-cycles>18</meta:editing-cycles>
    <meta:generator>LibreOffice/4.2.6.3$Linux_X86_64 LibreOffice_project/420m0$Build-3</meta:generator>
    <meta:document-statistic meta:table-count="22" meta:image-count="2" meta:object-count="0" meta:page-count="27" meta:paragraph-count="651" meta:word-count="6284" meta:character-count="38128" meta:non-whitespace-character-count="32434"/>
  </office:meta>
</office:document-meta>
</file>